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41.64pt"/>
    </style:style>
    <style:style style:name="co3" style:family="table-column">
      <style:table-column-properties fo:break-before="auto" style:column-width="31.4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 fo:border="0.06pt solid #000000"/>
    </style:style>
    <style:style style:name="ce2" style:family="table-cell" style:parent-style-name="Default">
      <style:table-cell-properties fo:border-bottom="none" fo:background-color="#e6e6e6" fo:border-left="none" fo:border-right="0.06pt solid #000000" fo:border-top="none"/>
    </style:style>
    <style:style style:name="ce3" style:family="table-cell" style:parent-style-name="Default">
      <style:table-cell-properties fo:border-bottom="0.06pt solid #000000" fo:background-color="#e6e6e6" fo:border-left="none" fo:border-right="none" fo:border-top="none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6" style:family="table-cell" style:parent-style-name="Default">
      <style:table-cell-properties fo:background-color="#ffffcc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number-columns-repeated="31" table:default-cell-style-name="Default"/>
        <table:table-row table:style-name="ro1" table:number-rows-repeated="2">
          <table:table-cell/>
          <table:table-cell table:style-name="Default"/>
          <table:table-cell table:number-columns-repeated="31"/>
        </table:table-row>
        <table:table-row table:style-name="ro1">
          <table:table-cell/>
          <table:table-cell table:style-name="ce1"/>
          <table:table-cell table:style-name="ce3" office:value-type="float" office:value="0" calcext:value-type="float">
            <text:p>0</text:p>
          </table:table-cell>
          <table:table-cell table:style-name="ce3" office:value-type="float" office:value="0.1" calcext:value-type="float">
            <text:p>0.1</text:p>
          </table:table-cell>
          <table:table-cell table:style-name="ce3" office:value-type="float" office:value="0.2" calcext:value-type="float">
            <text:p>0.2</text:p>
          </table:table-cell>
          <table:table-cell table:style-name="ce3" office:value-type="float" office:value="0.3" calcext:value-type="float">
            <text:p>0.3</text:p>
          </table:table-cell>
          <table:table-cell table:style-name="ce3" office:value-type="float" office:value="0.4" calcext:value-type="float">
            <text:p>0.4</text:p>
          </table:table-cell>
          <table:table-cell table:style-name="ce3" office:value-type="float" office:value="0.5" calcext:value-type="float">
            <text:p>0.5</text:p>
          </table:table-cell>
          <table:table-cell table:style-name="ce3" office:value-type="float" office:value="0.6" calcext:value-type="float">
            <text:p>0.6</text:p>
          </table:table-cell>
          <table:table-cell table:style-name="ce3" office:value-type="float" office:value="0.7" calcext:value-type="float">
            <text:p>0.7</text:p>
          </table:table-cell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0.9" calcext:value-type="float">
            <text:p>0.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.1" calcext:value-type="float">
            <text:p>1.1</text:p>
          </table:table-cell>
          <table:table-cell table:style-name="ce3" office:value-type="float" office:value="1.2" calcext:value-type="float">
            <text:p>1.2</text:p>
          </table:table-cell>
          <table:table-cell table:style-name="ce3" office:value-type="float" office:value="1.3" calcext:value-type="float">
            <text:p>1.3</text:p>
          </table:table-cell>
          <table:table-cell table:style-name="ce3" office:value-type="float" office:value="1.4" calcext:value-type="float">
            <text:p>1.4</text:p>
          </table:table-cell>
          <table:table-cell table:style-name="ce3" office:value-type="float" office:value="1.5" calcext:value-type="float">
            <text:p>1.5</text:p>
          </table:table-cell>
          <table:table-cell table:style-name="ce3" office:value-type="float" office:value="1.6" calcext:value-type="float">
            <text:p>1.6</text:p>
          </table:table-cell>
          <table:table-cell table:style-name="ce3" office:value-type="float" office:value="1.7" calcext:value-type="float">
            <text:p>1.7</text:p>
          </table:table-cell>
          <table:table-cell table:style-name="ce3" office:value-type="float" office:value="1.8" calcext:value-type="float">
            <text:p>1.8</text:p>
          </table:table-cell>
          <table:table-cell table:style-name="ce3" office:value-type="float" office:value="1.9" calcext:value-type="float">
            <text:p>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1" calcext:value-type="float">
            <text:p>2.1</text:p>
          </table:table-cell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2.3" calcext:value-type="float">
            <text:p>2.3</text:p>
          </table:table-cell>
          <table:table-cell table:style-name="ce3" office:value-type="float" office:value="2.4" calcext:value-type="float">
            <text:p>2.4</text:p>
          </table:table-cell>
          <table:table-cell table:style-name="ce3" office:value-type="float" office:value="2.5" calcext:value-type="float">
            <text:p>2.5</text:p>
          </table:table-cell>
          <table:table-cell table:style-name="ce3" office:value-type="float" office:value="2.6" calcext:value-type="float">
            <text:p>2.6</text:p>
          </table:table-cell>
          <table:table-cell table:style-name="ce3" office:value-type="float" office:value="2.7" calcext:value-type="float">
            <text:p>2.7</text:p>
          </table:table-cell>
          <table:table-cell table:style-name="ce3" office:value-type="float" office:value="2.8" calcext:value-type="float">
            <text:p>2.8</text:p>
          </table:table-cell>
          <table:table-cell table:style-name="ce3" office:value-type="float" office:value="2.9" calcext:value-type="float">
            <text:p>2.9</text:p>
          </table:table-cell>
          <table:table-cell table:style-name="ce3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QRT( [.$B4]^2 + [.C$3]^2)" office:value-type="float" office:value="0" calcext:value-type="float">
            <text:p>0</text:p>
          </table:table-cell>
          <table:table-cell table:formula="of:=SQRT( [.$B4]^2 + [.D$3]^2)" office:value-type="float" office:value="0.1" calcext:value-type="float">
            <text:p>0.1</text:p>
          </table:table-cell>
          <table:table-cell table:formula="of:=SQRT( [.$B4]^2 + [.E$3]^2)" office:value-type="float" office:value="0.2" calcext:value-type="float">
            <text:p>0.2</text:p>
          </table:table-cell>
          <table:table-cell table:formula="of:=SQRT( [.$B4]^2 + [.F$3]^2)" office:value-type="float" office:value="0.3" calcext:value-type="float">
            <text:p>0.3</text:p>
          </table:table-cell>
          <table:table-cell table:formula="of:=SQRT( [.$B4]^2 + [.G$3]^2)" office:value-type="float" office:value="0.4" calcext:value-type="float">
            <text:p>0.4</text:p>
          </table:table-cell>
          <table:table-cell table:formula="of:=SQRT( [.$B4]^2 + [.H$3]^2)" office:value-type="float" office:value="0.5" calcext:value-type="float">
            <text:p>0.5</text:p>
          </table:table-cell>
          <table:table-cell table:formula="of:=SQRT( [.$B4]^2 + [.I$3]^2)" office:value-type="float" office:value="0.6" calcext:value-type="float">
            <text:p>0.6</text:p>
          </table:table-cell>
          <table:table-cell table:formula="of:=SQRT( [.$B4]^2 + [.J$3]^2)" office:value-type="float" office:value="0.7" calcext:value-type="float">
            <text:p>0.7</text:p>
          </table:table-cell>
          <table:table-cell table:formula="of:=SQRT( [.$B4]^2 + [.K$3]^2)" office:value-type="float" office:value="0.8" calcext:value-type="float">
            <text:p>0.8</text:p>
          </table:table-cell>
          <table:table-cell table:formula="of:=SQRT( [.$B4]^2 + [.L$3]^2)" office:value-type="float" office:value="0.9" calcext:value-type="float">
            <text:p>0.9</text:p>
          </table:table-cell>
          <table:table-cell table:formula="of:=SQRT( [.$B4]^2 + [.M$3]^2)" office:value-type="float" office:value="1" calcext:value-type="float">
            <text:p>1</text:p>
          </table:table-cell>
          <table:table-cell table:formula="of:=SQRT( [.$B4]^2 + [.N$3]^2)" office:value-type="float" office:value="1.1" calcext:value-type="float">
            <text:p>1.1</text:p>
          </table:table-cell>
          <table:table-cell table:formula="of:=SQRT( [.$B4]^2 + [.O$3]^2)" office:value-type="float" office:value="1.2" calcext:value-type="float">
            <text:p>1.2</text:p>
          </table:table-cell>
          <table:table-cell table:formula="of:=SQRT( [.$B4]^2 + [.P$3]^2)" office:value-type="float" office:value="1.3" calcext:value-type="float">
            <text:p>1.3</text:p>
          </table:table-cell>
          <table:table-cell table:formula="of:=SQRT( [.$B4]^2 + [.Q$3]^2)" office:value-type="float" office:value="1.4" calcext:value-type="float">
            <text:p>1.4</text:p>
          </table:table-cell>
          <table:table-cell table:formula="of:=SQRT( [.$B4]^2 + [.R$3]^2)" office:value-type="float" office:value="1.5" calcext:value-type="float">
            <text:p>1.5</text:p>
          </table:table-cell>
          <table:table-cell table:formula="of:=SQRT( [.$B4]^2 + [.S$3]^2)" office:value-type="float" office:value="1.6" calcext:value-type="float">
            <text:p>1.6</text:p>
          </table:table-cell>
          <table:table-cell table:formula="of:=SQRT( [.$B4]^2 + [.T$3]^2)" office:value-type="float" office:value="1.7" calcext:value-type="float">
            <text:p>1.7</text:p>
          </table:table-cell>
          <table:table-cell table:formula="of:=SQRT( [.$B4]^2 + [.U$3]^2)" office:value-type="float" office:value="1.8" calcext:value-type="float">
            <text:p>1.8</text:p>
          </table:table-cell>
          <table:table-cell table:formula="of:=SQRT( [.$B4]^2 + [.V$3]^2)" office:value-type="float" office:value="1.9" calcext:value-type="float">
            <text:p>1.9</text:p>
          </table:table-cell>
          <table:table-cell table:formula="of:=SQRT( [.$B4]^2 + [.W$3]^2)" office:value-type="float" office:value="2" calcext:value-type="float">
            <text:p>2</text:p>
          </table:table-cell>
          <table:table-cell table:formula="of:=SQRT( [.$B4]^2 + [.X$3]^2)" office:value-type="float" office:value="2.1" calcext:value-type="float">
            <text:p>2.1</text:p>
          </table:table-cell>
          <table:table-cell table:formula="of:=SQRT( [.$B4]^2 + [.Y$3]^2)" office:value-type="float" office:value="2.2" calcext:value-type="float">
            <text:p>2.2</text:p>
          </table:table-cell>
          <table:table-cell table:formula="of:=SQRT( [.$B4]^2 + [.Z$3]^2)" office:value-type="float" office:value="2.3" calcext:value-type="float">
            <text:p>2.3</text:p>
          </table:table-cell>
          <table:table-cell table:formula="of:=SQRT( [.$B4]^2 + [.AA$3]^2)" office:value-type="float" office:value="2.4" calcext:value-type="float">
            <text:p>2.4</text:p>
          </table:table-cell>
          <table:table-cell table:formula="of:=SQRT( [.$B4]^2 + [.AB$3]^2)" office:value-type="float" office:value="2.5" calcext:value-type="float">
            <text:p>2.5</text:p>
          </table:table-cell>
          <table:table-cell table:formula="of:=SQRT( [.$B4]^2 + [.AC$3]^2)" office:value-type="float" office:value="2.6" calcext:value-type="float">
            <text:p>2.6</text:p>
          </table:table-cell>
          <table:table-cell table:formula="of:=SQRT( [.$B4]^2 + [.AD$3]^2)" office:value-type="float" office:value="2.7" calcext:value-type="float">
            <text:p>2.7</text:p>
          </table:table-cell>
          <table:table-cell table:formula="of:=SQRT( [.$B4]^2 + [.AE$3]^2)" office:value-type="float" office:value="2.8" calcext:value-type="float">
            <text:p>2.8</text:p>
          </table:table-cell>
          <table:table-cell table:formula="of:=SQRT( [.$B4]^2 + [.AF$3]^2)" office:value-type="float" office:value="2.9" calcext:value-type="float">
            <text:p>2.9</text:p>
          </table:table-cell>
          <table:table-cell table:formula="of:=SQRT( [.$B4]^2 + [.AG$3]^2)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formula="of:=SQRT( [.$B5]^2 + [.C$3]^2)" office:value-type="float" office:value="0.1" calcext:value-type="float">
            <text:p>0.1</text:p>
          </table:table-cell>
          <table:table-cell table:formula="of:=SQRT( [.$B5]^2 + [.D$3]^2)" office:value-type="float" office:value="0.14142135623731" calcext:value-type="float">
            <text:p>0.14</text:p>
          </table:table-cell>
          <table:table-cell table:formula="of:=SQRT( [.$B5]^2 + [.E$3]^2)" office:value-type="float" office:value="0.223606797749979" calcext:value-type="float">
            <text:p>0.22</text:p>
          </table:table-cell>
          <table:table-cell table:formula="of:=SQRT( [.$B5]^2 + [.F$3]^2)" office:value-type="float" office:value="0.316227766016838" calcext:value-type="float">
            <text:p>0.32</text:p>
          </table:table-cell>
          <table:table-cell table:formula="of:=SQRT( [.$B5]^2 + [.G$3]^2)" office:value-type="float" office:value="0.412310562561766" calcext:value-type="float">
            <text:p>0.41</text:p>
          </table:table-cell>
          <table:table-cell table:formula="of:=SQRT( [.$B5]^2 + [.H$3]^2)" office:value-type="float" office:value="0.509901951359278" calcext:value-type="float">
            <text:p>0.51</text:p>
          </table:table-cell>
          <table:table-cell table:formula="of:=SQRT( [.$B5]^2 + [.I$3]^2)" office:value-type="float" office:value="0.608276253029822" calcext:value-type="float">
            <text:p>0.61</text:p>
          </table:table-cell>
          <table:table-cell table:formula="of:=SQRT( [.$B5]^2 + [.J$3]^2)" office:value-type="float" office:value="0.707106781186548" calcext:value-type="float">
            <text:p>0.71</text:p>
          </table:table-cell>
          <table:table-cell table:formula="of:=SQRT( [.$B5]^2 + [.K$3]^2)" office:value-type="float" office:value="0.806225774829855" calcext:value-type="float">
            <text:p>0.81</text:p>
          </table:table-cell>
          <table:table-cell table:formula="of:=SQRT( [.$B5]^2 + [.L$3]^2)" office:value-type="float" office:value="0.905538513813742" calcext:value-type="float">
            <text:p>0.91</text:p>
          </table:table-cell>
          <table:table-cell table:formula="of:=SQRT( [.$B5]^2 + [.M$3]^2)" office:value-type="float" office:value="1.00498756211209" calcext:value-type="float">
            <text:p>1</text:p>
          </table:table-cell>
          <table:table-cell table:formula="of:=SQRT( [.$B5]^2 + [.N$3]^2)" office:value-type="float" office:value="1.10453610171873" calcext:value-type="float">
            <text:p>1.1</text:p>
          </table:table-cell>
          <table:table-cell table:formula="of:=SQRT( [.$B5]^2 + [.O$3]^2)" office:value-type="float" office:value="1.20415945787923" calcext:value-type="float">
            <text:p>1.2</text:p>
          </table:table-cell>
          <table:table-cell table:formula="of:=SQRT( [.$B5]^2 + [.P$3]^2)" office:value-type="float" office:value="1.30384048104053" calcext:value-type="float">
            <text:p>1.3</text:p>
          </table:table-cell>
          <table:table-cell table:formula="of:=SQRT( [.$B5]^2 + [.Q$3]^2)" office:value-type="float" office:value="1.40356688476182" calcext:value-type="float">
            <text:p>1.4</text:p>
          </table:table-cell>
          <table:table-cell table:formula="of:=SQRT( [.$B5]^2 + [.R$3]^2)" office:value-type="float" office:value="1.50332963783729" calcext:value-type="float">
            <text:p>1.5</text:p>
          </table:table-cell>
          <table:table-cell table:formula="of:=SQRT( [.$B5]^2 + [.S$3]^2)" office:value-type="float" office:value="1.60312195418814" calcext:value-type="float">
            <text:p>1.6</text:p>
          </table:table-cell>
          <table:table-cell table:formula="of:=SQRT( [.$B5]^2 + [.T$3]^2)" office:value-type="float" office:value="1.70293863659264" calcext:value-type="float">
            <text:p>1.7</text:p>
          </table:table-cell>
          <table:table-cell table:formula="of:=SQRT( [.$B5]^2 + [.U$3]^2)" office:value-type="float" office:value="1.80277563773199" calcext:value-type="float">
            <text:p>1.8</text:p>
          </table:table-cell>
          <table:table-cell table:formula="of:=SQRT( [.$B5]^2 + [.V$3]^2)" office:value-type="float" office:value="1.90262975904404" calcext:value-type="float">
            <text:p>1.9</text:p>
          </table:table-cell>
          <table:table-cell table:formula="of:=SQRT( [.$B5]^2 + [.W$3]^2)" office:value-type="float" office:value="2.00249843945008" calcext:value-type="float">
            <text:p>2</text:p>
          </table:table-cell>
          <table:table-cell table:formula="of:=SQRT( [.$B5]^2 + [.X$3]^2)" office:value-type="float" office:value="2.10237960416286" calcext:value-type="float">
            <text:p>2.1</text:p>
          </table:table-cell>
          <table:table-cell table:formula="of:=SQRT( [.$B5]^2 + [.Y$3]^2)" office:value-type="float" office:value="2.20227155455452" calcext:value-type="float">
            <text:p>2.2</text:p>
          </table:table-cell>
          <table:table-cell table:formula="of:=SQRT( [.$B5]^2 + [.Z$3]^2)" office:value-type="float" office:value="2.30217288664427" calcext:value-type="float">
            <text:p>2.3</text:p>
          </table:table-cell>
          <table:table-cell table:formula="of:=SQRT( [.$B5]^2 + [.AA$3]^2)" office:value-type="float" office:value="2.40208242989286" calcext:value-type="float">
            <text:p>2.4</text:p>
          </table:table-cell>
          <table:table-cell table:formula="of:=SQRT( [.$B5]^2 + [.AB$3]^2)" office:value-type="float" office:value="2.50199920063936" calcext:value-type="float">
            <text:p>2.5</text:p>
          </table:table-cell>
          <table:table-cell table:formula="of:=SQRT( [.$B5]^2 + [.AC$3]^2)" office:value-type="float" office:value="2.60192236625154" calcext:value-type="float">
            <text:p>2.6</text:p>
          </table:table-cell>
          <table:table-cell table:formula="of:=SQRT( [.$B5]^2 + [.AD$3]^2)" office:value-type="float" office:value="2.70185121722126" calcext:value-type="float">
            <text:p>2.7</text:p>
          </table:table-cell>
          <table:table-cell table:formula="of:=SQRT( [.$B5]^2 + [.AE$3]^2)" office:value-type="float" office:value="2.80178514522438" calcext:value-type="float">
            <text:p>2.8</text:p>
          </table:table-cell>
          <table:table-cell table:formula="of:=SQRT( [.$B5]^2 + [.AF$3]^2)" office:value-type="float" office:value="2.90172362570938" calcext:value-type="float">
            <text:p>2.9</text:p>
          </table:table-cell>
          <table:table-cell table:formula="of:=SQRT( [.$B5]^2 + [.AG$3]^2)" office:value-type="float" office:value="3.00166620396073" calcext:value-type="float">
            <text:p>3</text:p>
          </table:table-cell>
        </table:table-row>
        <table:table-row table:style-name="ro1">
          <table:table-cell/>
          <table:table-cell office:value-type="float" office:value="0.2" calcext:value-type="float">
            <text:p>0.2</text:p>
          </table:table-cell>
          <table:table-cell table:formula="of:=SQRT( [.$B6]^2 + [.C$3]^2)" office:value-type="float" office:value="0.2" calcext:value-type="float">
            <text:p>0.2</text:p>
          </table:table-cell>
          <table:table-cell table:formula="of:=SQRT( [.$B6]^2 + [.D$3]^2)" office:value-type="float" office:value="0.223606797749979" calcext:value-type="float">
            <text:p>0.22</text:p>
          </table:table-cell>
          <table:table-cell table:formula="of:=SQRT( [.$B6]^2 + [.E$3]^2)" office:value-type="float" office:value="0.282842712474619" calcext:value-type="float">
            <text:p>0.28</text:p>
          </table:table-cell>
          <table:table-cell table:formula="of:=SQRT( [.$B6]^2 + [.F$3]^2)" office:value-type="float" office:value="0.360555127546399" calcext:value-type="float">
            <text:p>0.36</text:p>
          </table:table-cell>
          <table:table-cell table:formula="of:=SQRT( [.$B6]^2 + [.G$3]^2)" office:value-type="float" office:value="0.447213595499958" calcext:value-type="float">
            <text:p>0.45</text:p>
          </table:table-cell>
          <table:table-cell table:formula="of:=SQRT( [.$B6]^2 + [.H$3]^2)" office:value-type="float" office:value="0.53851648071345" calcext:value-type="float">
            <text:p>0.54</text:p>
          </table:table-cell>
          <table:table-cell table:formula="of:=SQRT( [.$B6]^2 + [.I$3]^2)" office:value-type="float" office:value="0.632455532033676" calcext:value-type="float">
            <text:p>0.63</text:p>
          </table:table-cell>
          <table:table-cell table:formula="of:=SQRT( [.$B6]^2 + [.J$3]^2)" office:value-type="float" office:value="0.728010988928052" calcext:value-type="float">
            <text:p>0.73</text:p>
          </table:table-cell>
          <table:table-cell table:formula="of:=SQRT( [.$B6]^2 + [.K$3]^2)" office:value-type="float" office:value="0.824621125123532" calcext:value-type="float">
            <text:p>0.82</text:p>
          </table:table-cell>
          <table:table-cell table:formula="of:=SQRT( [.$B6]^2 + [.L$3]^2)" office:value-type="float" office:value="0.921954445729289" calcext:value-type="float">
            <text:p>0.92</text:p>
          </table:table-cell>
          <table:table-cell table:formula="of:=SQRT( [.$B6]^2 + [.M$3]^2)" office:value-type="float" office:value="1.01980390271856" calcext:value-type="float">
            <text:p>1.02</text:p>
          </table:table-cell>
          <table:table-cell table:formula="of:=SQRT( [.$B6]^2 + [.N$3]^2)" office:value-type="float" office:value="1.1180339887499" calcext:value-type="float">
            <text:p>1.12</text:p>
          </table:table-cell>
          <table:table-cell table:formula="of:=SQRT( [.$B6]^2 + [.O$3]^2)" office:value-type="float" office:value="1.21655250605964" calcext:value-type="float">
            <text:p>1.22</text:p>
          </table:table-cell>
          <table:table-cell table:formula="of:=SQRT( [.$B6]^2 + [.P$3]^2)" office:value-type="float" office:value="1.31529464379659" calcext:value-type="float">
            <text:p>1.32</text:p>
          </table:table-cell>
          <table:table-cell table:formula="of:=SQRT( [.$B6]^2 + [.Q$3]^2)" office:value-type="float" office:value="1.4142135623731" calcext:value-type="float">
            <text:p>1.41</text:p>
          </table:table-cell>
          <table:table-cell table:formula="of:=SQRT( [.$B6]^2 + [.R$3]^2)" office:value-type="float" office:value="1.51327459504216" calcext:value-type="float">
            <text:p>1.51</text:p>
          </table:table-cell>
          <table:table-cell table:formula="of:=SQRT( [.$B6]^2 + [.S$3]^2)" office:value-type="float" office:value="1.61245154965971" calcext:value-type="float">
            <text:p>1.61</text:p>
          </table:table-cell>
          <table:table-cell table:formula="of:=SQRT( [.$B6]^2 + [.T$3]^2)" office:value-type="float" office:value="1.71172427686237" calcext:value-type="float">
            <text:p>1.71</text:p>
          </table:table-cell>
          <table:table-cell table:formula="of:=SQRT( [.$B6]^2 + [.U$3]^2)" office:value-type="float" office:value="1.81107702762748" calcext:value-type="float">
            <text:p>1.81</text:p>
          </table:table-cell>
          <table:table-cell table:formula="of:=SQRT( [.$B6]^2 + [.V$3]^2)" office:value-type="float" office:value="1.91049731745428" calcext:value-type="float">
            <text:p>1.91</text:p>
          </table:table-cell>
          <table:table-cell table:formula="of:=SQRT( [.$B6]^2 + [.W$3]^2)" office:value-type="float" office:value="2.00997512422418" calcext:value-type="float">
            <text:p>2.01</text:p>
          </table:table-cell>
          <table:table-cell table:formula="of:=SQRT( [.$B6]^2 + [.X$3]^2)" office:value-type="float" office:value="2.1095023109729" calcext:value-type="float">
            <text:p>2.11</text:p>
          </table:table-cell>
          <table:table-cell table:formula="of:=SQRT( [.$B6]^2 + [.Y$3]^2)" office:value-type="float" office:value="2.20907220343745" calcext:value-type="float">
            <text:p>2.21</text:p>
          </table:table-cell>
          <table:table-cell table:formula="of:=SQRT( [.$B6]^2 + [.Z$3]^2)" office:value-type="float" office:value="2.30867927612304" calcext:value-type="float">
            <text:p>2.31</text:p>
          </table:table-cell>
          <table:table-cell table:formula="of:=SQRT( [.$B6]^2 + [.AA$3]^2)" office:value-type="float" office:value="2.40831891575846" calcext:value-type="float">
            <text:p>2.41</text:p>
          </table:table-cell>
          <table:table-cell table:formula="of:=SQRT( [.$B6]^2 + [.AB$3]^2)" office:value-type="float" office:value="2.50798724079689" calcext:value-type="float">
            <text:p>2.51</text:p>
          </table:table-cell>
          <table:table-cell table:formula="of:=SQRT( [.$B6]^2 + [.AC$3]^2)" office:value-type="float" office:value="2.60768096208106" calcext:value-type="float">
            <text:p>2.61</text:p>
          </table:table-cell>
          <table:table-cell table:formula="of:=SQRT( [.$B6]^2 + [.AD$3]^2)" office:value-type="float" office:value="2.70739727413618" calcext:value-type="float">
            <text:p>2.71</text:p>
          </table:table-cell>
          <table:table-cell table:formula="of:=SQRT( [.$B6]^2 + [.AE$3]^2)" office:value-type="float" office:value="2.80713376952364" calcext:value-type="float">
            <text:p>2.81</text:p>
          </table:table-cell>
          <table:table-cell table:formula="of:=SQRT( [.$B6]^2 + [.AF$3]^2)" office:value-type="float" office:value="2.90688837074973" calcext:value-type="float">
            <text:p>2.91</text:p>
          </table:table-cell>
          <table:table-cell table:formula="of:=SQRT( [.$B6]^2 + [.AG$3]^2)" office:value-type="float" office:value="3.00665927567458" calcext:value-type="float">
            <text:p>3.01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table:formula="of:=SQRT( [.$B7]^2 + [.C$3]^2)" office:value-type="float" office:value="0.3" calcext:value-type="float">
            <text:p>0.3</text:p>
          </table:table-cell>
          <table:table-cell table:formula="of:=SQRT( [.$B7]^2 + [.D$3]^2)" office:value-type="float" office:value="0.316227766016838" calcext:value-type="float">
            <text:p>0.32</text:p>
          </table:table-cell>
          <table:table-cell table:formula="of:=SQRT( [.$B7]^2 + [.E$3]^2)" office:value-type="float" office:value="0.360555127546399" calcext:value-type="float">
            <text:p>0.36</text:p>
          </table:table-cell>
          <table:table-cell table:formula="of:=SQRT( [.$B7]^2 + [.F$3]^2)" office:value-type="float" office:value="0.424264068711929" calcext:value-type="float">
            <text:p>0.42</text:p>
          </table:table-cell>
          <table:table-cell table:formula="of:=SQRT( [.$B7]^2 + [.G$3]^2)" office:value-type="float" office:value="0.5" calcext:value-type="float">
            <text:p>0.5</text:p>
          </table:table-cell>
          <table:table-cell table:formula="of:=SQRT( [.$B7]^2 + [.H$3]^2)" office:value-type="float" office:value="0.58309518948453" calcext:value-type="float">
            <text:p>0.58</text:p>
          </table:table-cell>
          <table:table-cell table:formula="of:=SQRT( [.$B7]^2 + [.I$3]^2)" office:value-type="float" office:value="0.670820393249937" calcext:value-type="float">
            <text:p>0.67</text:p>
          </table:table-cell>
          <table:table-cell table:formula="of:=SQRT( [.$B7]^2 + [.J$3]^2)" office:value-type="float" office:value="0.761577310586391" calcext:value-type="float">
            <text:p>0.76</text:p>
          </table:table-cell>
          <table:table-cell table:formula="of:=SQRT( [.$B7]^2 + [.K$3]^2)" office:value-type="float" office:value="0.854400374531753" calcext:value-type="float">
            <text:p>0.85</text:p>
          </table:table-cell>
          <table:table-cell table:formula="of:=SQRT( [.$B7]^2 + [.L$3]^2)" office:value-type="float" office:value="0.948683298050514" calcext:value-type="float">
            <text:p>0.95</text:p>
          </table:table-cell>
          <table:table-cell table:formula="of:=SQRT( [.$B7]^2 + [.M$3]^2)" office:value-type="float" office:value="1.04403065089106" calcext:value-type="float">
            <text:p>1.04</text:p>
          </table:table-cell>
          <table:table-cell table:formula="of:=SQRT( [.$B7]^2 + [.N$3]^2)" office:value-type="float" office:value="1.14017542509914" calcext:value-type="float">
            <text:p>1.14</text:p>
          </table:table-cell>
          <table:table-cell table:formula="of:=SQRT( [.$B7]^2 + [.O$3]^2)" office:value-type="float" office:value="1.2369316876853" calcext:value-type="float">
            <text:p>1.24</text:p>
          </table:table-cell>
          <table:table-cell table:formula="of:=SQRT( [.$B7]^2 + [.P$3]^2)" office:value-type="float" office:value="1.33416640641263" calcext:value-type="float">
            <text:p>1.33</text:p>
          </table:table-cell>
          <table:table-cell table:formula="of:=SQRT( [.$B7]^2 + [.Q$3]^2)" office:value-type="float" office:value="1.43178210632764" calcext:value-type="float">
            <text:p>1.43</text:p>
          </table:table-cell>
          <table:table-cell table:formula="of:=SQRT( [.$B7]^2 + [.R$3]^2)" office:value-type="float" office:value="1.52970585407784" calcext:value-type="float">
            <text:p>1.53</text:p>
          </table:table-cell>
          <table:table-cell table:formula="of:=SQRT( [.$B7]^2 + [.S$3]^2)" office:value-type="float" office:value="1.62788205960997" calcext:value-type="float">
            <text:p>1.63</text:p>
          </table:table-cell>
          <table:table-cell table:formula="of:=SQRT( [.$B7]^2 + [.T$3]^2)" office:value-type="float" office:value="1.72626765016321" calcext:value-type="float">
            <text:p>1.73</text:p>
          </table:table-cell>
          <table:table-cell table:formula="of:=SQRT( [.$B7]^2 + [.U$3]^2)" office:value-type="float" office:value="1.82482875908947" calcext:value-type="float">
            <text:p>1.82</text:p>
          </table:table-cell>
          <table:table-cell table:formula="of:=SQRT( [.$B7]^2 + [.V$3]^2)" office:value-type="float" office:value="1.92353840616713" calcext:value-type="float">
            <text:p>1.92</text:p>
          </table:table-cell>
          <table:table-cell table:formula="of:=SQRT( [.$B7]^2 + [.W$3]^2)" office:value-type="float" office:value="2.02237484161567" calcext:value-type="float">
            <text:p>2.02</text:p>
          </table:table-cell>
          <table:table-cell table:formula="of:=SQRT( [.$B7]^2 + [.X$3]^2)" office:value-type="float" office:value="2.12132034355964" calcext:value-type="float">
            <text:p>2.12</text:p>
          </table:table-cell>
          <table:table-cell table:formula="of:=SQRT( [.$B7]^2 + [.Y$3]^2)" office:value-type="float" office:value="2.22036033111745" calcext:value-type="float">
            <text:p>2.22</text:p>
          </table:table-cell>
          <table:table-cell table:formula="of:=SQRT( [.$B7]^2 + [.Z$3]^2)" office:value-type="float" office:value="2.31948270094864" calcext:value-type="float">
            <text:p>2.32</text:p>
          </table:table-cell>
          <table:table-cell table:formula="of:=SQRT( [.$B7]^2 + [.AA$3]^2)" office:value-type="float" office:value="2.41867732448956" calcext:value-type="float">
            <text:p>2.42</text:p>
          </table:table-cell>
          <table:table-cell table:formula="of:=SQRT( [.$B7]^2 + [.AB$3]^2)" office:value-type="float" office:value="2.51793566240283" calcext:value-type="float">
            <text:p>2.52</text:p>
          </table:table-cell>
          <table:table-cell table:formula="of:=SQRT( [.$B7]^2 + [.AC$3]^2)" office:value-type="float" office:value="2.61725046566048" calcext:value-type="float">
            <text:p>2.62</text:p>
          </table:table-cell>
          <table:table-cell table:formula="of:=SQRT( [.$B7]^2 + [.AD$3]^2)" office:value-type="float" office:value="2.71661554144123" calcext:value-type="float">
            <text:p>2.72</text:p>
          </table:table-cell>
          <table:table-cell table:formula="of:=SQRT( [.$B7]^2 + [.AE$3]^2)" office:value-type="float" office:value="2.81602556806574" calcext:value-type="float">
            <text:p>2.82</text:p>
          </table:table-cell>
          <table:table-cell table:formula="of:=SQRT( [.$B7]^2 + [.AF$3]^2)" office:value-type="float" office:value="2.91547594742265" calcext:value-type="float">
            <text:p>2.92</text:p>
          </table:table-cell>
          <table:table-cell table:formula="of:=SQRT( [.$B7]^2 + [.AG$3]^2)" office:value-type="float" office:value="3.01496268633627" calcext:value-type="float">
            <text:p>3.01</text:p>
          </table:table-cell>
        </table:table-row>
        <table:table-row table:style-name="ro1">
          <table:table-cell/>
          <table:table-cell office:value-type="float" office:value="0.4" calcext:value-type="float">
            <text:p>0.4</text:p>
          </table:table-cell>
          <table:table-cell table:formula="of:=SQRT( [.$B8]^2 + [.C$3]^2)" office:value-type="float" office:value="0.4" calcext:value-type="float">
            <text:p>0.4</text:p>
          </table:table-cell>
          <table:table-cell table:formula="of:=SQRT( [.$B8]^2 + [.D$3]^2)" office:value-type="float" office:value="0.412310562561766" calcext:value-type="float">
            <text:p>0.41</text:p>
          </table:table-cell>
          <table:table-cell table:formula="of:=SQRT( [.$B8]^2 + [.E$3]^2)" office:value-type="float" office:value="0.447213595499958" calcext:value-type="float">
            <text:p>0.45</text:p>
          </table:table-cell>
          <table:table-cell table:formula="of:=SQRT( [.$B8]^2 + [.F$3]^2)" office:value-type="float" office:value="0.5" calcext:value-type="float">
            <text:p>0.5</text:p>
          </table:table-cell>
          <table:table-cell table:formula="of:=SQRT( [.$B8]^2 + [.G$3]^2)" office:value-type="float" office:value="0.565685424949238" calcext:value-type="float">
            <text:p>0.57</text:p>
          </table:table-cell>
          <table:table-cell table:formula="of:=SQRT( [.$B8]^2 + [.H$3]^2)" office:value-type="float" office:value="0.640312423743285" calcext:value-type="float">
            <text:p>0.64</text:p>
          </table:table-cell>
          <table:table-cell table:formula="of:=SQRT( [.$B8]^2 + [.I$3]^2)" office:value-type="float" office:value="0.721110255092798" calcext:value-type="float">
            <text:p>0.72</text:p>
          </table:table-cell>
          <table:table-cell table:formula="of:=SQRT( [.$B8]^2 + [.J$3]^2)" office:value-type="float" office:value="0.806225774829855" calcext:value-type="float">
            <text:p>0.81</text:p>
          </table:table-cell>
          <table:table-cell table:formula="of:=SQRT( [.$B8]^2 + [.K$3]^2)" office:value-type="float" office:value="0.894427190999916" calcext:value-type="float">
            <text:p>0.89</text:p>
          </table:table-cell>
          <table:table-cell table:formula="of:=SQRT( [.$B8]^2 + [.L$3]^2)" office:value-type="float" office:value="0.98488578017961" calcext:value-type="float">
            <text:p>0.98</text:p>
          </table:table-cell>
          <table:table-cell table:formula="of:=SQRT( [.$B8]^2 + [.M$3]^2)" office:value-type="float" office:value="1.0770329614269" calcext:value-type="float">
            <text:p>1.08</text:p>
          </table:table-cell>
          <table:table-cell table:formula="of:=SQRT( [.$B8]^2 + [.N$3]^2)" office:value-type="float" office:value="1.17046999107196" calcext:value-type="float">
            <text:p>1.17</text:p>
          </table:table-cell>
          <table:table-cell table:formula="of:=SQRT( [.$B8]^2 + [.O$3]^2)" office:value-type="float" office:value="1.26491106406735" calcext:value-type="float">
            <text:p>1.26</text:p>
          </table:table-cell>
          <table:table-cell table:formula="of:=SQRT( [.$B8]^2 + [.P$3]^2)" office:value-type="float" office:value="1.36014705087354" calcext:value-type="float">
            <text:p>1.36</text:p>
          </table:table-cell>
          <table:table-cell table:formula="of:=SQRT( [.$B8]^2 + [.Q$3]^2)" office:value-type="float" office:value="1.4560219778561" calcext:value-type="float">
            <text:p>1.46</text:p>
          </table:table-cell>
          <table:table-cell table:formula="of:=SQRT( [.$B8]^2 + [.R$3]^2)" office:value-type="float" office:value="1.552417469626" calcext:value-type="float">
            <text:p>1.55</text:p>
          </table:table-cell>
          <table:table-cell table:formula="of:=SQRT( [.$B8]^2 + [.S$3]^2)" office:value-type="float" office:value="1.64924225024706" calcext:value-type="float">
            <text:p>1.65</text:p>
          </table:table-cell>
          <table:table-cell table:formula="of:=SQRT( [.$B8]^2 + [.T$3]^2)" office:value-type="float" office:value="1.7464249196573" calcext:value-type="float">
            <text:p>1.75</text:p>
          </table:table-cell>
          <table:table-cell table:formula="of:=SQRT( [.$B8]^2 + [.U$3]^2)" office:value-type="float" office:value="1.84390889145858" calcext:value-type="float">
            <text:p>1.84</text:p>
          </table:table-cell>
          <table:table-cell table:formula="of:=SQRT( [.$B8]^2 + [.V$3]^2)" office:value-type="float" office:value="1.94164878389476" calcext:value-type="float">
            <text:p>1.94</text:p>
          </table:table-cell>
          <table:table-cell table:formula="of:=SQRT( [.$B8]^2 + [.W$3]^2)" office:value-type="float" office:value="2.03960780543711" calcext:value-type="float">
            <text:p>2.04</text:p>
          </table:table-cell>
          <table:table-cell table:formula="of:=SQRT( [.$B8]^2 + [.X$3]^2)" office:value-type="float" office:value="2.1377558326432" calcext:value-type="float">
            <text:p>2.14</text:p>
          </table:table-cell>
          <table:table-cell table:formula="of:=SQRT( [.$B8]^2 + [.Y$3]^2)" office:value-type="float" office:value="2.23606797749979" calcext:value-type="float">
            <text:p>2.24</text:p>
          </table:table-cell>
          <table:table-cell table:formula="of:=SQRT( [.$B8]^2 + [.Z$3]^2)" office:value-type="float" office:value="2.33452350598575" calcext:value-type="float">
            <text:p>2.33</text:p>
          </table:table-cell>
          <table:table-cell table:formula="of:=SQRT( [.$B8]^2 + [.AA$3]^2)" office:value-type="float" office:value="2.43310501211929" calcext:value-type="float">
            <text:p>2.43</text:p>
          </table:table-cell>
          <table:table-cell table:formula="of:=SQRT( [.$B8]^2 + [.AB$3]^2)" office:value-type="float" office:value="2.53179778023443" calcext:value-type="float">
            <text:p>2.53</text:p>
          </table:table-cell>
          <table:table-cell table:formula="of:=SQRT( [.$B8]^2 + [.AC$3]^2)" office:value-type="float" office:value="2.63058928759318" calcext:value-type="float">
            <text:p>2.63</text:p>
          </table:table-cell>
          <table:table-cell table:formula="of:=SQRT( [.$B8]^2 + [.AD$3]^2)" office:value-type="float" office:value="2.72946881279124" calcext:value-type="float">
            <text:p>2.73</text:p>
          </table:table-cell>
          <table:table-cell table:formula="of:=SQRT( [.$B8]^2 + [.AE$3]^2)" office:value-type="float" office:value="2.82842712474619" calcext:value-type="float">
            <text:p>2.83</text:p>
          </table:table-cell>
          <table:table-cell table:formula="of:=SQRT( [.$B8]^2 + [.AF$3]^2)" office:value-type="float" office:value="2.92745623366089" calcext:value-type="float">
            <text:p>2.93</text:p>
          </table:table-cell>
          <table:table-cell table:formula="of:=SQRT( [.$B8]^2 + [.AG$3]^2)" office:value-type="float" office:value="3.02654919008431" calcext:value-type="float">
            <text:p>3.03</text:p>
          </table:table-cell>
        </table:table-row>
        <table:table-row table:style-name="ro1">
          <table:table-cell/>
          <table:table-cell office:value-type="float" office:value="0.5" calcext:value-type="float">
            <text:p>0.5</text:p>
          </table:table-cell>
          <table:table-cell table:formula="of:=SQRT( [.$B9]^2 + [.C$3]^2)" office:value-type="float" office:value="0.5" calcext:value-type="float">
            <text:p>0.5</text:p>
          </table:table-cell>
          <table:table-cell table:formula="of:=SQRT( [.$B9]^2 + [.D$3]^2)" office:value-type="float" office:value="0.509901951359278" calcext:value-type="float">
            <text:p>0.51</text:p>
          </table:table-cell>
          <table:table-cell table:formula="of:=SQRT( [.$B9]^2 + [.E$3]^2)" office:value-type="float" office:value="0.53851648071345" calcext:value-type="float">
            <text:p>0.54</text:p>
          </table:table-cell>
          <table:table-cell table:formula="of:=SQRT( [.$B9]^2 + [.F$3]^2)" office:value-type="float" office:value="0.58309518948453" calcext:value-type="float">
            <text:p>0.58</text:p>
          </table:table-cell>
          <table:table-cell table:formula="of:=SQRT( [.$B9]^2 + [.G$3]^2)" office:value-type="float" office:value="0.640312423743285" calcext:value-type="float">
            <text:p>0.64</text:p>
          </table:table-cell>
          <table:table-cell table:formula="of:=SQRT( [.$B9]^2 + [.H$3]^2)" office:value-type="float" office:value="0.707106781186548" calcext:value-type="float">
            <text:p>0.71</text:p>
          </table:table-cell>
          <table:table-cell table:formula="of:=SQRT( [.$B9]^2 + [.I$3]^2)" office:value-type="float" office:value="0.781024967590666" calcext:value-type="float">
            <text:p>0.78</text:p>
          </table:table-cell>
          <table:table-cell table:formula="of:=SQRT( [.$B9]^2 + [.J$3]^2)" office:value-type="float" office:value="0.860232526704263" calcext:value-type="float">
            <text:p>0.86</text:p>
          </table:table-cell>
          <table:table-cell table:formula="of:=SQRT( [.$B9]^2 + [.K$3]^2)" office:value-type="float" office:value="0.943398113205661" calcext:value-type="float">
            <text:p>0.94</text:p>
          </table:table-cell>
          <table:table-cell table:formula="of:=SQRT( [.$B9]^2 + [.L$3]^2)" office:value-type="float" office:value="1.0295630140987" calcext:value-type="float">
            <text:p>1.03</text:p>
          </table:table-cell>
          <table:table-cell table:formula="of:=SQRT( [.$B9]^2 + [.M$3]^2)" office:value-type="float" office:value="1.1180339887499" calcext:value-type="float">
            <text:p>1.12</text:p>
          </table:table-cell>
          <table:table-cell table:formula="of:=SQRT( [.$B9]^2 + [.N$3]^2)" office:value-type="float" office:value="1.20830459735946" calcext:value-type="float">
            <text:p>1.21</text:p>
          </table:table-cell>
          <table:table-cell table:formula="of:=SQRT( [.$B9]^2 + [.O$3]^2)" office:value-type="float" office:value="1.3" calcext:value-type="float">
            <text:p>1.3</text:p>
          </table:table-cell>
          <table:table-cell table:formula="of:=SQRT( [.$B9]^2 + [.P$3]^2)" office:value-type="float" office:value="1.39283882771841" calcext:value-type="float">
            <text:p>1.39</text:p>
          </table:table-cell>
          <table:table-cell table:formula="of:=SQRT( [.$B9]^2 + [.Q$3]^2)" office:value-type="float" office:value="1.48660687473185" calcext:value-type="float">
            <text:p>1.49</text:p>
          </table:table-cell>
          <table:table-cell table:formula="of:=SQRT( [.$B9]^2 + [.R$3]^2)" office:value-type="float" office:value="1.58113883008419" calcext:value-type="float">
            <text:p>1.58</text:p>
          </table:table-cell>
          <table:table-cell table:formula="of:=SQRT( [.$B9]^2 + [.S$3]^2)" office:value-type="float" office:value="1.67630546142402" calcext:value-type="float">
            <text:p>1.68</text:p>
          </table:table-cell>
          <table:table-cell table:formula="of:=SQRT( [.$B9]^2 + [.T$3]^2)" office:value-type="float" office:value="1.77200451466694" calcext:value-type="float">
            <text:p>1.77</text:p>
          </table:table-cell>
          <table:table-cell table:formula="of:=SQRT( [.$B9]^2 + [.U$3]^2)" office:value-type="float" office:value="1.86815416922694" calcext:value-type="float">
            <text:p>1.87</text:p>
          </table:table-cell>
          <table:table-cell table:formula="of:=SQRT( [.$B9]^2 + [.V$3]^2)" office:value-type="float" office:value="1.96468827043885" calcext:value-type="float">
            <text:p>1.96</text:p>
          </table:table-cell>
          <table:table-cell table:formula="of:=SQRT( [.$B9]^2 + [.W$3]^2)" office:value-type="float" office:value="2.06155281280883" calcext:value-type="float">
            <text:p>2.06</text:p>
          </table:table-cell>
          <table:table-cell table:formula="of:=SQRT( [.$B9]^2 + [.X$3]^2)" office:value-type="float" office:value="2.15870331449229" calcext:value-type="float">
            <text:p>2.16</text:p>
          </table:table-cell>
          <table:table-cell table:formula="of:=SQRT( [.$B9]^2 + [.Y$3]^2)" office:value-type="float" office:value="2.2561028345357" calcext:value-type="float">
            <text:p>2.26</text:p>
          </table:table-cell>
          <table:table-cell table:formula="of:=SQRT( [.$B9]^2 + [.Z$3]^2)" office:value-type="float" office:value="2.35372045918796" calcext:value-type="float">
            <text:p>2.35</text:p>
          </table:table-cell>
          <table:table-cell table:formula="of:=SQRT( [.$B9]^2 + [.AA$3]^2)" office:value-type="float" office:value="2.45153013442625" calcext:value-type="float">
            <text:p>2.45</text:p>
          </table:table-cell>
          <table:table-cell table:formula="of:=SQRT( [.$B9]^2 + [.AB$3]^2)" office:value-type="float" office:value="2.54950975679639" calcext:value-type="float">
            <text:p>2.55</text:p>
          </table:table-cell>
          <table:table-cell table:formula="of:=SQRT( [.$B9]^2 + [.AC$3]^2)" office:value-type="float" office:value="2.64764045897475" calcext:value-type="float">
            <text:p>2.65</text:p>
          </table:table-cell>
          <table:table-cell table:formula="of:=SQRT( [.$B9]^2 + [.AD$3]^2)" office:value-type="float" office:value="2.7459060435492" calcext:value-type="float">
            <text:p>2.75</text:p>
          </table:table-cell>
          <table:table-cell table:formula="of:=SQRT( [.$B9]^2 + [.AE$3]^2)" office:value-type="float" office:value="2.84429253066558" calcext:value-type="float">
            <text:p>2.84</text:p>
          </table:table-cell>
          <table:table-cell table:formula="of:=SQRT( [.$B9]^2 + [.AF$3]^2)" office:value-type="float" office:value="2.94278779391243" calcext:value-type="float">
            <text:p>2.94</text:p>
          </table:table-cell>
          <table:table-cell table:formula="of:=SQRT( [.$B9]^2 + [.AG$3]^2)" office:value-type="float" office:value="3.04138126514911" calcext:value-type="float">
            <text:p>3.04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table:formula="of:=SQRT( [.$B10]^2 + [.C$3]^2)" office:value-type="float" office:value="0.6" calcext:value-type="float">
            <text:p>0.6</text:p>
          </table:table-cell>
          <table:table-cell table:formula="of:=SQRT( [.$B10]^2 + [.D$3]^2)" office:value-type="float" office:value="0.608276253029822" calcext:value-type="float">
            <text:p>0.61</text:p>
          </table:table-cell>
          <table:table-cell table:formula="of:=SQRT( [.$B10]^2 + [.E$3]^2)" office:value-type="float" office:value="0.632455532033676" calcext:value-type="float">
            <text:p>0.63</text:p>
          </table:table-cell>
          <table:table-cell table:formula="of:=SQRT( [.$B10]^2 + [.F$3]^2)" office:value-type="float" office:value="0.670820393249937" calcext:value-type="float">
            <text:p>0.67</text:p>
          </table:table-cell>
          <table:table-cell table:formula="of:=SQRT( [.$B10]^2 + [.G$3]^2)" office:value-type="float" office:value="0.721110255092798" calcext:value-type="float">
            <text:p>0.72</text:p>
          </table:table-cell>
          <table:table-cell table:formula="of:=SQRT( [.$B10]^2 + [.H$3]^2)" office:value-type="float" office:value="0.781024967590666" calcext:value-type="float">
            <text:p>0.78</text:p>
          </table:table-cell>
          <table:table-cell table:formula="of:=SQRT( [.$B10]^2 + [.I$3]^2)" office:value-type="float" office:value="0.848528137423857" calcext:value-type="float">
            <text:p>0.85</text:p>
          </table:table-cell>
          <table:table-cell table:formula="of:=SQRT( [.$B10]^2 + [.J$3]^2)" office:value-type="float" office:value="0.921954445729289" calcext:value-type="float">
            <text:p>0.92</text:p>
          </table:table-cell>
          <table:table-cell table:formula="of:=SQRT( [.$B10]^2 + [.K$3]^2)" office:value-type="float" office:value="1" calcext:value-type="float">
            <text:p>1</text:p>
          </table:table-cell>
          <table:table-cell table:formula="of:=SQRT( [.$B10]^2 + [.L$3]^2)" office:value-type="float" office:value="1.0816653826392" calcext:value-type="float">
            <text:p>1.08</text:p>
          </table:table-cell>
          <table:table-cell table:formula="of:=SQRT( [.$B10]^2 + [.M$3]^2)" office:value-type="float" office:value="1.16619037896906" calcext:value-type="float">
            <text:p>1.17</text:p>
          </table:table-cell>
          <table:table-cell table:formula="of:=SQRT( [.$B10]^2 + [.N$3]^2)" office:value-type="float" office:value="1.25299640861417" calcext:value-type="float">
            <text:p>1.25</text:p>
          </table:table-cell>
          <table:table-cell table:formula="of:=SQRT( [.$B10]^2 + [.O$3]^2)" office:value-type="float" office:value="1.34164078649987" calcext:value-type="float">
            <text:p>1.34</text:p>
          </table:table-cell>
          <table:table-cell table:formula="of:=SQRT( [.$B10]^2 + [.P$3]^2)" office:value-type="float" office:value="1.43178210632764" calcext:value-type="float">
            <text:p>1.43</text:p>
          </table:table-cell>
          <table:table-cell table:formula="of:=SQRT( [.$B10]^2 + [.Q$3]^2)" office:value-type="float" office:value="1.52315462117278" calcext:value-type="float">
            <text:p>1.52</text:p>
          </table:table-cell>
          <table:table-cell table:formula="of:=SQRT( [.$B10]^2 + [.R$3]^2)" office:value-type="float" office:value="1.61554944214035" calcext:value-type="float">
            <text:p>1.62</text:p>
          </table:table-cell>
          <table:table-cell table:formula="of:=SQRT( [.$B10]^2 + [.S$3]^2)" office:value-type="float" office:value="1.70880074906351" calcext:value-type="float">
            <text:p>1.71</text:p>
          </table:table-cell>
          <table:table-cell table:formula="of:=SQRT( [.$B10]^2 + [.T$3]^2)" office:value-type="float" office:value="1.80277563773199" calcext:value-type="float">
            <text:p>1.8</text:p>
          </table:table-cell>
          <table:table-cell table:formula="of:=SQRT( [.$B10]^2 + [.U$3]^2)" office:value-type="float" office:value="1.89736659610103" calcext:value-type="float">
            <text:p>1.9</text:p>
          </table:table-cell>
          <table:table-cell table:formula="of:=SQRT( [.$B10]^2 + [.V$3]^2)" office:value-type="float" office:value="1.99248588451713" calcext:value-type="float">
            <text:p>1.99</text:p>
          </table:table-cell>
          <table:table-cell table:formula="of:=SQRT( [.$B10]^2 + [.W$3]^2)" office:value-type="float" office:value="2.08806130178211" calcext:value-type="float">
            <text:p>2.09</text:p>
          </table:table-cell>
          <table:table-cell table:formula="of:=SQRT( [.$B10]^2 + [.X$3]^2)" office:value-type="float" office:value="2.18403296678416" calcext:value-type="float">
            <text:p>2.18</text:p>
          </table:table-cell>
          <table:table-cell table:formula="of:=SQRT( [.$B10]^2 + [.Y$3]^2)" office:value-type="float" office:value="2.28035085019828" calcext:value-type="float">
            <text:p>2.28</text:p>
          </table:table-cell>
          <table:table-cell table:formula="of:=SQRT( [.$B10]^2 + [.Z$3]^2)" office:value-type="float" office:value="2.37697286480094" calcext:value-type="float">
            <text:p>2.38</text:p>
          </table:table-cell>
          <table:table-cell table:formula="of:=SQRT( [.$B10]^2 + [.AA$3]^2)" office:value-type="float" office:value="2.4738633753706" calcext:value-type="float">
            <text:p>2.47</text:p>
          </table:table-cell>
          <table:table-cell table:formula="of:=SQRT( [.$B10]^2 + [.AB$3]^2)" office:value-type="float" office:value="2.57099202643649" calcext:value-type="float">
            <text:p>2.57</text:p>
          </table:table-cell>
          <table:table-cell table:formula="of:=SQRT( [.$B10]^2 + [.AC$3]^2)" office:value-type="float" office:value="2.66833281282527" calcext:value-type="float">
            <text:p>2.67</text:p>
          </table:table-cell>
          <table:table-cell table:formula="of:=SQRT( [.$B10]^2 + [.AD$3]^2)" office:value-type="float" office:value="2.76586333718787" calcext:value-type="float">
            <text:p>2.77</text:p>
          </table:table-cell>
          <table:table-cell table:formula="of:=SQRT( [.$B10]^2 + [.AE$3]^2)" office:value-type="float" office:value="2.86356421265527" calcext:value-type="float">
            <text:p>2.86</text:p>
          </table:table-cell>
          <table:table-cell table:formula="of:=SQRT( [.$B10]^2 + [.AF$3]^2)" office:value-type="float" office:value="2.96141857899217" calcext:value-type="float">
            <text:p>2.96</text:p>
          </table:table-cell>
          <table:table-cell table:formula="of:=SQRT( [.$B10]^2 + [.AG$3]^2)" office:value-type="float" office:value="3.05941170815567" calcext:value-type="float">
            <text:p>3.06</text:p>
          </table:table-cell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table:formula="of:=SQRT( [.$B11]^2 + [.C$3]^2)" office:value-type="float" office:value="0.7" calcext:value-type="float">
            <text:p>0.7</text:p>
          </table:table-cell>
          <table:table-cell table:formula="of:=SQRT( [.$B11]^2 + [.D$3]^2)" office:value-type="float" office:value="0.707106781186548" calcext:value-type="float">
            <text:p>0.71</text:p>
          </table:table-cell>
          <table:table-cell table:formula="of:=SQRT( [.$B11]^2 + [.E$3]^2)" office:value-type="float" office:value="0.728010988928052" calcext:value-type="float">
            <text:p>0.73</text:p>
          </table:table-cell>
          <table:table-cell table:formula="of:=SQRT( [.$B11]^2 + [.F$3]^2)" office:value-type="float" office:value="0.761577310586391" calcext:value-type="float">
            <text:p>0.76</text:p>
          </table:table-cell>
          <table:table-cell table:formula="of:=SQRT( [.$B11]^2 + [.G$3]^2)" office:value-type="float" office:value="0.806225774829855" calcext:value-type="float">
            <text:p>0.81</text:p>
          </table:table-cell>
          <table:table-cell table:formula="of:=SQRT( [.$B11]^2 + [.H$3]^2)" office:value-type="float" office:value="0.860232526704263" calcext:value-type="float">
            <text:p>0.86</text:p>
          </table:table-cell>
          <table:table-cell table:formula="of:=SQRT( [.$B11]^2 + [.I$3]^2)" office:value-type="float" office:value="0.921954445729289" calcext:value-type="float">
            <text:p>0.92</text:p>
          </table:table-cell>
          <table:table-cell table:formula="of:=SQRT( [.$B11]^2 + [.J$3]^2)" office:value-type="float" office:value="0.989949493661167" calcext:value-type="float">
            <text:p>0.99</text:p>
          </table:table-cell>
          <table:table-cell table:formula="of:=SQRT( [.$B11]^2 + [.K$3]^2)" office:value-type="float" office:value="1.06301458127347" calcext:value-type="float">
            <text:p>1.06</text:p>
          </table:table-cell>
          <table:table-cell table:formula="of:=SQRT( [.$B11]^2 + [.L$3]^2)" office:value-type="float" office:value="1.14017542509914" calcext:value-type="float">
            <text:p>1.14</text:p>
          </table:table-cell>
          <table:table-cell table:formula="of:=SQRT( [.$B11]^2 + [.M$3]^2)" office:value-type="float" office:value="1.22065556157337" calcext:value-type="float">
            <text:p>1.22</text:p>
          </table:table-cell>
          <table:table-cell table:formula="of:=SQRT( [.$B11]^2 + [.N$3]^2)" office:value-type="float" office:value="1.30384048104053" calcext:value-type="float">
            <text:p>1.3</text:p>
          </table:table-cell>
          <table:table-cell table:formula="of:=SQRT( [.$B11]^2 + [.O$3]^2)" office:value-type="float" office:value="1.38924439894498" calcext:value-type="float">
            <text:p>1.39</text:p>
          </table:table-cell>
          <table:table-cell table:formula="of:=SQRT( [.$B11]^2 + [.P$3]^2)" office:value-type="float" office:value="1.47648230602334" calcext:value-type="float">
            <text:p>1.48</text:p>
          </table:table-cell>
          <table:table-cell table:formula="of:=SQRT( [.$B11]^2 + [.Q$3]^2)" office:value-type="float" office:value="1.56524758424985" calcext:value-type="float">
            <text:p>1.57</text:p>
          </table:table-cell>
          <table:table-cell table:formula="of:=SQRT( [.$B11]^2 + [.R$3]^2)" office:value-type="float" office:value="1.65529453572468" calcext:value-type="float">
            <text:p>1.66</text:p>
          </table:table-cell>
          <table:table-cell table:formula="of:=SQRT( [.$B11]^2 + [.S$3]^2)" office:value-type="float" office:value="1.7464249196573" calcext:value-type="float">
            <text:p>1.75</text:p>
          </table:table-cell>
          <table:table-cell table:formula="of:=SQRT( [.$B11]^2 + [.T$3]^2)" office:value-type="float" office:value="1.83847763108502" calcext:value-type="float">
            <text:p>1.84</text:p>
          </table:table-cell>
          <table:table-cell table:formula="of:=SQRT( [.$B11]^2 + [.U$3]^2)" office:value-type="float" office:value="1.9313207915828" calcext:value-type="float">
            <text:p>1.93</text:p>
          </table:table-cell>
          <table:table-cell table:formula="of:=SQRT( [.$B11]^2 + [.V$3]^2)" office:value-type="float" office:value="2.02484567313166" calcext:value-type="float">
            <text:p>2.02</text:p>
          </table:table-cell>
          <table:table-cell table:formula="of:=SQRT( [.$B11]^2 + [.W$3]^2)" office:value-type="float" office:value="2.11896201004171" calcext:value-type="float">
            <text:p>2.12</text:p>
          </table:table-cell>
          <table:table-cell table:formula="of:=SQRT( [.$B11]^2 + [.X$3]^2)" office:value-type="float" office:value="2.21359436211787" calcext:value-type="float">
            <text:p>2.21</text:p>
          </table:table-cell>
          <table:table-cell table:formula="of:=SQRT( [.$B11]^2 + [.Y$3]^2)" office:value-type="float" office:value="2.30867927612304" calcext:value-type="float">
            <text:p>2.31</text:p>
          </table:table-cell>
          <table:table-cell table:formula="of:=SQRT( [.$B11]^2 + [.Z$3]^2)" office:value-type="float" office:value="2.40416305603426" calcext:value-type="float">
            <text:p>2.4</text:p>
          </table:table-cell>
          <table:table-cell table:formula="of:=SQRT( [.$B11]^2 + [.AA$3]^2)" office:value-type="float" office:value="2.5" calcext:value-type="float">
            <text:p>2.5</text:p>
          </table:table-cell>
          <table:table-cell table:formula="of:=SQRT( [.$B11]^2 + [.AB$3]^2)" office:value-type="float" office:value="2.59615099714943" calcext:value-type="float">
            <text:p>2.6</text:p>
          </table:table-cell>
          <table:table-cell table:formula="of:=SQRT( [.$B11]^2 + [.AC$3]^2)" office:value-type="float" office:value="2.69258240356725" calcext:value-type="float">
            <text:p>2.69</text:p>
          </table:table-cell>
          <table:table-cell table:formula="of:=SQRT( [.$B11]^2 + [.AD$3]^2)" office:value-type="float" office:value="2.78926513619627" calcext:value-type="float">
            <text:p>2.79</text:p>
          </table:table-cell>
          <table:table-cell table:formula="of:=SQRT( [.$B11]^2 + [.AE$3]^2)" office:value-type="float" office:value="2.88617393793236" calcext:value-type="float">
            <text:p>2.89</text:p>
          </table:table-cell>
          <table:table-cell table:formula="of:=SQRT( [.$B11]^2 + [.AF$3]^2)" office:value-type="float" office:value="2.98328677803526" calcext:value-type="float">
            <text:p>2.98</text:p>
          </table:table-cell>
          <table:table-cell table:formula="of:=SQRT( [.$B11]^2 + [.AG$3]^2)" office:value-type="float" office:value="3.08058436014987" calcext:value-type="float">
            <text:p>3.08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formula="of:=SQRT( [.$B12]^2 + [.C$3]^2)" office:value-type="float" office:value="0.8" calcext:value-type="float">
            <text:p>0.8</text:p>
          </table:table-cell>
          <table:table-cell table:formula="of:=SQRT( [.$B12]^2 + [.D$3]^2)" office:value-type="float" office:value="0.806225774829855" calcext:value-type="float">
            <text:p>0.81</text:p>
          </table:table-cell>
          <table:table-cell table:formula="of:=SQRT( [.$B12]^2 + [.E$3]^2)" office:value-type="float" office:value="0.824621125123532" calcext:value-type="float">
            <text:p>0.82</text:p>
          </table:table-cell>
          <table:table-cell table:formula="of:=SQRT( [.$B12]^2 + [.F$3]^2)" office:value-type="float" office:value="0.854400374531753" calcext:value-type="float">
            <text:p>0.85</text:p>
          </table:table-cell>
          <table:table-cell table:formula="of:=SQRT( [.$B12]^2 + [.G$3]^2)" office:value-type="float" office:value="0.894427190999916" calcext:value-type="float">
            <text:p>0.89</text:p>
          </table:table-cell>
          <table:table-cell table:formula="of:=SQRT( [.$B12]^2 + [.H$3]^2)" office:value-type="float" office:value="0.943398113205661" calcext:value-type="float">
            <text:p>0.94</text:p>
          </table:table-cell>
          <table:table-cell table:formula="of:=SQRT( [.$B12]^2 + [.I$3]^2)" office:value-type="float" office:value="1" calcext:value-type="float">
            <text:p>1</text:p>
          </table:table-cell>
          <table:table-cell table:formula="of:=SQRT( [.$B12]^2 + [.J$3]^2)" office:value-type="float" office:value="1.06301458127347" calcext:value-type="float">
            <text:p>1.06</text:p>
          </table:table-cell>
          <table:table-cell table:formula="of:=SQRT( [.$B12]^2 + [.K$3]^2)" office:value-type="float" office:value="1.13137084989848" calcext:value-type="float">
            <text:p>1.13</text:p>
          </table:table-cell>
          <table:table-cell table:formula="of:=SQRT( [.$B12]^2 + [.L$3]^2)" office:value-type="float" office:value="1.20415945787923" calcext:value-type="float">
            <text:p>1.2</text:p>
          </table:table-cell>
          <table:table-cell table:formula="of:=SQRT( [.$B12]^2 + [.M$3]^2)" office:value-type="float" office:value="1.28062484748657" calcext:value-type="float">
            <text:p>1.28</text:p>
          </table:table-cell>
          <table:table-cell table:formula="of:=SQRT( [.$B12]^2 + [.N$3]^2)" office:value-type="float" office:value="1.36014705087354" calcext:value-type="float">
            <text:p>1.36</text:p>
          </table:table-cell>
          <table:table-cell table:formula="of:=SQRT( [.$B12]^2 + [.O$3]^2)" office:value-type="float" office:value="1.4422205101856" calcext:value-type="float">
            <text:p>1.44</text:p>
          </table:table-cell>
          <table:table-cell table:formula="of:=SQRT( [.$B12]^2 + [.P$3]^2)" office:value-type="float" office:value="1.52643375224737" calcext:value-type="float">
            <text:p>1.53</text:p>
          </table:table-cell>
          <table:table-cell table:formula="of:=SQRT( [.$B12]^2 + [.Q$3]^2)" office:value-type="float" office:value="1.61245154965971" calcext:value-type="float">
            <text:p>1.61</text:p>
          </table:table-cell>
          <table:table-cell table:formula="of:=SQRT( [.$B12]^2 + [.R$3]^2)" office:value-type="float" office:value="1.7" calcext:value-type="float">
            <text:p>1.7</text:p>
          </table:table-cell>
          <table:table-cell table:formula="of:=SQRT( [.$B12]^2 + [.S$3]^2)" office:value-type="float" office:value="1.78885438199983" calcext:value-type="float">
            <text:p>1.79</text:p>
          </table:table-cell>
          <table:table-cell table:formula="of:=SQRT( [.$B12]^2 + [.T$3]^2)" office:value-type="float" office:value="1.87882942280559" calcext:value-type="float">
            <text:p>1.88</text:p>
          </table:table-cell>
          <table:table-cell table:formula="of:=SQRT( [.$B12]^2 + [.U$3]^2)" office:value-type="float" office:value="1.96977156035922" calcext:value-type="float">
            <text:p>1.97</text:p>
          </table:table-cell>
          <table:table-cell table:formula="of:=SQRT( [.$B12]^2 + [.V$3]^2)" office:value-type="float" office:value="2.06155281280883" calcext:value-type="float">
            <text:p>2.06</text:p>
          </table:table-cell>
          <table:table-cell table:formula="of:=SQRT( [.$B12]^2 + [.W$3]^2)" office:value-type="float" office:value="2.1540659228538" calcext:value-type="float">
            <text:p>2.15</text:p>
          </table:table-cell>
          <table:table-cell table:formula="of:=SQRT( [.$B12]^2 + [.X$3]^2)" office:value-type="float" office:value="2.24722050542442" calcext:value-type="float">
            <text:p>2.25</text:p>
          </table:table-cell>
          <table:table-cell table:formula="of:=SQRT( [.$B12]^2 + [.Y$3]^2)" office:value-type="float" office:value="2.34093998214392" calcext:value-type="float">
            <text:p>2.34</text:p>
          </table:table-cell>
          <table:table-cell table:formula="of:=SQRT( [.$B12]^2 + [.Z$3]^2)" office:value-type="float" office:value="2.43515913237718" calcext:value-type="float">
            <text:p>2.44</text:p>
          </table:table-cell>
          <table:table-cell table:formula="of:=SQRT( [.$B12]^2 + [.AA$3]^2)" office:value-type="float" office:value="2.5298221281347" calcext:value-type="float">
            <text:p>2.53</text:p>
          </table:table-cell>
          <table:table-cell table:formula="of:=SQRT( [.$B12]^2 + [.AB$3]^2)" office:value-type="float" office:value="2.62488094968134" calcext:value-type="float">
            <text:p>2.62</text:p>
          </table:table-cell>
          <table:table-cell table:formula="of:=SQRT( [.$B12]^2 + [.AC$3]^2)" office:value-type="float" office:value="2.72029410174709" calcext:value-type="float">
            <text:p>2.72</text:p>
          </table:table-cell>
          <table:table-cell table:formula="of:=SQRT( [.$B12]^2 + [.AD$3]^2)" office:value-type="float" office:value="2.81602556806574" calcext:value-type="float">
            <text:p>2.82</text:p>
          </table:table-cell>
          <table:table-cell table:formula="of:=SQRT( [.$B12]^2 + [.AE$3]^2)" office:value-type="float" office:value="2.91204395571221" calcext:value-type="float">
            <text:p>2.91</text:p>
          </table:table-cell>
          <table:table-cell table:formula="of:=SQRT( [.$B12]^2 + [.AF$3]^2)" office:value-type="float" office:value="3.00832179129826" calcext:value-type="float">
            <text:p>3.01</text:p>
          </table:table-cell>
          <table:table-cell table:formula="of:=SQRT( [.$B12]^2 + [.AG$3]^2)" office:value-type="float" office:value="3.104834939252" calcext:value-type="float">
            <text:p>3.1</text:p>
          </table:table-cell>
        </table:table-row>
        <table:table-row table:style-name="ro1">
          <table:table-cell/>
          <table:table-cell office:value-type="float" office:value="0.9" calcext:value-type="float">
            <text:p>0.9</text:p>
          </table:table-cell>
          <table:table-cell table:formula="of:=SQRT( [.$B13]^2 + [.C$3]^2)" office:value-type="float" office:value="0.9" calcext:value-type="float">
            <text:p>0.9</text:p>
          </table:table-cell>
          <table:table-cell table:formula="of:=SQRT( [.$B13]^2 + [.D$3]^2)" office:value-type="float" office:value="0.905538513813742" calcext:value-type="float">
            <text:p>0.91</text:p>
          </table:table-cell>
          <table:table-cell table:formula="of:=SQRT( [.$B13]^2 + [.E$3]^2)" office:value-type="float" office:value="0.921954445729289" calcext:value-type="float">
            <text:p>0.92</text:p>
          </table:table-cell>
          <table:table-cell table:formula="of:=SQRT( [.$B13]^2 + [.F$3]^2)" office:value-type="float" office:value="0.948683298050514" calcext:value-type="float">
            <text:p>0.95</text:p>
          </table:table-cell>
          <table:table-cell table:formula="of:=SQRT( [.$B13]^2 + [.G$3]^2)" office:value-type="float" office:value="0.98488578017961" calcext:value-type="float">
            <text:p>0.98</text:p>
          </table:table-cell>
          <table:table-cell table:formula="of:=SQRT( [.$B13]^2 + [.H$3]^2)" office:value-type="float" office:value="1.0295630140987" calcext:value-type="float">
            <text:p>1.03</text:p>
          </table:table-cell>
          <table:table-cell table:formula="of:=SQRT( [.$B13]^2 + [.I$3]^2)" office:value-type="float" office:value="1.0816653826392" calcext:value-type="float">
            <text:p>1.08</text:p>
          </table:table-cell>
          <table:table-cell table:formula="of:=SQRT( [.$B13]^2 + [.J$3]^2)" office:value-type="float" office:value="1.14017542509914" calcext:value-type="float">
            <text:p>1.14</text:p>
          </table:table-cell>
          <table:table-cell table:formula="of:=SQRT( [.$B13]^2 + [.K$3]^2)" office:value-type="float" office:value="1.20415945787923" calcext:value-type="float">
            <text:p>1.2</text:p>
          </table:table-cell>
          <table:table-cell table:formula="of:=SQRT( [.$B13]^2 + [.L$3]^2)" office:value-type="float" office:value="1.27279220613579" calcext:value-type="float">
            <text:p>1.27</text:p>
          </table:table-cell>
          <table:table-cell table:formula="of:=SQRT( [.$B13]^2 + [.M$3]^2)" office:value-type="float" office:value="1.34536240470737" calcext:value-type="float">
            <text:p>1.35</text:p>
          </table:table-cell>
          <table:table-cell table:formula="of:=SQRT( [.$B13]^2 + [.N$3]^2)" office:value-type="float" office:value="1.42126704035519" calcext:value-type="float">
            <text:p>1.42</text:p>
          </table:table-cell>
          <table:table-cell table:formula="of:=SQRT( [.$B13]^2 + [.O$3]^2)" office:value-type="float" office:value="1.5" calcext:value-type="float">
            <text:p>1.5</text:p>
          </table:table-cell>
          <table:table-cell table:formula="of:=SQRT( [.$B13]^2 + [.P$3]^2)" office:value-type="float" office:value="1.58113883008419" calcext:value-type="float">
            <text:p>1.58</text:p>
          </table:table-cell>
          <table:table-cell table:formula="of:=SQRT( [.$B13]^2 + [.Q$3]^2)" office:value-type="float" office:value="1.66433169770932" calcext:value-type="float">
            <text:p>1.66</text:p>
          </table:table-cell>
          <table:table-cell table:formula="of:=SQRT( [.$B13]^2 + [.R$3]^2)" office:value-type="float" office:value="1.74928556845359" calcext:value-type="float">
            <text:p>1.75</text:p>
          </table:table-cell>
          <table:table-cell table:formula="of:=SQRT( [.$B13]^2 + [.S$3]^2)" office:value-type="float" office:value="1.83575597506858" calcext:value-type="float">
            <text:p>1.84</text:p>
          </table:table-cell>
          <table:table-cell table:formula="of:=SQRT( [.$B13]^2 + [.T$3]^2)" office:value-type="float" office:value="1.92353840616713" calcext:value-type="float">
            <text:p>1.92</text:p>
          </table:table-cell>
          <table:table-cell table:formula="of:=SQRT( [.$B13]^2 + [.U$3]^2)" office:value-type="float" office:value="2.01246117974981" calcext:value-type="float">
            <text:p>2.01</text:p>
          </table:table-cell>
          <table:table-cell table:formula="of:=SQRT( [.$B13]^2 + [.V$3]^2)" office:value-type="float" office:value="2.10237960416286" calcext:value-type="float">
            <text:p>2.1</text:p>
          </table:table-cell>
          <table:table-cell table:formula="of:=SQRT( [.$B13]^2 + [.W$3]^2)" office:value-type="float" office:value="2.19317121994613" calcext:value-type="float">
            <text:p>2.19</text:p>
          </table:table-cell>
          <table:table-cell table:formula="of:=SQRT( [.$B13]^2 + [.X$3]^2)" office:value-type="float" office:value="2.28473193175917" calcext:value-type="float">
            <text:p>2.28</text:p>
          </table:table-cell>
          <table:table-cell table:formula="of:=SQRT( [.$B13]^2 + [.Y$3]^2)" office:value-type="float" office:value="2.37697286480094" calcext:value-type="float">
            <text:p>2.38</text:p>
          </table:table-cell>
          <table:table-cell table:formula="of:=SQRT( [.$B13]^2 + [.Z$3]^2)" office:value-type="float" office:value="2.46981780704569" calcext:value-type="float">
            <text:p>2.47</text:p>
          </table:table-cell>
          <table:table-cell table:formula="of:=SQRT( [.$B13]^2 + [.AA$3]^2)" office:value-type="float" office:value="2.56320112359526" calcext:value-type="float">
            <text:p>2.56</text:p>
          </table:table-cell>
          <table:table-cell table:formula="of:=SQRT( [.$B13]^2 + [.AB$3]^2)" office:value-type="float" office:value="2.65706605111728" calcext:value-type="float">
            <text:p>2.66</text:p>
          </table:table-cell>
          <table:table-cell table:formula="of:=SQRT( [.$B13]^2 + [.AC$3]^2)" office:value-type="float" office:value="2.75136329843952" calcext:value-type="float">
            <text:p>2.75</text:p>
          </table:table-cell>
          <table:table-cell table:formula="of:=SQRT( [.$B13]^2 + [.AD$3]^2)" office:value-type="float" office:value="2.84604989415154" calcext:value-type="float">
            <text:p>2.85</text:p>
          </table:table-cell>
          <table:table-cell table:formula="of:=SQRT( [.$B13]^2 + [.AE$3]^2)" office:value-type="float" office:value="2.94108823397055" calcext:value-type="float">
            <text:p>2.94</text:p>
          </table:table-cell>
          <table:table-cell table:formula="of:=SQRT( [.$B13]^2 + [.AF$3]^2)" office:value-type="float" office:value="3.0364452901378" calcext:value-type="float">
            <text:p>3.04</text:p>
          </table:table-cell>
          <table:table-cell table:formula="of:=SQRT( [.$B13]^2 + [.AG$3]^2)" office:value-type="float" office:value="3.13209195267317" calcext:value-type="float">
            <text:p>3.1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QRT( [.$B14]^2 + [.C$3]^2)" office:value-type="float" office:value="1" calcext:value-type="float">
            <text:p>1</text:p>
          </table:table-cell>
          <table:table-cell table:formula="of:=SQRT( [.$B14]^2 + [.D$3]^2)" office:value-type="float" office:value="1.00498756211209" calcext:value-type="float">
            <text:p>1</text:p>
          </table:table-cell>
          <table:table-cell table:formula="of:=SQRT( [.$B14]^2 + [.E$3]^2)" office:value-type="float" office:value="1.01980390271856" calcext:value-type="float">
            <text:p>1.02</text:p>
          </table:table-cell>
          <table:table-cell table:formula="of:=SQRT( [.$B14]^2 + [.F$3]^2)" office:value-type="float" office:value="1.04403065089106" calcext:value-type="float">
            <text:p>1.04</text:p>
          </table:table-cell>
          <table:table-cell table:formula="of:=SQRT( [.$B14]^2 + [.G$3]^2)" office:value-type="float" office:value="1.0770329614269" calcext:value-type="float">
            <text:p>1.08</text:p>
          </table:table-cell>
          <table:table-cell table:formula="of:=SQRT( [.$B14]^2 + [.H$3]^2)" office:value-type="float" office:value="1.1180339887499" calcext:value-type="float">
            <text:p>1.12</text:p>
          </table:table-cell>
          <table:table-cell table:formula="of:=SQRT( [.$B14]^2 + [.I$3]^2)" office:value-type="float" office:value="1.16619037896906" calcext:value-type="float">
            <text:p>1.17</text:p>
          </table:table-cell>
          <table:table-cell table:formula="of:=SQRT( [.$B14]^2 + [.J$3]^2)" office:value-type="float" office:value="1.22065556157337" calcext:value-type="float">
            <text:p>1.22</text:p>
          </table:table-cell>
          <table:table-cell table:formula="of:=SQRT( [.$B14]^2 + [.K$3]^2)" office:value-type="float" office:value="1.28062484748657" calcext:value-type="float">
            <text:p>1.28</text:p>
          </table:table-cell>
          <table:table-cell table:formula="of:=SQRT( [.$B14]^2 + [.L$3]^2)" office:value-type="float" office:value="1.34536240470737" calcext:value-type="float">
            <text:p>1.35</text:p>
          </table:table-cell>
          <table:table-cell table:formula="of:=SQRT( [.$B14]^2 + [.M$3]^2)" office:value-type="float" office:value="1.4142135623731" calcext:value-type="float">
            <text:p>1.41</text:p>
          </table:table-cell>
          <table:table-cell table:formula="of:=SQRT( [.$B14]^2 + [.N$3]^2)" office:value-type="float" office:value="1.48660687473185" calcext:value-type="float">
            <text:p>1.49</text:p>
          </table:table-cell>
          <table:table-cell table:formula="of:=SQRT( [.$B14]^2 + [.O$3]^2)" office:value-type="float" office:value="1.56204993518133" calcext:value-type="float">
            <text:p>1.56</text:p>
          </table:table-cell>
          <table:table-cell table:formula="of:=SQRT( [.$B14]^2 + [.P$3]^2)" office:value-type="float" office:value="1.64012194668567" calcext:value-type="float">
            <text:p>1.64</text:p>
          </table:table-cell>
          <table:table-cell table:formula="of:=SQRT( [.$B14]^2 + [.Q$3]^2)" office:value-type="float" office:value="1.72046505340853" calcext:value-type="float">
            <text:p>1.72</text:p>
          </table:table-cell>
          <table:table-cell table:formula="of:=SQRT( [.$B14]^2 + [.R$3]^2)" office:value-type="float" office:value="1.80277563773199" calcext:value-type="float">
            <text:p>1.8</text:p>
          </table:table-cell>
          <table:table-cell table:formula="of:=SQRT( [.$B14]^2 + [.S$3]^2)" office:value-type="float" office:value="1.88679622641132" calcext:value-type="float">
            <text:p>1.89</text:p>
          </table:table-cell>
          <table:table-cell table:formula="of:=SQRT( [.$B14]^2 + [.T$3]^2)" office:value-type="float" office:value="1.9723082923316" calcext:value-type="float">
            <text:p>1.97</text:p>
          </table:table-cell>
          <table:table-cell table:formula="of:=SQRT( [.$B14]^2 + [.U$3]^2)" office:value-type="float" office:value="2.0591260281974" calcext:value-type="float">
            <text:p>2.06</text:p>
          </table:table-cell>
          <table:table-cell table:formula="of:=SQRT( [.$B14]^2 + [.V$3]^2)" office:value-type="float" office:value="2.14709105535839" calcext:value-type="float">
            <text:p>2.15</text:p>
          </table:table-cell>
          <table:table-cell table:formula="of:=SQRT( [.$B14]^2 + [.W$3]^2)" office:value-type="float" office:value="2.23606797749979" calcext:value-type="float">
            <text:p>2.24</text:p>
          </table:table-cell>
          <table:table-cell table:formula="of:=SQRT( [.$B14]^2 + [.X$3]^2)" office:value-type="float" office:value="2.3259406699226" calcext:value-type="float">
            <text:p>2.33</text:p>
          </table:table-cell>
          <table:table-cell table:formula="of:=SQRT( [.$B14]^2 + [.Y$3]^2)" office:value-type="float" office:value="2.41660919471891" calcext:value-type="float">
            <text:p>2.42</text:p>
          </table:table-cell>
          <table:table-cell table:formula="of:=SQRT( [.$B14]^2 + [.Z$3]^2)" office:value-type="float" office:value="2.50798724079689" calcext:value-type="float">
            <text:p>2.51</text:p>
          </table:table-cell>
          <table:table-cell table:formula="of:=SQRT( [.$B14]^2 + [.AA$3]^2)" office:value-type="float" office:value="2.6" calcext:value-type="float">
            <text:p>2.6</text:p>
          </table:table-cell>
          <table:table-cell table:formula="of:=SQRT( [.$B14]^2 + [.AB$3]^2)" office:value-type="float" office:value="2.69258240356725" calcext:value-type="float">
            <text:p>2.69</text:p>
          </table:table-cell>
          <table:table-cell table:formula="of:=SQRT( [.$B14]^2 + [.AC$3]^2)" office:value-type="float" office:value="2.78567765543682" calcext:value-type="float">
            <text:p>2.79</text:p>
          </table:table-cell>
          <table:table-cell table:formula="of:=SQRT( [.$B14]^2 + [.AD$3]^2)" office:value-type="float" office:value="2.87923600977759" calcext:value-type="float">
            <text:p>2.88</text:p>
          </table:table-cell>
          <table:table-cell table:formula="of:=SQRT( [.$B14]^2 + [.AE$3]^2)" office:value-type="float" office:value="2.9732137494637" calcext:value-type="float">
            <text:p>2.97</text:p>
          </table:table-cell>
          <table:table-cell table:formula="of:=SQRT( [.$B14]^2 + [.AF$3]^2)" office:value-type="float" office:value="3.06757233003559" calcext:value-type="float">
            <text:p>3.07</text:p>
          </table:table-cell>
          <table:table-cell table:formula="of:=SQRT( [.$B14]^2 + [.AG$3]^2)" office:value-type="float" office:value="3.16227766016838" calcext:value-type="float">
            <text:p>3.16</text:p>
          </table:table-cell>
        </table:table-row>
        <table:table-row table:style-name="ro1">
          <table:table-cell/>
          <table:table-cell office:value-type="float" office:value="1.1" calcext:value-type="float">
            <text:p>1.1</text:p>
          </table:table-cell>
          <table:table-cell table:formula="of:=SQRT( [.$B15]^2 + [.C$3]^2)" office:value-type="float" office:value="1.1" calcext:value-type="float">
            <text:p>1.1</text:p>
          </table:table-cell>
          <table:table-cell table:formula="of:=SQRT( [.$B15]^2 + [.D$3]^2)" office:value-type="float" office:value="1.10453610171873" calcext:value-type="float">
            <text:p>1.1</text:p>
          </table:table-cell>
          <table:table-cell table:formula="of:=SQRT( [.$B15]^2 + [.E$3]^2)" office:value-type="float" office:value="1.1180339887499" calcext:value-type="float">
            <text:p>1.12</text:p>
          </table:table-cell>
          <table:table-cell table:formula="of:=SQRT( [.$B15]^2 + [.F$3]^2)" office:value-type="float" office:value="1.14017542509914" calcext:value-type="float">
            <text:p>1.14</text:p>
          </table:table-cell>
          <table:table-cell table:formula="of:=SQRT( [.$B15]^2 + [.G$3]^2)" office:value-type="float" office:value="1.17046999107196" calcext:value-type="float">
            <text:p>1.17</text:p>
          </table:table-cell>
          <table:table-cell table:formula="of:=SQRT( [.$B15]^2 + [.H$3]^2)" office:value-type="float" office:value="1.20830459735946" calcext:value-type="float">
            <text:p>1.21</text:p>
          </table:table-cell>
          <table:table-cell table:formula="of:=SQRT( [.$B15]^2 + [.I$3]^2)" office:value-type="float" office:value="1.25299640861417" calcext:value-type="float">
            <text:p>1.25</text:p>
          </table:table-cell>
          <table:table-cell table:formula="of:=SQRT( [.$B15]^2 + [.J$3]^2)" office:value-type="float" office:value="1.30384048104053" calcext:value-type="float">
            <text:p>1.3</text:p>
          </table:table-cell>
          <table:table-cell table:formula="of:=SQRT( [.$B15]^2 + [.K$3]^2)" office:value-type="float" office:value="1.36014705087354" calcext:value-type="float">
            <text:p>1.36</text:p>
          </table:table-cell>
          <table:table-cell table:formula="of:=SQRT( [.$B15]^2 + [.L$3]^2)" office:value-type="float" office:value="1.42126704035519" calcext:value-type="float">
            <text:p>1.42</text:p>
          </table:table-cell>
          <table:table-cell table:formula="of:=SQRT( [.$B15]^2 + [.M$3]^2)" office:value-type="float" office:value="1.48660687473185" calcext:value-type="float">
            <text:p>1.49</text:p>
          </table:table-cell>
          <table:table-cell table:formula="of:=SQRT( [.$B15]^2 + [.N$3]^2)" office:value-type="float" office:value="1.5556349186104" calcext:value-type="float">
            <text:p>1.56</text:p>
          </table:table-cell>
          <table:table-cell table:formula="of:=SQRT( [.$B15]^2 + [.O$3]^2)" office:value-type="float" office:value="1.62788205960997" calcext:value-type="float">
            <text:p>1.63</text:p>
          </table:table-cell>
          <table:table-cell table:formula="of:=SQRT( [.$B15]^2 + [.P$3]^2)" office:value-type="float" office:value="1.70293863659264" calcext:value-type="float">
            <text:p>1.7</text:p>
          </table:table-cell>
          <table:table-cell table:formula="of:=SQRT( [.$B15]^2 + [.Q$3]^2)" office:value-type="float" office:value="1.78044938147649" calcext:value-type="float">
            <text:p>1.78</text:p>
          </table:table-cell>
          <table:table-cell table:formula="of:=SQRT( [.$B15]^2 + [.R$3]^2)" office:value-type="float" office:value="1.86010752377383" calcext:value-type="float">
            <text:p>1.86</text:p>
          </table:table-cell>
          <table:table-cell table:formula="of:=SQRT( [.$B15]^2 + [.S$3]^2)" office:value-type="float" office:value="1.94164878389476" calcext:value-type="float">
            <text:p>1.94</text:p>
          </table:table-cell>
          <table:table-cell table:formula="of:=SQRT( [.$B15]^2 + [.T$3]^2)" office:value-type="float" office:value="2.02484567313166" calcext:value-type="float">
            <text:p>2.02</text:p>
          </table:table-cell>
          <table:table-cell table:formula="of:=SQRT( [.$B15]^2 + [.U$3]^2)" office:value-type="float" office:value="2.1095023109729" calcext:value-type="float">
            <text:p>2.11</text:p>
          </table:table-cell>
          <table:table-cell table:formula="of:=SQRT( [.$B15]^2 + [.V$3]^2)" office:value-type="float" office:value="2.19544984001001" calcext:value-type="float">
            <text:p>2.2</text:p>
          </table:table-cell>
          <table:table-cell table:formula="of:=SQRT( [.$B15]^2 + [.W$3]^2)" office:value-type="float" office:value="2.28254244210267" calcext:value-type="float">
            <text:p>2.28</text:p>
          </table:table-cell>
          <table:table-cell table:formula="of:=SQRT( [.$B15]^2 + [.X$3]^2)" office:value-type="float" office:value="2.37065391822594" calcext:value-type="float">
            <text:p>2.37</text:p>
          </table:table-cell>
          <table:table-cell table:formula="of:=SQRT( [.$B15]^2 + [.Y$3]^2)" office:value-type="float" office:value="2.45967477524977" calcext:value-type="float">
            <text:p>2.46</text:p>
          </table:table-cell>
          <table:table-cell table:formula="of:=SQRT( [.$B15]^2 + [.Z$3]^2)" office:value-type="float" office:value="2.54950975679639" calcext:value-type="float">
            <text:p>2.55</text:p>
          </table:table-cell>
          <table:table-cell table:formula="of:=SQRT( [.$B15]^2 + [.AA$3]^2)" office:value-type="float" office:value="2.64007575648882" calcext:value-type="float">
            <text:p>2.64</text:p>
          </table:table-cell>
          <table:table-cell table:formula="of:=SQRT( [.$B15]^2 + [.AB$3]^2)" office:value-type="float" office:value="2.73130005674953" calcext:value-type="float">
            <text:p>2.73</text:p>
          </table:table-cell>
          <table:table-cell table:formula="of:=SQRT( [.$B15]^2 + [.AC$3]^2)" office:value-type="float" office:value="2.82311884269862" calcext:value-type="float">
            <text:p>2.82</text:p>
          </table:table-cell>
          <table:table-cell table:formula="of:=SQRT( [.$B15]^2 + [.AD$3]^2)" office:value-type="float" office:value="2.91547594742265" calcext:value-type="float">
            <text:p>2.92</text:p>
          </table:table-cell>
          <table:table-cell table:formula="of:=SQRT( [.$B15]^2 + [.AE$3]^2)" office:value-type="float" office:value="3.00832179129826" calcext:value-type="float">
            <text:p>3.01</text:p>
          </table:table-cell>
          <table:table-cell table:formula="of:=SQRT( [.$B15]^2 + [.AF$3]^2)" office:value-type="float" office:value="3.10161248385416" calcext:value-type="float">
            <text:p>3.1</text:p>
          </table:table-cell>
          <table:table-cell table:formula="of:=SQRT( [.$B15]^2 + [.AG$3]^2)" office:value-type="float" office:value="3.19530906173409" calcext:value-type="float">
            <text:p>3.2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table:formula="of:=SQRT( [.$B16]^2 + [.C$3]^2)" office:value-type="float" office:value="1.2" calcext:value-type="float">
            <text:p>1.2</text:p>
          </table:table-cell>
          <table:table-cell table:formula="of:=SQRT( [.$B16]^2 + [.D$3]^2)" office:value-type="float" office:value="1.20415945787923" calcext:value-type="float">
            <text:p>1.2</text:p>
          </table:table-cell>
          <table:table-cell table:formula="of:=SQRT( [.$B16]^2 + [.E$3]^2)" office:value-type="float" office:value="1.21655250605964" calcext:value-type="float">
            <text:p>1.22</text:p>
          </table:table-cell>
          <table:table-cell table:formula="of:=SQRT( [.$B16]^2 + [.F$3]^2)" office:value-type="float" office:value="1.2369316876853" calcext:value-type="float">
            <text:p>1.24</text:p>
          </table:table-cell>
          <table:table-cell table:formula="of:=SQRT( [.$B16]^2 + [.G$3]^2)" office:value-type="float" office:value="1.26491106406735" calcext:value-type="float">
            <text:p>1.26</text:p>
          </table:table-cell>
          <table:table-cell table:formula="of:=SQRT( [.$B16]^2 + [.H$3]^2)" office:value-type="float" office:value="1.3" calcext:value-type="float">
            <text:p>1.3</text:p>
          </table:table-cell>
          <table:table-cell table:formula="of:=SQRT( [.$B16]^2 + [.I$3]^2)" office:value-type="float" office:value="1.34164078649987" calcext:value-type="float">
            <text:p>1.34</text:p>
          </table:table-cell>
          <table:table-cell table:formula="of:=SQRT( [.$B16]^2 + [.J$3]^2)" office:value-type="float" office:value="1.38924439894498" calcext:value-type="float">
            <text:p>1.39</text:p>
          </table:table-cell>
          <table:table-cell table:formula="of:=SQRT( [.$B16]^2 + [.K$3]^2)" office:value-type="float" office:value="1.4422205101856" calcext:value-type="float">
            <text:p>1.44</text:p>
          </table:table-cell>
          <table:table-cell table:formula="of:=SQRT( [.$B16]^2 + [.L$3]^2)" office:value-type="float" office:value="1.5" calcext:value-type="float">
            <text:p>1.5</text:p>
          </table:table-cell>
          <table:table-cell table:formula="of:=SQRT( [.$B16]^2 + [.M$3]^2)" office:value-type="float" office:value="1.56204993518133" calcext:value-type="float">
            <text:p>1.56</text:p>
          </table:table-cell>
          <table:table-cell table:formula="of:=SQRT( [.$B16]^2 + [.N$3]^2)" office:value-type="float" office:value="1.62788205960997" calcext:value-type="float">
            <text:p>1.63</text:p>
          </table:table-cell>
          <table:table-cell table:formula="of:=SQRT( [.$B16]^2 + [.O$3]^2)" office:value-type="float" office:value="1.69705627484771" calcext:value-type="float">
            <text:p>1.7</text:p>
          </table:table-cell>
          <table:table-cell table:formula="of:=SQRT( [.$B16]^2 + [.P$3]^2)" office:value-type="float" office:value="1.76918060129541" calcext:value-type="float">
            <text:p>1.77</text:p>
          </table:table-cell>
          <table:table-cell table:formula="of:=SQRT( [.$B16]^2 + [.Q$3]^2)" office:value-type="float" office:value="1.84390889145858" calcext:value-type="float">
            <text:p>1.84</text:p>
          </table:table-cell>
          <table:table-cell table:formula="of:=SQRT( [.$B16]^2 + [.R$3]^2)" office:value-type="float" office:value="1.92093727122985" calcext:value-type="float">
            <text:p>1.92</text:p>
          </table:table-cell>
          <table:table-cell table:formula="of:=SQRT( [.$B16]^2 + [.S$3]^2)" office:value-type="float" office:value="2" calcext:value-type="float">
            <text:p>2</text:p>
          </table:table-cell>
          <table:table-cell table:formula="of:=SQRT( [.$B16]^2 + [.T$3]^2)" office:value-type="float" office:value="2.08086520466848" calcext:value-type="float">
            <text:p>2.08</text:p>
          </table:table-cell>
          <table:table-cell table:formula="of:=SQRT( [.$B16]^2 + [.U$3]^2)" office:value-type="float" office:value="2.16333076527839" calcext:value-type="float">
            <text:p>2.16</text:p>
          </table:table-cell>
          <table:table-cell table:formula="of:=SQRT( [.$B16]^2 + [.V$3]^2)" office:value-type="float" office:value="2.24722050542442" calcext:value-type="float">
            <text:p>2.25</text:p>
          </table:table-cell>
          <table:table-cell table:formula="of:=SQRT( [.$B16]^2 + [.W$3]^2)" office:value-type="float" office:value="2.33238075793812" calcext:value-type="float">
            <text:p>2.33</text:p>
          </table:table-cell>
          <table:table-cell table:formula="of:=SQRT( [.$B16]^2 + [.X$3]^2)" office:value-type="float" office:value="2.41867732448956" calcext:value-type="float">
            <text:p>2.42</text:p>
          </table:table-cell>
          <table:table-cell table:formula="of:=SQRT( [.$B16]^2 + [.Y$3]^2)" office:value-type="float" office:value="2.50599281722833" calcext:value-type="float">
            <text:p>2.51</text:p>
          </table:table-cell>
          <table:table-cell table:formula="of:=SQRT( [.$B16]^2 + [.Z$3]^2)" office:value-type="float" office:value="2.59422435421457" calcext:value-type="float">
            <text:p>2.59</text:p>
          </table:table-cell>
          <table:table-cell table:formula="of:=SQRT( [.$B16]^2 + [.AA$3]^2)" office:value-type="float" office:value="2.68328157299975" calcext:value-type="float">
            <text:p>2.68</text:p>
          </table:table-cell>
          <table:table-cell table:formula="of:=SQRT( [.$B16]^2 + [.AB$3]^2)" office:value-type="float" office:value="2.77308492477241" calcext:value-type="float">
            <text:p>2.77</text:p>
          </table:table-cell>
          <table:table-cell table:formula="of:=SQRT( [.$B16]^2 + [.AC$3]^2)" office:value-type="float" office:value="2.86356421265527" calcext:value-type="float">
            <text:p>2.86</text:p>
          </table:table-cell>
          <table:table-cell table:formula="of:=SQRT( [.$B16]^2 + [.AD$3]^2)" office:value-type="float" office:value="2.95465734053883" calcext:value-type="float">
            <text:p>2.95</text:p>
          </table:table-cell>
          <table:table-cell table:formula="of:=SQRT( [.$B16]^2 + [.AE$3]^2)" office:value-type="float" office:value="3.04630924234556" calcext:value-type="float">
            <text:p>3.05</text:p>
          </table:table-cell>
          <table:table-cell table:formula="of:=SQRT( [.$B16]^2 + [.AF$3]^2)" office:value-type="float" office:value="3.13847096529504" calcext:value-type="float">
            <text:p>3.14</text:p>
          </table:table-cell>
          <table:table-cell table:formula="of:=SQRT( [.$B16]^2 + [.AG$3]^2)" office:value-type="float" office:value="3.2310988842807" calcext:value-type="float">
            <text:p>3.23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table:formula="of:=SQRT( [.$B17]^2 + [.C$3]^2)" office:value-type="float" office:value="1.3" calcext:value-type="float">
            <text:p>1.3</text:p>
          </table:table-cell>
          <table:table-cell table:formula="of:=SQRT( [.$B17]^2 + [.D$3]^2)" office:value-type="float" office:value="1.30384048104053" calcext:value-type="float">
            <text:p>1.3</text:p>
          </table:table-cell>
          <table:table-cell table:formula="of:=SQRT( [.$B17]^2 + [.E$3]^2)" office:value-type="float" office:value="1.31529464379659" calcext:value-type="float">
            <text:p>1.32</text:p>
          </table:table-cell>
          <table:table-cell table:formula="of:=SQRT( [.$B17]^2 + [.F$3]^2)" office:value-type="float" office:value="1.33416640641263" calcext:value-type="float">
            <text:p>1.33</text:p>
          </table:table-cell>
          <table:table-cell table:formula="of:=SQRT( [.$B17]^2 + [.G$3]^2)" office:value-type="float" office:value="1.36014705087354" calcext:value-type="float">
            <text:p>1.36</text:p>
          </table:table-cell>
          <table:table-cell table:formula="of:=SQRT( [.$B17]^2 + [.H$3]^2)" office:value-type="float" office:value="1.39283882771841" calcext:value-type="float">
            <text:p>1.39</text:p>
          </table:table-cell>
          <table:table-cell table:formula="of:=SQRT( [.$B17]^2 + [.I$3]^2)" office:value-type="float" office:value="1.43178210632764" calcext:value-type="float">
            <text:p>1.43</text:p>
          </table:table-cell>
          <table:table-cell table:formula="of:=SQRT( [.$B17]^2 + [.J$3]^2)" office:value-type="float" office:value="1.47648230602334" calcext:value-type="float">
            <text:p>1.48</text:p>
          </table:table-cell>
          <table:table-cell table:formula="of:=SQRT( [.$B17]^2 + [.K$3]^2)" office:value-type="float" office:value="1.52643375224737" calcext:value-type="float">
            <text:p>1.53</text:p>
          </table:table-cell>
          <table:table-cell table:formula="of:=SQRT( [.$B17]^2 + [.L$3]^2)" office:value-type="float" office:value="1.58113883008419" calcext:value-type="float">
            <text:p>1.58</text:p>
          </table:table-cell>
          <table:table-cell table:formula="of:=SQRT( [.$B17]^2 + [.M$3]^2)" office:value-type="float" office:value="1.64012194668567" calcext:value-type="float">
            <text:p>1.64</text:p>
          </table:table-cell>
          <table:table-cell table:formula="of:=SQRT( [.$B17]^2 + [.N$3]^2)" office:value-type="float" office:value="1.70293863659264" calcext:value-type="float">
            <text:p>1.7</text:p>
          </table:table-cell>
          <table:table-cell table:formula="of:=SQRT( [.$B17]^2 + [.O$3]^2)" office:value-type="float" office:value="1.76918060129541" calcext:value-type="float">
            <text:p>1.77</text:p>
          </table:table-cell>
          <table:table-cell table:formula="of:=SQRT( [.$B17]^2 + [.P$3]^2)" office:value-type="float" office:value="1.83847763108502" calcext:value-type="float">
            <text:p>1.84</text:p>
          </table:table-cell>
          <table:table-cell table:formula="of:=SQRT( [.$B17]^2 + [.Q$3]^2)" office:value-type="float" office:value="1.91049731745428" calcext:value-type="float">
            <text:p>1.91</text:p>
          </table:table-cell>
          <table:table-cell table:formula="of:=SQRT( [.$B17]^2 + [.R$3]^2)" office:value-type="float" office:value="1.98494332412792" calcext:value-type="float">
            <text:p>1.98</text:p>
          </table:table-cell>
          <table:table-cell table:formula="of:=SQRT( [.$B17]^2 + [.S$3]^2)" office:value-type="float" office:value="2.06155281280883" calcext:value-type="float">
            <text:p>2.06</text:p>
          </table:table-cell>
          <table:table-cell table:formula="of:=SQRT( [.$B17]^2 + [.T$3]^2)" office:value-type="float" office:value="2.14009345590327" calcext:value-type="float">
            <text:p>2.14</text:p>
          </table:table-cell>
          <table:table-cell table:formula="of:=SQRT( [.$B17]^2 + [.U$3]^2)" office:value-type="float" office:value="2.22036033111745" calcext:value-type="float">
            <text:p>2.22</text:p>
          </table:table-cell>
          <table:table-cell table:formula="of:=SQRT( [.$B17]^2 + [.V$3]^2)" office:value-type="float" office:value="2.30217288664427" calcext:value-type="float">
            <text:p>2.3</text:p>
          </table:table-cell>
          <table:table-cell table:formula="of:=SQRT( [.$B17]^2 + [.W$3]^2)" office:value-type="float" office:value="2.38537208837531" calcext:value-type="float">
            <text:p>2.39</text:p>
          </table:table-cell>
          <table:table-cell table:formula="of:=SQRT( [.$B17]^2 + [.X$3]^2)" office:value-type="float" office:value="2.46981780704569" calcext:value-type="float">
            <text:p>2.47</text:p>
          </table:table-cell>
          <table:table-cell table:formula="of:=SQRT( [.$B17]^2 + [.Y$3]^2)" office:value-type="float" office:value="2.55538646783613" calcext:value-type="float">
            <text:p>2.56</text:p>
          </table:table-cell>
          <table:table-cell table:formula="of:=SQRT( [.$B17]^2 + [.Z$3]^2)" office:value-type="float" office:value="2.64196896272458" calcext:value-type="float">
            <text:p>2.64</text:p>
          </table:table-cell>
          <table:table-cell table:formula="of:=SQRT( [.$B17]^2 + [.AA$3]^2)" office:value-type="float" office:value="2.72946881279124" calcext:value-type="float">
            <text:p>2.73</text:p>
          </table:table-cell>
          <table:table-cell table:formula="of:=SQRT( [.$B17]^2 + [.AB$3]^2)" office:value-type="float" office:value="2.81780056072107" calcext:value-type="float">
            <text:p>2.82</text:p>
          </table:table-cell>
          <table:table-cell table:formula="of:=SQRT( [.$B17]^2 + [.AC$3]^2)" office:value-type="float" office:value="2.90688837074973" calcext:value-type="float">
            <text:p>2.91</text:p>
          </table:table-cell>
          <table:table-cell table:formula="of:=SQRT( [.$B17]^2 + [.AD$3]^2)" office:value-type="float" office:value="2.99666481275434" calcext:value-type="float">
            <text:p>3</text:p>
          </table:table-cell>
          <table:table-cell table:formula="of:=SQRT( [.$B17]^2 + [.AE$3]^2)" office:value-type="float" office:value="3.08706980808663" calcext:value-type="float">
            <text:p>3.09</text:p>
          </table:table-cell>
          <table:table-cell table:formula="of:=SQRT( [.$B17]^2 + [.AF$3]^2)" office:value-type="float" office:value="3.17804971641414" calcext:value-type="float">
            <text:p>3.18</text:p>
          </table:table-cell>
          <table:table-cell table:formula="of:=SQRT( [.$B17]^2 + [.AG$3]^2)" office:value-type="float" office:value="3.26955654485436" calcext:value-type="float">
            <text:p>3.27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table:formula="of:=SQRT( [.$B18]^2 + [.C$3]^2)" office:value-type="float" office:value="1.4" calcext:value-type="float">
            <text:p>1.4</text:p>
          </table:table-cell>
          <table:table-cell table:formula="of:=SQRT( [.$B18]^2 + [.D$3]^2)" office:value-type="float" office:value="1.40356688476182" calcext:value-type="float">
            <text:p>1.4</text:p>
          </table:table-cell>
          <table:table-cell table:formula="of:=SQRT( [.$B18]^2 + [.E$3]^2)" office:value-type="float" office:value="1.4142135623731" calcext:value-type="float">
            <text:p>1.41</text:p>
          </table:table-cell>
          <table:table-cell table:formula="of:=SQRT( [.$B18]^2 + [.F$3]^2)" office:value-type="float" office:value="1.43178210632764" calcext:value-type="float">
            <text:p>1.43</text:p>
          </table:table-cell>
          <table:table-cell table:formula="of:=SQRT( [.$B18]^2 + [.G$3]^2)" office:value-type="float" office:value="1.4560219778561" calcext:value-type="float">
            <text:p>1.46</text:p>
          </table:table-cell>
          <table:table-cell table:formula="of:=SQRT( [.$B18]^2 + [.H$3]^2)" office:value-type="float" office:value="1.48660687473185" calcext:value-type="float">
            <text:p>1.49</text:p>
          </table:table-cell>
          <table:table-cell table:formula="of:=SQRT( [.$B18]^2 + [.I$3]^2)" office:value-type="float" office:value="1.52315462117278" calcext:value-type="float">
            <text:p>1.52</text:p>
          </table:table-cell>
          <table:table-cell table:formula="of:=SQRT( [.$B18]^2 + [.J$3]^2)" office:value-type="float" office:value="1.56524758424985" calcext:value-type="float">
            <text:p>1.57</text:p>
          </table:table-cell>
          <table:table-cell table:formula="of:=SQRT( [.$B18]^2 + [.K$3]^2)" office:value-type="float" office:value="1.61245154965971" calcext:value-type="float">
            <text:p>1.61</text:p>
          </table:table-cell>
          <table:table-cell table:formula="of:=SQRT( [.$B18]^2 + [.L$3]^2)" office:value-type="float" office:value="1.66433169770932" calcext:value-type="float">
            <text:p>1.66</text:p>
          </table:table-cell>
          <table:table-cell table:formula="of:=SQRT( [.$B18]^2 + [.M$3]^2)" office:value-type="float" office:value="1.72046505340853" calcext:value-type="float">
            <text:p>1.72</text:p>
          </table:table-cell>
          <table:table-cell table:formula="of:=SQRT( [.$B18]^2 + [.N$3]^2)" office:value-type="float" office:value="1.78044938147649" calcext:value-type="float">
            <text:p>1.78</text:p>
          </table:table-cell>
          <table:table-cell table:formula="of:=SQRT( [.$B18]^2 + [.O$3]^2)" office:value-type="float" office:value="1.84390889145858" calcext:value-type="float">
            <text:p>1.84</text:p>
          </table:table-cell>
          <table:table-cell table:formula="of:=SQRT( [.$B18]^2 + [.P$3]^2)" office:value-type="float" office:value="1.91049731745428" calcext:value-type="float">
            <text:p>1.91</text:p>
          </table:table-cell>
          <table:table-cell table:formula="of:=SQRT( [.$B18]^2 + [.Q$3]^2)" office:value-type="float" office:value="1.97989898732233" calcext:value-type="float">
            <text:p>1.98</text:p>
          </table:table-cell>
          <table:table-cell table:formula="of:=SQRT( [.$B18]^2 + [.R$3]^2)" office:value-type="float" office:value="2.05182845286832" calcext:value-type="float">
            <text:p>2.05</text:p>
          </table:table-cell>
          <table:table-cell table:formula="of:=SQRT( [.$B18]^2 + [.S$3]^2)" office:value-type="float" office:value="2.12602916254693" calcext:value-type="float">
            <text:p>2.13</text:p>
          </table:table-cell>
          <table:table-cell table:formula="of:=SQRT( [.$B18]^2 + [.T$3]^2)" office:value-type="float" office:value="2.20227155455452" calcext:value-type="float">
            <text:p>2.2</text:p>
          </table:table-cell>
          <table:table-cell table:formula="of:=SQRT( [.$B18]^2 + [.U$3]^2)" office:value-type="float" office:value="2.28035085019828" calcext:value-type="float">
            <text:p>2.28</text:p>
          </table:table-cell>
          <table:table-cell table:formula="of:=SQRT( [.$B18]^2 + [.V$3]^2)" office:value-type="float" office:value="2.36008474424119" calcext:value-type="float">
            <text:p>2.36</text:p>
          </table:table-cell>
          <table:table-cell table:formula="of:=SQRT( [.$B18]^2 + [.W$3]^2)" office:value-type="float" office:value="2.44131112314674" calcext:value-type="float">
            <text:p>2.44</text:p>
          </table:table-cell>
          <table:table-cell table:formula="of:=SQRT( [.$B18]^2 + [.X$3]^2)" office:value-type="float" office:value="2.52388589282479" calcext:value-type="float">
            <text:p>2.52</text:p>
          </table:table-cell>
          <table:table-cell table:formula="of:=SQRT( [.$B18]^2 + [.Y$3]^2)" office:value-type="float" office:value="2.60768096208106" calcext:value-type="float">
            <text:p>2.61</text:p>
          </table:table-cell>
          <table:table-cell table:formula="of:=SQRT( [.$B18]^2 + [.Z$3]^2)" office:value-type="float" office:value="2.69258240356725" calcext:value-type="float">
            <text:p>2.69</text:p>
          </table:table-cell>
          <table:table-cell table:formula="of:=SQRT( [.$B18]^2 + [.AA$3]^2)" office:value-type="float" office:value="2.77848879788996" calcext:value-type="float">
            <text:p>2.78</text:p>
          </table:table-cell>
          <table:table-cell table:formula="of:=SQRT( [.$B18]^2 + [.AB$3]^2)" office:value-type="float" office:value="2.86530975637888" calcext:value-type="float">
            <text:p>2.87</text:p>
          </table:table-cell>
          <table:table-cell table:formula="of:=SQRT( [.$B18]^2 + [.AC$3]^2)" office:value-type="float" office:value="2.95296461204668" calcext:value-type="float">
            <text:p>2.95</text:p>
          </table:table-cell>
          <table:table-cell table:formula="of:=SQRT( [.$B18]^2 + [.AD$3]^2)" office:value-type="float" office:value="3.04138126514911" calcext:value-type="float">
            <text:p>3.04</text:p>
          </table:table-cell>
          <table:table-cell table:formula="of:=SQRT( [.$B18]^2 + [.AE$3]^2)" office:value-type="float" office:value="3.13049516849971" calcext:value-type="float">
            <text:p>3.13</text:p>
          </table:table-cell>
          <table:table-cell table:formula="of:=SQRT( [.$B18]^2 + [.AF$3]^2)" office:value-type="float" office:value="3.22024843762092" calcext:value-type="float">
            <text:p>3.22</text:p>
          </table:table-cell>
          <table:table-cell table:formula="of:=SQRT( [.$B18]^2 + [.AG$3]^2)" office:value-type="float" office:value="3.31058907144937" calcext:value-type="float">
            <text:p>3.31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table:formula="of:=SQRT( [.$B19]^2 + [.C$3]^2)" office:value-type="float" office:value="1.5" calcext:value-type="float">
            <text:p>1.5</text:p>
          </table:table-cell>
          <table:table-cell table:formula="of:=SQRT( [.$B19]^2 + [.D$3]^2)" office:value-type="float" office:value="1.50332963783729" calcext:value-type="float">
            <text:p>1.5</text:p>
          </table:table-cell>
          <table:table-cell table:formula="of:=SQRT( [.$B19]^2 + [.E$3]^2)" office:value-type="float" office:value="1.51327459504216" calcext:value-type="float">
            <text:p>1.51</text:p>
          </table:table-cell>
          <table:table-cell table:formula="of:=SQRT( [.$B19]^2 + [.F$3]^2)" office:value-type="float" office:value="1.52970585407784" calcext:value-type="float">
            <text:p>1.53</text:p>
          </table:table-cell>
          <table:table-cell table:formula="of:=SQRT( [.$B19]^2 + [.G$3]^2)" office:value-type="float" office:value="1.552417469626" calcext:value-type="float">
            <text:p>1.55</text:p>
          </table:table-cell>
          <table:table-cell table:formula="of:=SQRT( [.$B19]^2 + [.H$3]^2)" office:value-type="float" office:value="1.58113883008419" calcext:value-type="float">
            <text:p>1.58</text:p>
          </table:table-cell>
          <table:table-cell table:formula="of:=SQRT( [.$B19]^2 + [.I$3]^2)" office:value-type="float" office:value="1.61554944214035" calcext:value-type="float">
            <text:p>1.62</text:p>
          </table:table-cell>
          <table:table-cell table:formula="of:=SQRT( [.$B19]^2 + [.J$3]^2)" office:value-type="float" office:value="1.65529453572468" calcext:value-type="float">
            <text:p>1.66</text:p>
          </table:table-cell>
          <table:table-cell table:formula="of:=SQRT( [.$B19]^2 + [.K$3]^2)" office:value-type="float" office:value="1.7" calcext:value-type="float">
            <text:p>1.7</text:p>
          </table:table-cell>
          <table:table-cell table:formula="of:=SQRT( [.$B19]^2 + [.L$3]^2)" office:value-type="float" office:value="1.74928556845359" calcext:value-type="float">
            <text:p>1.75</text:p>
          </table:table-cell>
          <table:table-cell table:formula="of:=SQRT( [.$B19]^2 + [.M$3]^2)" office:value-type="float" office:value="1.80277563773199" calcext:value-type="float">
            <text:p>1.8</text:p>
          </table:table-cell>
          <table:table-cell table:formula="of:=SQRT( [.$B19]^2 + [.N$3]^2)" office:value-type="float" office:value="1.86010752377383" calcext:value-type="float">
            <text:p>1.86</text:p>
          </table:table-cell>
          <table:table-cell table:formula="of:=SQRT( [.$B19]^2 + [.O$3]^2)" office:value-type="float" office:value="1.92093727122985" calcext:value-type="float">
            <text:p>1.92</text:p>
          </table:table-cell>
          <table:table-cell table:formula="of:=SQRT( [.$B19]^2 + [.P$3]^2)" office:value-type="float" office:value="1.98494332412792" calcext:value-type="float">
            <text:p>1.98</text:p>
          </table:table-cell>
          <table:table-cell table:formula="of:=SQRT( [.$B19]^2 + [.Q$3]^2)" office:value-type="float" office:value="2.05182845286832" calcext:value-type="float">
            <text:p>2.05</text:p>
          </table:table-cell>
          <table:table-cell table:formula="of:=SQRT( [.$B19]^2 + [.R$3]^2)" office:value-type="float" office:value="2.12132034355964" calcext:value-type="float">
            <text:p>2.12</text:p>
          </table:table-cell>
          <table:table-cell table:formula="of:=SQRT( [.$B19]^2 + [.S$3]^2)" office:value-type="float" office:value="2.19317121994613" calcext:value-type="float">
            <text:p>2.19</text:p>
          </table:table-cell>
          <table:table-cell table:formula="of:=SQRT( [.$B19]^2 + [.T$3]^2)" office:value-type="float" office:value="2.26715680975093" calcext:value-type="float">
            <text:p>2.27</text:p>
          </table:table-cell>
          <table:table-cell table:formula="of:=SQRT( [.$B19]^2 + [.U$3]^2)" office:value-type="float" office:value="2.343074902772" calcext:value-type="float">
            <text:p>2.34</text:p>
          </table:table-cell>
          <table:table-cell table:formula="of:=SQRT( [.$B19]^2 + [.V$3]^2)" office:value-type="float" office:value="2.42074368738204" calcext:value-type="float">
            <text:p>2.42</text:p>
          </table:table-cell>
          <table:table-cell table:formula="of:=SQRT( [.$B19]^2 + [.W$3]^2)" office:value-type="float" office:value="2.5" calcext:value-type="float">
            <text:p>2.5</text:p>
          </table:table-cell>
          <table:table-cell table:formula="of:=SQRT( [.$B19]^2 + [.X$3]^2)" office:value-type="float" office:value="2.58069758011279" calcext:value-type="float">
            <text:p>2.58</text:p>
          </table:table-cell>
          <table:table-cell table:formula="of:=SQRT( [.$B19]^2 + [.Y$3]^2)" office:value-type="float" office:value="2.66270539113887" calcext:value-type="float">
            <text:p>2.66</text:p>
          </table:table-cell>
          <table:table-cell table:formula="of:=SQRT( [.$B19]^2 + [.Z$3]^2)" office:value-type="float" office:value="2.7459060435492" calcext:value-type="float">
            <text:p>2.75</text:p>
          </table:table-cell>
          <table:table-cell table:formula="of:=SQRT( [.$B19]^2 + [.AA$3]^2)" office:value-type="float" office:value="2.83019433961698" calcext:value-type="float">
            <text:p>2.83</text:p>
          </table:table-cell>
          <table:table-cell table:formula="of:=SQRT( [.$B19]^2 + [.AB$3]^2)" office:value-type="float" office:value="2.91547594742265" calcext:value-type="float">
            <text:p>2.92</text:p>
          </table:table-cell>
          <table:table-cell table:formula="of:=SQRT( [.$B19]^2 + [.AC$3]^2)" office:value-type="float" office:value="3.00166620396073" calcext:value-type="float">
            <text:p>3</text:p>
          </table:table-cell>
          <table:table-cell table:formula="of:=SQRT( [.$B19]^2 + [.AD$3]^2)" office:value-type="float" office:value="3.0886890422961" calcext:value-type="float">
            <text:p>3.09</text:p>
          </table:table-cell>
          <table:table-cell table:formula="of:=SQRT( [.$B19]^2 + [.AE$3]^2)" office:value-type="float" office:value="3.17647603485372" calcext:value-type="float">
            <text:p>3.18</text:p>
          </table:table-cell>
          <table:table-cell table:formula="of:=SQRT( [.$B19]^2 + [.AF$3]^2)" office:value-type="float" office:value="3.2649655434629" calcext:value-type="float">
            <text:p>3.26</text:p>
          </table:table-cell>
          <table:table-cell table:formula="of:=SQRT( [.$B19]^2 + [.AG$3]^2)" office:value-type="float" office:value="3.35410196624968" calcext:value-type="float">
            <text:p>3.35</text:p>
          </table:table-cell>
        </table:table-row>
        <table:table-row table:style-name="ro1">
          <table:table-cell/>
          <table:table-cell office:value-type="float" office:value="1.6" calcext:value-type="float">
            <text:p>1.6</text:p>
          </table:table-cell>
          <table:table-cell table:formula="of:=SQRT( [.$B20]^2 + [.C$3]^2)" office:value-type="float" office:value="1.6" calcext:value-type="float">
            <text:p>1.6</text:p>
          </table:table-cell>
          <table:table-cell table:formula="of:=SQRT( [.$B20]^2 + [.D$3]^2)" office:value-type="float" office:value="1.60312195418814" calcext:value-type="float">
            <text:p>1.6</text:p>
          </table:table-cell>
          <table:table-cell table:formula="of:=SQRT( [.$B20]^2 + [.E$3]^2)" office:value-type="float" office:value="1.61245154965971" calcext:value-type="float">
            <text:p>1.61</text:p>
          </table:table-cell>
          <table:table-cell table:formula="of:=SQRT( [.$B20]^2 + [.F$3]^2)" office:value-type="float" office:value="1.62788205960997" calcext:value-type="float">
            <text:p>1.63</text:p>
          </table:table-cell>
          <table:table-cell table:formula="of:=SQRT( [.$B20]^2 + [.G$3]^2)" office:value-type="float" office:value="1.64924225024706" calcext:value-type="float">
            <text:p>1.65</text:p>
          </table:table-cell>
          <table:table-cell table:formula="of:=SQRT( [.$B20]^2 + [.H$3]^2)" office:value-type="float" office:value="1.67630546142402" calcext:value-type="float">
            <text:p>1.68</text:p>
          </table:table-cell>
          <table:table-cell table:formula="of:=SQRT( [.$B20]^2 + [.I$3]^2)" office:value-type="float" office:value="1.70880074906351" calcext:value-type="float">
            <text:p>1.71</text:p>
          </table:table-cell>
          <table:table-cell table:formula="of:=SQRT( [.$B20]^2 + [.J$3]^2)" office:value-type="float" office:value="1.7464249196573" calcext:value-type="float">
            <text:p>1.75</text:p>
          </table:table-cell>
          <table:table-cell table:formula="of:=SQRT( [.$B20]^2 + [.K$3]^2)" office:value-type="float" office:value="1.78885438199983" calcext:value-type="float">
            <text:p>1.79</text:p>
          </table:table-cell>
          <table:table-cell table:formula="of:=SQRT( [.$B20]^2 + [.L$3]^2)" office:value-type="float" office:value="1.83575597506858" calcext:value-type="float">
            <text:p>1.84</text:p>
          </table:table-cell>
          <table:table-cell table:formula="of:=SQRT( [.$B20]^2 + [.M$3]^2)" office:value-type="float" office:value="1.88679622641132" calcext:value-type="float">
            <text:p>1.89</text:p>
          </table:table-cell>
          <table:table-cell table:formula="of:=SQRT( [.$B20]^2 + [.N$3]^2)" office:value-type="float" office:value="1.94164878389476" calcext:value-type="float">
            <text:p>1.94</text:p>
          </table:table-cell>
          <table:table-cell table:formula="of:=SQRT( [.$B20]^2 + [.O$3]^2)" office:value-type="float" office:value="2" calcext:value-type="float">
            <text:p>2</text:p>
          </table:table-cell>
          <table:table-cell table:formula="of:=SQRT( [.$B20]^2 + [.P$3]^2)" office:value-type="float" office:value="2.06155281280883" calcext:value-type="float">
            <text:p>2.06</text:p>
          </table:table-cell>
          <table:table-cell table:formula="of:=SQRT( [.$B20]^2 + [.Q$3]^2)" office:value-type="float" office:value="2.12602916254693" calcext:value-type="float">
            <text:p>2.13</text:p>
          </table:table-cell>
          <table:table-cell table:formula="of:=SQRT( [.$B20]^2 + [.R$3]^2)" office:value-type="float" office:value="2.19317121994613" calcext:value-type="float">
            <text:p>2.19</text:p>
          </table:table-cell>
          <table:table-cell table:formula="of:=SQRT( [.$B20]^2 + [.S$3]^2)" office:value-type="float" office:value="2.26274169979695" calcext:value-type="float">
            <text:p>2.26</text:p>
          </table:table-cell>
          <table:table-cell table:formula="of:=SQRT( [.$B20]^2 + [.T$3]^2)" office:value-type="float" office:value="2.33452350598575" calcext:value-type="float">
            <text:p>2.33</text:p>
          </table:table-cell>
          <table:table-cell table:formula="of:=SQRT( [.$B20]^2 + [.U$3]^2)" office:value-type="float" office:value="2.40831891575846" calcext:value-type="float">
            <text:p>2.41</text:p>
          </table:table-cell>
          <table:table-cell table:formula="of:=SQRT( [.$B20]^2 + [.V$3]^2)" office:value-type="float" office:value="2.48394846967484" calcext:value-type="float">
            <text:p>2.48</text:p>
          </table:table-cell>
          <table:table-cell table:formula="of:=SQRT( [.$B20]^2 + [.W$3]^2)" office:value-type="float" office:value="2.56124969497314" calcext:value-type="float">
            <text:p>2.56</text:p>
          </table:table-cell>
          <table:table-cell table:formula="of:=SQRT( [.$B20]^2 + [.X$3]^2)" office:value-type="float" office:value="2.64007575648882" calcext:value-type="float">
            <text:p>2.64</text:p>
          </table:table-cell>
          <table:table-cell table:formula="of:=SQRT( [.$B20]^2 + [.Y$3]^2)" office:value-type="float" office:value="2.72029410174709" calcext:value-type="float">
            <text:p>2.72</text:p>
          </table:table-cell>
          <table:table-cell table:formula="of:=SQRT( [.$B20]^2 + [.Z$3]^2)" office:value-type="float" office:value="2.80178514522438" calcext:value-type="float">
            <text:p>2.8</text:p>
          </table:table-cell>
          <table:table-cell table:formula="of:=SQRT( [.$B20]^2 + [.AA$3]^2)" office:value-type="float" office:value="2.88444102037119" calcext:value-type="float">
            <text:p>2.88</text:p>
          </table:table-cell>
          <table:table-cell table:formula="of:=SQRT( [.$B20]^2 + [.AB$3]^2)" office:value-type="float" office:value="2.96816441593117" calcext:value-type="float">
            <text:p>2.97</text:p>
          </table:table-cell>
          <table:table-cell table:formula="of:=SQRT( [.$B20]^2 + [.AC$3]^2)" office:value-type="float" office:value="3.05286750449475" calcext:value-type="float">
            <text:p>3.05</text:p>
          </table:table-cell>
          <table:table-cell table:formula="of:=SQRT( [.$B20]^2 + [.AD$3]^2)" office:value-type="float" office:value="3.13847096529504" calcext:value-type="float">
            <text:p>3.14</text:p>
          </table:table-cell>
          <table:table-cell table:formula="of:=SQRT( [.$B20]^2 + [.AE$3]^2)" office:value-type="float" office:value="3.22490309931942" calcext:value-type="float">
            <text:p>3.22</text:p>
          </table:table-cell>
          <table:table-cell table:formula="of:=SQRT( [.$B20]^2 + [.AF$3]^2)" office:value-type="float" office:value="3.31209903233584" calcext:value-type="float">
            <text:p>3.31</text:p>
          </table:table-cell>
          <table:table-cell table:formula="of:=SQRT( [.$B20]^2 + [.AG$3]^2)" office:value-type="float" office:value="3.4" calcext:value-type="float">
            <text:p>3.4</text:p>
          </table:table-cell>
        </table:table-row>
        <table:table-row table:style-name="ro1">
          <table:table-cell/>
          <table:table-cell office:value-type="float" office:value="1.7" calcext:value-type="float">
            <text:p>1.7</text:p>
          </table:table-cell>
          <table:table-cell table:formula="of:=SQRT( [.$B21]^2 + [.C$3]^2)" office:value-type="float" office:value="1.7" calcext:value-type="float">
            <text:p>1.7</text:p>
          </table:table-cell>
          <table:table-cell table:formula="of:=SQRT( [.$B21]^2 + [.D$3]^2)" office:value-type="float" office:value="1.70293863659264" calcext:value-type="float">
            <text:p>1.7</text:p>
          </table:table-cell>
          <table:table-cell table:formula="of:=SQRT( [.$B21]^2 + [.E$3]^2)" office:value-type="float" office:value="1.71172427686237" calcext:value-type="float">
            <text:p>1.71</text:p>
          </table:table-cell>
          <table:table-cell table:formula="of:=SQRT( [.$B21]^2 + [.F$3]^2)" office:value-type="float" office:value="1.72626765016321" calcext:value-type="float">
            <text:p>1.73</text:p>
          </table:table-cell>
          <table:table-cell table:formula="of:=SQRT( [.$B21]^2 + [.G$3]^2)" office:value-type="float" office:value="1.7464249196573" calcext:value-type="float">
            <text:p>1.75</text:p>
          </table:table-cell>
          <table:table-cell table:formula="of:=SQRT( [.$B21]^2 + [.H$3]^2)" office:value-type="float" office:value="1.77200451466694" calcext:value-type="float">
            <text:p>1.77</text:p>
          </table:table-cell>
          <table:table-cell table:formula="of:=SQRT( [.$B21]^2 + [.I$3]^2)" office:value-type="float" office:value="1.80277563773199" calcext:value-type="float">
            <text:p>1.8</text:p>
          </table:table-cell>
          <table:table-cell table:formula="of:=SQRT( [.$B21]^2 + [.J$3]^2)" office:value-type="float" office:value="1.83847763108502" calcext:value-type="float">
            <text:p>1.84</text:p>
          </table:table-cell>
          <table:table-cell table:formula="of:=SQRT( [.$B21]^2 + [.K$3]^2)" office:value-type="float" office:value="1.87882942280559" calcext:value-type="float">
            <text:p>1.88</text:p>
          </table:table-cell>
          <table:table-cell table:formula="of:=SQRT( [.$B21]^2 + [.L$3]^2)" office:value-type="float" office:value="1.92353840616713" calcext:value-type="float">
            <text:p>1.92</text:p>
          </table:table-cell>
          <table:table-cell table:formula="of:=SQRT( [.$B21]^2 + [.M$3]^2)" office:value-type="float" office:value="1.9723082923316" calcext:value-type="float">
            <text:p>1.97</text:p>
          </table:table-cell>
          <table:table-cell table:formula="of:=SQRT( [.$B21]^2 + [.N$3]^2)" office:value-type="float" office:value="2.02484567313166" calcext:value-type="float">
            <text:p>2.02</text:p>
          </table:table-cell>
          <table:table-cell table:formula="of:=SQRT( [.$B21]^2 + [.O$3]^2)" office:value-type="float" office:value="2.08086520466848" calcext:value-type="float">
            <text:p>2.08</text:p>
          </table:table-cell>
          <table:table-cell table:formula="of:=SQRT( [.$B21]^2 + [.P$3]^2)" office:value-type="float" office:value="2.14009345590327" calcext:value-type="float">
            <text:p>2.14</text:p>
          </table:table-cell>
          <table:table-cell table:formula="of:=SQRT( [.$B21]^2 + [.Q$3]^2)" office:value-type="float" office:value="2.20227155455452" calcext:value-type="float">
            <text:p>2.2</text:p>
          </table:table-cell>
          <table:table-cell table:formula="of:=SQRT( [.$B21]^2 + [.R$3]^2)" office:value-type="float" office:value="2.26715680975093" calcext:value-type="float">
            <text:p>2.27</text:p>
          </table:table-cell>
          <table:table-cell table:formula="of:=SQRT( [.$B21]^2 + [.S$3]^2)" office:value-type="float" office:value="2.33452350598575" calcext:value-type="float">
            <text:p>2.33</text:p>
          </table:table-cell>
          <table:table-cell table:formula="of:=SQRT( [.$B21]^2 + [.T$3]^2)" office:value-type="float" office:value="2.40416305603426" calcext:value-type="float">
            <text:p>2.4</text:p>
          </table:table-cell>
          <table:table-cell table:formula="of:=SQRT( [.$B21]^2 + [.U$3]^2)" office:value-type="float" office:value="2.47588368062799" calcext:value-type="float">
            <text:p>2.48</text:p>
          </table:table-cell>
          <table:table-cell table:formula="of:=SQRT( [.$B21]^2 + [.V$3]^2)" office:value-type="float" office:value="2.54950975679639" calcext:value-type="float">
            <text:p>2.55</text:p>
          </table:table-cell>
          <table:table-cell table:formula="of:=SQRT( [.$B21]^2 + [.W$3]^2)" office:value-type="float" office:value="2.62488094968134" calcext:value-type="float">
            <text:p>2.62</text:p>
          </table:table-cell>
          <table:table-cell table:formula="of:=SQRT( [.$B21]^2 + [.X$3]^2)" office:value-type="float" office:value="2.70185121722126" calcext:value-type="float">
            <text:p>2.7</text:p>
          </table:table-cell>
          <table:table-cell table:formula="of:=SQRT( [.$B21]^2 + [.Y$3]^2)" office:value-type="float" office:value="2.78028775489157" calcext:value-type="float">
            <text:p>2.78</text:p>
          </table:table-cell>
          <table:table-cell table:formula="of:=SQRT( [.$B21]^2 + [.Z$3]^2)" office:value-type="float" office:value="2.86006992921502" calcext:value-type="float">
            <text:p>2.86</text:p>
          </table:table-cell>
          <table:table-cell table:formula="of:=SQRT( [.$B21]^2 + [.AA$3]^2)" office:value-type="float" office:value="2.94108823397055" calcext:value-type="float">
            <text:p>2.94</text:p>
          </table:table-cell>
          <table:table-cell table:formula="of:=SQRT( [.$B21]^2 + [.AB$3]^2)" office:value-type="float" office:value="3.02324329156619" calcext:value-type="float">
            <text:p>3.02</text:p>
          </table:table-cell>
          <table:table-cell table:formula="of:=SQRT( [.$B21]^2 + [.AC$3]^2)" office:value-type="float" office:value="3.10644491340181" calcext:value-type="float">
            <text:p>3.11</text:p>
          </table:table-cell>
          <table:table-cell table:formula="of:=SQRT( [.$B21]^2 + [.AD$3]^2)" office:value-type="float" office:value="3.19061122670876" calcext:value-type="float">
            <text:p>3.19</text:p>
          </table:table-cell>
          <table:table-cell table:formula="of:=SQRT( [.$B21]^2 + [.AE$3]^2)" office:value-type="float" office:value="3.27566787083184" calcext:value-type="float">
            <text:p>3.28</text:p>
          </table:table-cell>
          <table:table-cell table:formula="of:=SQRT( [.$B21]^2 + [.AF$3]^2)" office:value-type="float" office:value="3.36154726279432" calcext:value-type="float">
            <text:p>3.36</text:p>
          </table:table-cell>
          <table:table-cell table:formula="of:=SQRT( [.$B21]^2 + [.AG$3]^2)" office:value-type="float" office:value="3.44818792991333" calcext:value-type="float">
            <text:p>3.45</text:p>
          </table:table-cell>
        </table:table-row>
        <table:table-row table:style-name="ro1">
          <table:table-cell/>
          <table:table-cell office:value-type="float" office:value="1.8" calcext:value-type="float">
            <text:p>1.8</text:p>
          </table:table-cell>
          <table:table-cell table:formula="of:=SQRT( [.$B22]^2 + [.C$3]^2)" office:value-type="float" office:value="1.8" calcext:value-type="float">
            <text:p>1.8</text:p>
          </table:table-cell>
          <table:table-cell table:formula="of:=SQRT( [.$B22]^2 + [.D$3]^2)" office:value-type="float" office:value="1.80277563773199" calcext:value-type="float">
            <text:p>1.8</text:p>
          </table:table-cell>
          <table:table-cell table:formula="of:=SQRT( [.$B22]^2 + [.E$3]^2)" office:value-type="float" office:value="1.81107702762748" calcext:value-type="float">
            <text:p>1.81</text:p>
          </table:table-cell>
          <table:table-cell table:formula="of:=SQRT( [.$B22]^2 + [.F$3]^2)" office:value-type="float" office:value="1.82482875908947" calcext:value-type="float">
            <text:p>1.82</text:p>
          </table:table-cell>
          <table:table-cell table:formula="of:=SQRT( [.$B22]^2 + [.G$3]^2)" office:value-type="float" office:value="1.84390889145858" calcext:value-type="float">
            <text:p>1.84</text:p>
          </table:table-cell>
          <table:table-cell table:formula="of:=SQRT( [.$B22]^2 + [.H$3]^2)" office:value-type="float" office:value="1.86815416922694" calcext:value-type="float">
            <text:p>1.87</text:p>
          </table:table-cell>
          <table:table-cell table:formula="of:=SQRT( [.$B22]^2 + [.I$3]^2)" office:value-type="float" office:value="1.89736659610103" calcext:value-type="float">
            <text:p>1.9</text:p>
          </table:table-cell>
          <table:table-cell table:formula="of:=SQRT( [.$B22]^2 + [.J$3]^2)" office:value-type="float" office:value="1.9313207915828" calcext:value-type="float">
            <text:p>1.93</text:p>
          </table:table-cell>
          <table:table-cell table:formula="of:=SQRT( [.$B22]^2 + [.K$3]^2)" office:value-type="float" office:value="1.96977156035922" calcext:value-type="float">
            <text:p>1.97</text:p>
          </table:table-cell>
          <table:table-cell table:formula="of:=SQRT( [.$B22]^2 + [.L$3]^2)" office:value-type="float" office:value="2.01246117974981" calcext:value-type="float">
            <text:p>2.01</text:p>
          </table:table-cell>
          <table:table-cell table:formula="of:=SQRT( [.$B22]^2 + [.M$3]^2)" office:value-type="float" office:value="2.0591260281974" calcext:value-type="float">
            <text:p>2.06</text:p>
          </table:table-cell>
          <table:table-cell table:formula="of:=SQRT( [.$B22]^2 + [.N$3]^2)" office:value-type="float" office:value="2.1095023109729" calcext:value-type="float">
            <text:p>2.11</text:p>
          </table:table-cell>
          <table:table-cell table:formula="of:=SQRT( [.$B22]^2 + [.O$3]^2)" office:value-type="float" office:value="2.16333076527839" calcext:value-type="float">
            <text:p>2.16</text:p>
          </table:table-cell>
          <table:table-cell table:formula="of:=SQRT( [.$B22]^2 + [.P$3]^2)" office:value-type="float" office:value="2.22036033111745" calcext:value-type="float">
            <text:p>2.22</text:p>
          </table:table-cell>
          <table:table-cell table:formula="of:=SQRT( [.$B22]^2 + [.Q$3]^2)" office:value-type="float" office:value="2.28035085019828" calcext:value-type="float">
            <text:p>2.28</text:p>
          </table:table-cell>
          <table:table-cell table:formula="of:=SQRT( [.$B22]^2 + [.R$3]^2)" office:value-type="float" office:value="2.343074902772" calcext:value-type="float">
            <text:p>2.34</text:p>
          </table:table-cell>
          <table:table-cell table:formula="of:=SQRT( [.$B22]^2 + [.S$3]^2)" office:value-type="float" office:value="2.40831891575846" calcext:value-type="float">
            <text:p>2.41</text:p>
          </table:table-cell>
          <table:table-cell table:formula="of:=SQRT( [.$B22]^2 + [.T$3]^2)" office:value-type="float" office:value="2.47588368062799" calcext:value-type="float">
            <text:p>2.48</text:p>
          </table:table-cell>
          <table:table-cell table:formula="of:=SQRT( [.$B22]^2 + [.U$3]^2)" office:value-type="float" office:value="2.54558441227157" calcext:value-type="float">
            <text:p>2.55</text:p>
          </table:table-cell>
          <table:table-cell table:formula="of:=SQRT( [.$B22]^2 + [.V$3]^2)" office:value-type="float" office:value="2.61725046566048" calcext:value-type="float">
            <text:p>2.62</text:p>
          </table:table-cell>
          <table:table-cell table:formula="of:=SQRT( [.$B22]^2 + [.W$3]^2)" office:value-type="float" office:value="2.69072480941474" calcext:value-type="float">
            <text:p>2.69</text:p>
          </table:table-cell>
          <table:table-cell table:formula="of:=SQRT( [.$B22]^2 + [.X$3]^2)" office:value-type="float" office:value="2.76586333718787" calcext:value-type="float">
            <text:p>2.77</text:p>
          </table:table-cell>
          <table:table-cell table:formula="of:=SQRT( [.$B22]^2 + [.Y$3]^2)" office:value-type="float" office:value="2.84253408071038" calcext:value-type="float">
            <text:p>2.84</text:p>
          </table:table-cell>
          <table:table-cell table:formula="of:=SQRT( [.$B22]^2 + [.Z$3]^2)" office:value-type="float" office:value="2.92061637330205" calcext:value-type="float">
            <text:p>2.92</text:p>
          </table:table-cell>
          <table:table-cell table:formula="of:=SQRT( [.$B22]^2 + [.AA$3]^2)" office:value-type="float" office:value="3" calcext:value-type="float">
            <text:p>3</text:p>
          </table:table-cell>
          <table:table-cell table:formula="of:=SQRT( [.$B22]^2 + [.AB$3]^2)" office:value-type="float" office:value="3.08058436014987" calcext:value-type="float">
            <text:p>3.08</text:p>
          </table:table-cell>
          <table:table-cell table:formula="of:=SQRT( [.$B22]^2 + [.AC$3]^2)" office:value-type="float" office:value="3.16227766016838" calcext:value-type="float">
            <text:p>3.16</text:p>
          </table:table-cell>
          <table:table-cell table:formula="of:=SQRT( [.$B22]^2 + [.AD$3]^2)" office:value-type="float" office:value="3.24499614791759" calcext:value-type="float">
            <text:p>3.24</text:p>
          </table:table-cell>
          <table:table-cell table:formula="of:=SQRT( [.$B22]^2 + [.AE$3]^2)" office:value-type="float" office:value="3.32866339541865" calcext:value-type="float">
            <text:p>3.33</text:p>
          </table:table-cell>
          <table:table-cell table:formula="of:=SQRT( [.$B22]^2 + [.AF$3]^2)" office:value-type="float" office:value="3.4132096331752" calcext:value-type="float">
            <text:p>3.41</text:p>
          </table:table-cell>
          <table:table-cell table:formula="of:=SQRT( [.$B22]^2 + [.AG$3]^2)" office:value-type="float" office:value="3.49857113690718" calcext:value-type="float">
            <text:p>3.5</text:p>
          </table:table-cell>
        </table:table-row>
        <table:table-row table:style-name="ro1">
          <table:table-cell/>
          <table:table-cell office:value-type="float" office:value="1.9" calcext:value-type="float">
            <text:p>1.9</text:p>
          </table:table-cell>
          <table:table-cell table:formula="of:=SQRT( [.$B23]^2 + [.C$3]^2)" office:value-type="float" office:value="1.9" calcext:value-type="float">
            <text:p>1.9</text:p>
          </table:table-cell>
          <table:table-cell table:formula="of:=SQRT( [.$B23]^2 + [.D$3]^2)" office:value-type="float" office:value="1.90262975904404" calcext:value-type="float">
            <text:p>1.9</text:p>
          </table:table-cell>
          <table:table-cell table:formula="of:=SQRT( [.$B23]^2 + [.E$3]^2)" office:value-type="float" office:value="1.91049731745428" calcext:value-type="float">
            <text:p>1.91</text:p>
          </table:table-cell>
          <table:table-cell table:formula="of:=SQRT( [.$B23]^2 + [.F$3]^2)" office:value-type="float" office:value="1.92353840616713" calcext:value-type="float">
            <text:p>1.92</text:p>
          </table:table-cell>
          <table:table-cell table:formula="of:=SQRT( [.$B23]^2 + [.G$3]^2)" office:value-type="float" office:value="1.94164878389476" calcext:value-type="float">
            <text:p>1.94</text:p>
          </table:table-cell>
          <table:table-cell table:formula="of:=SQRT( [.$B23]^2 + [.H$3]^2)" office:value-type="float" office:value="1.96468827043885" calcext:value-type="float">
            <text:p>1.96</text:p>
          </table:table-cell>
          <table:table-cell table:formula="of:=SQRT( [.$B23]^2 + [.I$3]^2)" office:value-type="float" office:value="1.99248588451713" calcext:value-type="float">
            <text:p>1.99</text:p>
          </table:table-cell>
          <table:table-cell table:formula="of:=SQRT( [.$B23]^2 + [.J$3]^2)" office:value-type="float" office:value="2.02484567313166" calcext:value-type="float">
            <text:p>2.02</text:p>
          </table:table-cell>
          <table:table-cell table:formula="of:=SQRT( [.$B23]^2 + [.K$3]^2)" office:value-type="float" office:value="2.06155281280883" calcext:value-type="float">
            <text:p>2.06</text:p>
          </table:table-cell>
          <table:table-cell table:formula="of:=SQRT( [.$B23]^2 + [.L$3]^2)" office:value-type="float" office:value="2.10237960416286" calcext:value-type="float">
            <text:p>2.1</text:p>
          </table:table-cell>
          <table:table-cell table:formula="of:=SQRT( [.$B23]^2 + [.M$3]^2)" office:value-type="float" office:value="2.14709105535839" calcext:value-type="float">
            <text:p>2.15</text:p>
          </table:table-cell>
          <table:table-cell table:formula="of:=SQRT( [.$B23]^2 + [.N$3]^2)" office:value-type="float" office:value="2.19544984001001" calcext:value-type="float">
            <text:p>2.2</text:p>
          </table:table-cell>
          <table:table-cell table:formula="of:=SQRT( [.$B23]^2 + [.O$3]^2)" office:value-type="float" office:value="2.24722050542442" calcext:value-type="float">
            <text:p>2.25</text:p>
          </table:table-cell>
          <table:table-cell table:formula="of:=SQRT( [.$B23]^2 + [.P$3]^2)" office:value-type="float" office:value="2.30217288664427" calcext:value-type="float">
            <text:p>2.3</text:p>
          </table:table-cell>
          <table:table-cell table:formula="of:=SQRT( [.$B23]^2 + [.Q$3]^2)" office:value-type="float" office:value="2.36008474424119" calcext:value-type="float">
            <text:p>2.36</text:p>
          </table:table-cell>
          <table:table-cell table:formula="of:=SQRT( [.$B23]^2 + [.R$3]^2)" office:value-type="float" office:value="2.42074368738204" calcext:value-type="float">
            <text:p>2.42</text:p>
          </table:table-cell>
          <table:table-cell table:formula="of:=SQRT( [.$B23]^2 + [.S$3]^2)" office:value-type="float" office:value="2.48394846967484" calcext:value-type="float">
            <text:p>2.48</text:p>
          </table:table-cell>
          <table:table-cell table:formula="of:=SQRT( [.$B23]^2 + [.T$3]^2)" office:value-type="float" office:value="2.54950975679639" calcext:value-type="float">
            <text:p>2.55</text:p>
          </table:table-cell>
          <table:table-cell table:formula="of:=SQRT( [.$B23]^2 + [.U$3]^2)" office:value-type="float" office:value="2.61725046566048" calcext:value-type="float">
            <text:p>2.62</text:p>
          </table:table-cell>
          <table:table-cell table:formula="of:=SQRT( [.$B23]^2 + [.V$3]^2)" office:value-type="float" office:value="2.68700576850888" calcext:value-type="float">
            <text:p>2.69</text:p>
          </table:table-cell>
          <table:table-cell table:formula="of:=SQRT( [.$B23]^2 + [.W$3]^2)" office:value-type="float" office:value="2.75862284482674" calcext:value-type="float">
            <text:p>2.76</text:p>
          </table:table-cell>
          <table:table-cell table:formula="of:=SQRT( [.$B23]^2 + [.X$3]^2)" office:value-type="float" office:value="2.83196045170126" calcext:value-type="float">
            <text:p>2.83</text:p>
          </table:table-cell>
          <table:table-cell table:formula="of:=SQRT( [.$B23]^2 + [.Y$3]^2)" office:value-type="float" office:value="2.90688837074973" calcext:value-type="float">
            <text:p>2.91</text:p>
          </table:table-cell>
          <table:table-cell table:formula="of:=SQRT( [.$B23]^2 + [.Z$3]^2)" office:value-type="float" office:value="2.98328677803526" calcext:value-type="float">
            <text:p>2.98</text:p>
          </table:table-cell>
          <table:table-cell table:formula="of:=SQRT( [.$B23]^2 + [.AA$3]^2)" office:value-type="float" office:value="3.06104557300279" calcext:value-type="float">
            <text:p>3.06</text:p>
          </table:table-cell>
          <table:table-cell table:formula="of:=SQRT( [.$B23]^2 + [.AB$3]^2)" office:value-type="float" office:value="3.14006369362152" calcext:value-type="float">
            <text:p>3.14</text:p>
          </table:table-cell>
          <table:table-cell table:formula="of:=SQRT( [.$B23]^2 + [.AC$3]^2)" office:value-type="float" office:value="3.22024843762092" calcext:value-type="float">
            <text:p>3.22</text:p>
          </table:table-cell>
          <table:table-cell table:formula="of:=SQRT( [.$B23]^2 + [.AD$3]^2)" office:value-type="float" office:value="3.30151480384384" calcext:value-type="float">
            <text:p>3.3</text:p>
          </table:table-cell>
          <table:table-cell table:formula="of:=SQRT( [.$B23]^2 + [.AE$3]^2)" office:value-type="float" office:value="3.38378486313773" calcext:value-type="float">
            <text:p>3.38</text:p>
          </table:table-cell>
          <table:table-cell table:formula="of:=SQRT( [.$B23]^2 + [.AF$3]^2)" office:value-type="float" office:value="3.46698716467194" calcext:value-type="float">
            <text:p>3.47</text:p>
          </table:table-cell>
          <table:table-cell table:formula="of:=SQRT( [.$B23]^2 + [.AG$3]^2)" office:value-type="float" office:value="3.55105618091294" calcext:value-type="float">
            <text:p>3.55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QRT( [.$B24]^2 + [.C$3]^2)" office:value-type="float" office:value="2" calcext:value-type="float">
            <text:p>2</text:p>
          </table:table-cell>
          <table:table-cell table:formula="of:=SQRT( [.$B24]^2 + [.D$3]^2)" office:value-type="float" office:value="2.00249843945008" calcext:value-type="float">
            <text:p>2</text:p>
          </table:table-cell>
          <table:table-cell table:formula="of:=SQRT( [.$B24]^2 + [.E$3]^2)" office:value-type="float" office:value="2.00997512422418" calcext:value-type="float">
            <text:p>2.01</text:p>
          </table:table-cell>
          <table:table-cell table:formula="of:=SQRT( [.$B24]^2 + [.F$3]^2)" office:value-type="float" office:value="2.02237484161567" calcext:value-type="float">
            <text:p>2.02</text:p>
          </table:table-cell>
          <table:table-cell table:formula="of:=SQRT( [.$B24]^2 + [.G$3]^2)" office:value-type="float" office:value="2.03960780543711" calcext:value-type="float">
            <text:p>2.04</text:p>
          </table:table-cell>
          <table:table-cell table:formula="of:=SQRT( [.$B24]^2 + [.H$3]^2)" office:value-type="float" office:value="2.06155281280883" calcext:value-type="float">
            <text:p>2.06</text:p>
          </table:table-cell>
          <table:table-cell table:formula="of:=SQRT( [.$B24]^2 + [.I$3]^2)" office:value-type="float" office:value="2.08806130178211" calcext:value-type="float">
            <text:p>2.09</text:p>
          </table:table-cell>
          <table:table-cell table:formula="of:=SQRT( [.$B24]^2 + [.J$3]^2)" office:value-type="float" office:value="2.11896201004171" calcext:value-type="float">
            <text:p>2.12</text:p>
          </table:table-cell>
          <table:table-cell table:formula="of:=SQRT( [.$B24]^2 + [.K$3]^2)" office:value-type="float" office:value="2.1540659228538" calcext:value-type="float">
            <text:p>2.15</text:p>
          </table:table-cell>
          <table:table-cell table:formula="of:=SQRT( [.$B24]^2 + [.L$3]^2)" office:value-type="float" office:value="2.19317121994613" calcext:value-type="float">
            <text:p>2.19</text:p>
          </table:table-cell>
          <table:table-cell table:formula="of:=SQRT( [.$B24]^2 + [.M$3]^2)" office:value-type="float" office:value="2.23606797749979" calcext:value-type="float">
            <text:p>2.24</text:p>
          </table:table-cell>
          <table:table-cell table:formula="of:=SQRT( [.$B24]^2 + [.N$3]^2)" office:value-type="float" office:value="2.28254244210267" calcext:value-type="float">
            <text:p>2.28</text:p>
          </table:table-cell>
          <table:table-cell table:formula="of:=SQRT( [.$B24]^2 + [.O$3]^2)" office:value-type="float" office:value="2.33238075793812" calcext:value-type="float">
            <text:p>2.33</text:p>
          </table:table-cell>
          <table:table-cell table:formula="of:=SQRT( [.$B24]^2 + [.P$3]^2)" office:value-type="float" office:value="2.38537208837531" calcext:value-type="float">
            <text:p>2.39</text:p>
          </table:table-cell>
          <table:table-cell table:formula="of:=SQRT( [.$B24]^2 + [.Q$3]^2)" office:value-type="float" office:value="2.44131112314674" calcext:value-type="float">
            <text:p>2.44</text:p>
          </table:table-cell>
          <table:table-cell table:formula="of:=SQRT( [.$B24]^2 + [.R$3]^2)" office:value-type="float" office:value="2.5" calcext:value-type="float">
            <text:p>2.5</text:p>
          </table:table-cell>
          <table:table-cell table:formula="of:=SQRT( [.$B24]^2 + [.S$3]^2)" office:value-type="float" office:value="2.56124969497314" calcext:value-type="float">
            <text:p>2.56</text:p>
          </table:table-cell>
          <table:table-cell table:formula="of:=SQRT( [.$B24]^2 + [.T$3]^2)" office:value-type="float" office:value="2.62488094968134" calcext:value-type="float">
            <text:p>2.62</text:p>
          </table:table-cell>
          <table:table-cell table:formula="of:=SQRT( [.$B24]^2 + [.U$3]^2)" office:value-type="float" office:value="2.69072480941474" calcext:value-type="float">
            <text:p>2.69</text:p>
          </table:table-cell>
          <table:table-cell table:formula="of:=SQRT( [.$B24]^2 + [.V$3]^2)" office:value-type="float" office:value="2.75862284482674" calcext:value-type="float">
            <text:p>2.76</text:p>
          </table:table-cell>
          <table:table-cell table:formula="of:=SQRT( [.$B24]^2 + [.W$3]^2)" office:value-type="float" office:value="2.82842712474619" calcext:value-type="float">
            <text:p>2.83</text:p>
          </table:table-cell>
          <table:table-cell table:formula="of:=SQRT( [.$B24]^2 + [.X$3]^2)" office:value-type="float" office:value="2.9" calcext:value-type="float">
            <text:p>2.9</text:p>
          </table:table-cell>
          <table:table-cell table:formula="of:=SQRT( [.$B24]^2 + [.Y$3]^2)" office:value-type="float" office:value="2.9732137494637" calcext:value-type="float">
            <text:p>2.97</text:p>
          </table:table-cell>
          <table:table-cell table:formula="of:=SQRT( [.$B24]^2 + [.Z$3]^2)" office:value-type="float" office:value="3.04795013082563" calcext:value-type="float">
            <text:p>3.05</text:p>
          </table:table-cell>
          <table:table-cell table:formula="of:=SQRT( [.$B24]^2 + [.AA$3]^2)" office:value-type="float" office:value="3.12409987036266" calcext:value-type="float">
            <text:p>3.12</text:p>
          </table:table-cell>
          <table:table-cell table:formula="of:=SQRT( [.$B24]^2 + [.AB$3]^2)" office:value-type="float" office:value="3.20156211871642" calcext:value-type="float">
            <text:p>3.2</text:p>
          </table:table-cell>
          <table:table-cell table:formula="of:=SQRT( [.$B24]^2 + [.AC$3]^2)" office:value-type="float" office:value="3.28024389337135" calcext:value-type="float">
            <text:p>3.28</text:p>
          </table:table-cell>
          <table:table-cell table:formula="of:=SQRT( [.$B24]^2 + [.AD$3]^2)" office:value-type="float" office:value="3.36005952328229" calcext:value-type="float">
            <text:p>3.36</text:p>
          </table:table-cell>
          <table:table-cell table:formula="of:=SQRT( [.$B24]^2 + [.AE$3]^2)" office:value-type="float" office:value="3.44093010681705" calcext:value-type="float">
            <text:p>3.44</text:p>
          </table:table-cell>
          <table:table-cell table:formula="of:=SQRT( [.$B24]^2 + [.AF$3]^2)" office:value-type="float" office:value="3.52278299076171" calcext:value-type="float">
            <text:p>3.52</text:p>
          </table:table-cell>
          <table:table-cell table:formula="of:=SQRT( [.$B24]^2 + [.AG$3]^2)" office:value-type="float" office:value="3.60555127546399" calcext:value-type="float">
            <text:p>3.61</text:p>
          </table:table-cell>
        </table:table-row>
        <table:table-row table:style-name="ro1">
          <table:table-cell/>
          <table:table-cell office:value-type="float" office:value="2.1" calcext:value-type="float">
            <text:p>2.1</text:p>
          </table:table-cell>
          <table:table-cell table:formula="of:=SQRT( [.$B25]^2 + [.C$3]^2)" office:value-type="float" office:value="2.1" calcext:value-type="float">
            <text:p>2.1</text:p>
          </table:table-cell>
          <table:table-cell table:formula="of:=SQRT( [.$B25]^2 + [.D$3]^2)" office:value-type="float" office:value="2.10237960416286" calcext:value-type="float">
            <text:p>2.1</text:p>
          </table:table-cell>
          <table:table-cell table:formula="of:=SQRT( [.$B25]^2 + [.E$3]^2)" office:value-type="float" office:value="2.1095023109729" calcext:value-type="float">
            <text:p>2.11</text:p>
          </table:table-cell>
          <table:table-cell table:formula="of:=SQRT( [.$B25]^2 + [.F$3]^2)" office:value-type="float" office:value="2.12132034355964" calcext:value-type="float">
            <text:p>2.12</text:p>
          </table:table-cell>
          <table:table-cell table:formula="of:=SQRT( [.$B25]^2 + [.G$3]^2)" office:value-type="float" office:value="2.1377558326432" calcext:value-type="float">
            <text:p>2.14</text:p>
          </table:table-cell>
          <table:table-cell table:formula="of:=SQRT( [.$B25]^2 + [.H$3]^2)" office:value-type="float" office:value="2.15870331449229" calcext:value-type="float">
            <text:p>2.16</text:p>
          </table:table-cell>
          <table:table-cell table:formula="of:=SQRT( [.$B25]^2 + [.I$3]^2)" office:value-type="float" office:value="2.18403296678416" calcext:value-type="float">
            <text:p>2.18</text:p>
          </table:table-cell>
          <table:table-cell table:formula="of:=SQRT( [.$B25]^2 + [.J$3]^2)" office:value-type="float" office:value="2.21359436211787" calcext:value-type="float">
            <text:p>2.21</text:p>
          </table:table-cell>
          <table:table-cell table:formula="of:=SQRT( [.$B25]^2 + [.K$3]^2)" office:value-type="float" office:value="2.24722050542442" calcext:value-type="float">
            <text:p>2.25</text:p>
          </table:table-cell>
          <table:table-cell table:formula="of:=SQRT( [.$B25]^2 + [.L$3]^2)" office:value-type="float" office:value="2.28473193175917" calcext:value-type="float">
            <text:p>2.28</text:p>
          </table:table-cell>
          <table:table-cell table:formula="of:=SQRT( [.$B25]^2 + [.M$3]^2)" office:value-type="float" office:value="2.3259406699226" calcext:value-type="float">
            <text:p>2.33</text:p>
          </table:table-cell>
          <table:table-cell table:formula="of:=SQRT( [.$B25]^2 + [.N$3]^2)" office:value-type="float" office:value="2.37065391822594" calcext:value-type="float">
            <text:p>2.37</text:p>
          </table:table-cell>
          <table:table-cell table:formula="of:=SQRT( [.$B25]^2 + [.O$3]^2)" office:value-type="float" office:value="2.41867732448956" calcext:value-type="float">
            <text:p>2.42</text:p>
          </table:table-cell>
          <table:table-cell table:formula="of:=SQRT( [.$B25]^2 + [.P$3]^2)" office:value-type="float" office:value="2.46981780704569" calcext:value-type="float">
            <text:p>2.47</text:p>
          </table:table-cell>
          <table:table-cell table:formula="of:=SQRT( [.$B25]^2 + [.Q$3]^2)" office:value-type="float" office:value="2.52388589282479" calcext:value-type="float">
            <text:p>2.52</text:p>
          </table:table-cell>
          <table:table-cell table:formula="of:=SQRT( [.$B25]^2 + [.R$3]^2)" office:value-type="float" office:value="2.58069758011279" calcext:value-type="float">
            <text:p>2.58</text:p>
          </table:table-cell>
          <table:table-cell table:formula="of:=SQRT( [.$B25]^2 + [.S$3]^2)" office:value-type="float" office:value="2.64007575648882" calcext:value-type="float">
            <text:p>2.64</text:p>
          </table:table-cell>
          <table:table-cell table:formula="of:=SQRT( [.$B25]^2 + [.T$3]^2)" office:value-type="float" office:value="2.70185121722126" calcext:value-type="float">
            <text:p>2.7</text:p>
          </table:table-cell>
          <table:table-cell table:formula="of:=SQRT( [.$B25]^2 + [.U$3]^2)" office:value-type="float" office:value="2.76586333718787" calcext:value-type="float">
            <text:p>2.77</text:p>
          </table:table-cell>
          <table:table-cell table:formula="of:=SQRT( [.$B25]^2 + [.V$3]^2)" office:value-type="float" office:value="2.83196045170126" calcext:value-type="float">
            <text:p>2.83</text:p>
          </table:table-cell>
          <table:table-cell table:formula="of:=SQRT( [.$B25]^2 + [.W$3]^2)" office:value-type="float" office:value="2.9" calcext:value-type="float">
            <text:p>2.9</text:p>
          </table:table-cell>
          <table:table-cell table:formula="of:=SQRT( [.$B25]^2 + [.X$3]^2)" office:value-type="float" office:value="2.9698484809835" calcext:value-type="float">
            <text:p>2.97</text:p>
          </table:table-cell>
          <table:table-cell table:formula="of:=SQRT( [.$B25]^2 + [.Y$3]^2)" office:value-type="float" office:value="3.04138126514911" calcext:value-type="float">
            <text:p>3.04</text:p>
          </table:table-cell>
          <table:table-cell table:formula="of:=SQRT( [.$B25]^2 + [.Z$3]^2)" office:value-type="float" office:value="3.11448230047949" calcext:value-type="float">
            <text:p>3.11</text:p>
          </table:table-cell>
          <table:table-cell table:formula="of:=SQRT( [.$B25]^2 + [.AA$3]^2)" office:value-type="float" office:value="3.18904374382039" calcext:value-type="float">
            <text:p>3.19</text:p>
          </table:table-cell>
          <table:table-cell table:formula="of:=SQRT( [.$B25]^2 + [.AB$3]^2)" office:value-type="float" office:value="3.2649655434629" calcext:value-type="float">
            <text:p>3.26</text:p>
          </table:table-cell>
          <table:table-cell table:formula="of:=SQRT( [.$B25]^2 + [.AC$3]^2)" office:value-type="float" office:value="3.34215499341368" calcext:value-type="float">
            <text:p>3.34</text:p>
          </table:table-cell>
          <table:table-cell table:formula="of:=SQRT( [.$B25]^2 + [.AD$3]^2)" office:value-type="float" office:value="3.42052627529741" calcext:value-type="float">
            <text:p>3.42</text:p>
          </table:table-cell>
          <table:table-cell table:formula="of:=SQRT( [.$B25]^2 + [.AE$3]^2)" office:value-type="float" office:value="3.5" calcext:value-type="float">
            <text:p>3.5</text:p>
          </table:table-cell>
          <table:table-cell table:formula="of:=SQRT( [.$B25]^2 + [.AF$3]^2)" office:value-type="float" office:value="3.58050275799363" calcext:value-type="float">
            <text:p>3.58</text:p>
          </table:table-cell>
          <table:table-cell table:formula="of:=SQRT( [.$B25]^2 + [.AG$3]^2)" office:value-type="float" office:value="3.66196668472011" calcext:value-type="float">
            <text:p>3.66</text:p>
          </table:table-cell>
        </table:table-row>
        <table:table-row table:style-name="ro1">
          <table:table-cell/>
          <table:table-cell office:value-type="float" office:value="2.2" calcext:value-type="float">
            <text:p>2.2</text:p>
          </table:table-cell>
          <table:table-cell table:formula="of:=SQRT( [.$B26]^2 + [.C$3]^2)" office:value-type="float" office:value="2.2" calcext:value-type="float">
            <text:p>2.2</text:p>
          </table:table-cell>
          <table:table-cell table:formula="of:=SQRT( [.$B26]^2 + [.D$3]^2)" office:value-type="float" office:value="2.20227155455452" calcext:value-type="float">
            <text:p>2.2</text:p>
          </table:table-cell>
          <table:table-cell table:formula="of:=SQRT( [.$B26]^2 + [.E$3]^2)" office:value-type="float" office:value="2.20907220343745" calcext:value-type="float">
            <text:p>2.21</text:p>
          </table:table-cell>
          <table:table-cell table:formula="of:=SQRT( [.$B26]^2 + [.F$3]^2)" office:value-type="float" office:value="2.22036033111745" calcext:value-type="float">
            <text:p>2.22</text:p>
          </table:table-cell>
          <table:table-cell table:formula="of:=SQRT( [.$B26]^2 + [.G$3]^2)" office:value-type="float" office:value="2.23606797749979" calcext:value-type="float">
            <text:p>2.24</text:p>
          </table:table-cell>
          <table:table-cell table:formula="of:=SQRT( [.$B26]^2 + [.H$3]^2)" office:value-type="float" office:value="2.2561028345357" calcext:value-type="float">
            <text:p>2.26</text:p>
          </table:table-cell>
          <table:table-cell table:formula="of:=SQRT( [.$B26]^2 + [.I$3]^2)" office:value-type="float" office:value="2.28035085019828" calcext:value-type="float">
            <text:p>2.28</text:p>
          </table:table-cell>
          <table:table-cell table:formula="of:=SQRT( [.$B26]^2 + [.J$3]^2)" office:value-type="float" office:value="2.30867927612304" calcext:value-type="float">
            <text:p>2.31</text:p>
          </table:table-cell>
          <table:table-cell table:formula="of:=SQRT( [.$B26]^2 + [.K$3]^2)" office:value-type="float" office:value="2.34093998214392" calcext:value-type="float">
            <text:p>2.34</text:p>
          </table:table-cell>
          <table:table-cell table:formula="of:=SQRT( [.$B26]^2 + [.L$3]^2)" office:value-type="float" office:value="2.37697286480094" calcext:value-type="float">
            <text:p>2.38</text:p>
          </table:table-cell>
          <table:table-cell table:formula="of:=SQRT( [.$B26]^2 + [.M$3]^2)" office:value-type="float" office:value="2.41660919471891" calcext:value-type="float">
            <text:p>2.42</text:p>
          </table:table-cell>
          <table:table-cell table:formula="of:=SQRT( [.$B26]^2 + [.N$3]^2)" office:value-type="float" office:value="2.45967477524977" calcext:value-type="float">
            <text:p>2.46</text:p>
          </table:table-cell>
          <table:table-cell table:formula="of:=SQRT( [.$B26]^2 + [.O$3]^2)" office:value-type="float" office:value="2.50599281722833" calcext:value-type="float">
            <text:p>2.51</text:p>
          </table:table-cell>
          <table:table-cell table:formula="of:=SQRT( [.$B26]^2 + [.P$3]^2)" office:value-type="float" office:value="2.55538646783613" calcext:value-type="float">
            <text:p>2.56</text:p>
          </table:table-cell>
          <table:table-cell table:formula="of:=SQRT( [.$B26]^2 + [.Q$3]^2)" office:value-type="float" office:value="2.60768096208106" calcext:value-type="float">
            <text:p>2.61</text:p>
          </table:table-cell>
          <table:table-cell table:formula="of:=SQRT( [.$B26]^2 + [.R$3]^2)" office:value-type="float" office:value="2.66270539113887" calcext:value-type="float">
            <text:p>2.66</text:p>
          </table:table-cell>
          <table:table-cell table:formula="of:=SQRT( [.$B26]^2 + [.S$3]^2)" office:value-type="float" office:value="2.72029410174709" calcext:value-type="float">
            <text:p>2.72</text:p>
          </table:table-cell>
          <table:table-cell table:formula="of:=SQRT( [.$B26]^2 + [.T$3]^2)" office:value-type="float" office:value="2.78028775489157" calcext:value-type="float">
            <text:p>2.78</text:p>
          </table:table-cell>
          <table:table-cell table:formula="of:=SQRT( [.$B26]^2 + [.U$3]^2)" office:value-type="float" office:value="2.84253408071038" calcext:value-type="float">
            <text:p>2.84</text:p>
          </table:table-cell>
          <table:table-cell table:formula="of:=SQRT( [.$B26]^2 + [.V$3]^2)" office:value-type="float" office:value="2.90688837074973" calcext:value-type="float">
            <text:p>2.91</text:p>
          </table:table-cell>
          <table:table-cell table:formula="of:=SQRT( [.$B26]^2 + [.W$3]^2)" office:value-type="float" office:value="2.9732137494637" calcext:value-type="float">
            <text:p>2.97</text:p>
          </table:table-cell>
          <table:table-cell table:formula="of:=SQRT( [.$B26]^2 + [.X$3]^2)" office:value-type="float" office:value="3.04138126514911" calcext:value-type="float">
            <text:p>3.04</text:p>
          </table:table-cell>
          <table:table-cell table:formula="of:=SQRT( [.$B26]^2 + [.Y$3]^2)" office:value-type="float" office:value="3.11126983722081" calcext:value-type="float">
            <text:p>3.11</text:p>
          </table:table-cell>
          <table:table-cell table:formula="of:=SQRT( [.$B26]^2 + [.Z$3]^2)" office:value-type="float" office:value="3.18276609256791" calcext:value-type="float">
            <text:p>3.18</text:p>
          </table:table-cell>
          <table:table-cell table:formula="of:=SQRT( [.$B26]^2 + [.AA$3]^2)" office:value-type="float" office:value="3.25576411921994" calcext:value-type="float">
            <text:p>3.26</text:p>
          </table:table-cell>
          <table:table-cell table:formula="of:=SQRT( [.$B26]^2 + [.AB$3]^2)" office:value-type="float" office:value="3.33016516106934" calcext:value-type="float">
            <text:p>3.33</text:p>
          </table:table-cell>
          <table:table-cell table:formula="of:=SQRT( [.$B26]^2 + [.AC$3]^2)" office:value-type="float" office:value="3.40587727318528" calcext:value-type="float">
            <text:p>3.41</text:p>
          </table:table-cell>
          <table:table-cell table:formula="of:=SQRT( [.$B26]^2 + [.AD$3]^2)" office:value-type="float" office:value="3.4828149534536" calcext:value-type="float">
            <text:p>3.48</text:p>
          </table:table-cell>
          <table:table-cell table:formula="of:=SQRT( [.$B26]^2 + [.AE$3]^2)" office:value-type="float" office:value="3.56089876295297" calcext:value-type="float">
            <text:p>3.56</text:p>
          </table:table-cell>
          <table:table-cell table:formula="of:=SQRT( [.$B26]^2 + [.AF$3]^2)" office:value-type="float" office:value="3.64005494464026" calcext:value-type="float">
            <text:p>3.64</text:p>
          </table:table-cell>
          <table:table-cell table:formula="of:=SQRT( [.$B26]^2 + [.AG$3]^2)" office:value-type="float" office:value="3.72021504754765" calcext:value-type="float">
            <text:p>3.72</text:p>
          </table:table-cell>
        </table:table-row>
        <table:table-row table:style-name="ro1">
          <table:table-cell/>
          <table:table-cell office:value-type="float" office:value="2.3" calcext:value-type="float">
            <text:p>2.3</text:p>
          </table:table-cell>
          <table:table-cell table:formula="of:=SQRT( [.$B27]^2 + [.C$3]^2)" office:value-type="float" office:value="2.3" calcext:value-type="float">
            <text:p>2.3</text:p>
          </table:table-cell>
          <table:table-cell table:formula="of:=SQRT( [.$B27]^2 + [.D$3]^2)" office:value-type="float" office:value="2.30217288664427" calcext:value-type="float">
            <text:p>2.3</text:p>
          </table:table-cell>
          <table:table-cell table:formula="of:=SQRT( [.$B27]^2 + [.E$3]^2)" office:value-type="float" office:value="2.30867927612304" calcext:value-type="float">
            <text:p>2.31</text:p>
          </table:table-cell>
          <table:table-cell table:formula="of:=SQRT( [.$B27]^2 + [.F$3]^2)" office:value-type="float" office:value="2.31948270094864" calcext:value-type="float">
            <text:p>2.32</text:p>
          </table:table-cell>
          <table:table-cell table:formula="of:=SQRT( [.$B27]^2 + [.G$3]^2)" office:value-type="float" office:value="2.33452350598575" calcext:value-type="float">
            <text:p>2.33</text:p>
          </table:table-cell>
          <table:table-cell table:formula="of:=SQRT( [.$B27]^2 + [.H$3]^2)" office:value-type="float" office:value="2.35372045918796" calcext:value-type="float">
            <text:p>2.35</text:p>
          </table:table-cell>
          <table:table-cell table:formula="of:=SQRT( [.$B27]^2 + [.I$3]^2)" office:value-type="float" office:value="2.37697286480094" calcext:value-type="float">
            <text:p>2.38</text:p>
          </table:table-cell>
          <table:table-cell table:formula="of:=SQRT( [.$B27]^2 + [.J$3]^2)" office:value-type="float" office:value="2.40416305603426" calcext:value-type="float">
            <text:p>2.4</text:p>
          </table:table-cell>
          <table:table-cell table:formula="of:=SQRT( [.$B27]^2 + [.K$3]^2)" office:value-type="float" office:value="2.43515913237718" calcext:value-type="float">
            <text:p>2.44</text:p>
          </table:table-cell>
          <table:table-cell table:formula="of:=SQRT( [.$B27]^2 + [.L$3]^2)" office:value-type="float" office:value="2.46981780704569" calcext:value-type="float">
            <text:p>2.47</text:p>
          </table:table-cell>
          <table:table-cell table:formula="of:=SQRT( [.$B27]^2 + [.M$3]^2)" office:value-type="float" office:value="2.50798724079689" calcext:value-type="float">
            <text:p>2.51</text:p>
          </table:table-cell>
          <table:table-cell table:formula="of:=SQRT( [.$B27]^2 + [.N$3]^2)" office:value-type="float" office:value="2.54950975679639" calcext:value-type="float">
            <text:p>2.55</text:p>
          </table:table-cell>
          <table:table-cell table:formula="of:=SQRT( [.$B27]^2 + [.O$3]^2)" office:value-type="float" office:value="2.59422435421457" calcext:value-type="float">
            <text:p>2.59</text:p>
          </table:table-cell>
          <table:table-cell table:formula="of:=SQRT( [.$B27]^2 + [.P$3]^2)" office:value-type="float" office:value="2.64196896272458" calcext:value-type="float">
            <text:p>2.64</text:p>
          </table:table-cell>
          <table:table-cell table:formula="of:=SQRT( [.$B27]^2 + [.Q$3]^2)" office:value-type="float" office:value="2.69258240356725" calcext:value-type="float">
            <text:p>2.69</text:p>
          </table:table-cell>
          <table:table-cell table:formula="of:=SQRT( [.$B27]^2 + [.R$3]^2)" office:value-type="float" office:value="2.7459060435492" calcext:value-type="float">
            <text:p>2.75</text:p>
          </table:table-cell>
          <table:table-cell table:formula="of:=SQRT( [.$B27]^2 + [.S$3]^2)" office:value-type="float" office:value="2.80178514522438" calcext:value-type="float">
            <text:p>2.8</text:p>
          </table:table-cell>
          <table:table-cell table:formula="of:=SQRT( [.$B27]^2 + [.T$3]^2)" office:value-type="float" office:value="2.86006992921502" calcext:value-type="float">
            <text:p>2.86</text:p>
          </table:table-cell>
          <table:table-cell table:formula="of:=SQRT( [.$B27]^2 + [.U$3]^2)" office:value-type="float" office:value="2.92061637330205" calcext:value-type="float">
            <text:p>2.92</text:p>
          </table:table-cell>
          <table:table-cell table:formula="of:=SQRT( [.$B27]^2 + [.V$3]^2)" office:value-type="float" office:value="2.98328677803526" calcext:value-type="float">
            <text:p>2.98</text:p>
          </table:table-cell>
          <table:table-cell table:formula="of:=SQRT( [.$B27]^2 + [.W$3]^2)" office:value-type="float" office:value="3.04795013082563" calcext:value-type="float">
            <text:p>3.05</text:p>
          </table:table-cell>
          <table:table-cell table:formula="of:=SQRT( [.$B27]^2 + [.X$3]^2)" office:value-type="float" office:value="3.11448230047949" calcext:value-type="float">
            <text:p>3.11</text:p>
          </table:table-cell>
          <table:table-cell table:formula="of:=SQRT( [.$B27]^2 + [.Y$3]^2)" office:value-type="float" office:value="3.18276609256791" calcext:value-type="float">
            <text:p>3.18</text:p>
          </table:table-cell>
          <table:table-cell table:formula="of:=SQRT( [.$B27]^2 + [.Z$3]^2)" office:value-type="float" office:value="3.25269119345812" calcext:value-type="float">
            <text:p>3.25</text:p>
          </table:table-cell>
          <table:table-cell table:formula="of:=SQRT( [.$B27]^2 + [.AA$3]^2)" office:value-type="float" office:value="3.32415402771893" calcext:value-type="float">
            <text:p>3.32</text:p>
          </table:table-cell>
          <table:table-cell table:formula="of:=SQRT( [.$B27]^2 + [.AB$3]^2)" office:value-type="float" office:value="3.39705755029261" calcext:value-type="float">
            <text:p>3.4</text:p>
          </table:table-cell>
          <table:table-cell table:formula="of:=SQRT( [.$B27]^2 + [.AC$3]^2)" office:value-type="float" office:value="3.47131099154196" calcext:value-type="float">
            <text:p>3.47</text:p>
          </table:table-cell>
          <table:table-cell table:formula="of:=SQRT( [.$B27]^2 + [.AD$3]^2)" office:value-type="float" office:value="3.54682957019364" calcext:value-type="float">
            <text:p>3.55</text:p>
          </table:table-cell>
          <table:table-cell table:formula="of:=SQRT( [.$B27]^2 + [.AE$3]^2)" office:value-type="float" office:value="3.62353418639869" calcext:value-type="float">
            <text:p>3.62</text:p>
          </table:table-cell>
          <table:table-cell table:formula="of:=SQRT( [.$B27]^2 + [.AF$3]^2)" office:value-type="float" office:value="3.70135110466435" calcext:value-type="float">
            <text:p>3.7</text:p>
          </table:table-cell>
          <table:table-cell table:formula="of:=SQRT( [.$B27]^2 + [.AG$3]^2)" office:value-type="float" office:value="3.78021163428716" calcext:value-type="float">
            <text:p>3.78</text:p>
          </table:table-cell>
        </table:table-row>
        <table:table-row table:style-name="ro1">
          <table:table-cell/>
          <table:table-cell office:value-type="float" office:value="2.4" calcext:value-type="float">
            <text:p>2.4</text:p>
          </table:table-cell>
          <table:table-cell table:formula="of:=SQRT( [.$B28]^2 + [.C$3]^2)" office:value-type="float" office:value="2.4" calcext:value-type="float">
            <text:p>2.4</text:p>
          </table:table-cell>
          <table:table-cell table:formula="of:=SQRT( [.$B28]^2 + [.D$3]^2)" office:value-type="float" office:value="2.40208242989286" calcext:value-type="float">
            <text:p>2.4</text:p>
          </table:table-cell>
          <table:table-cell table:formula="of:=SQRT( [.$B28]^2 + [.E$3]^2)" office:value-type="float" office:value="2.40831891575846" calcext:value-type="float">
            <text:p>2.41</text:p>
          </table:table-cell>
          <table:table-cell table:formula="of:=SQRT( [.$B28]^2 + [.F$3]^2)" office:value-type="float" office:value="2.41867732448956" calcext:value-type="float">
            <text:p>2.42</text:p>
          </table:table-cell>
          <table:table-cell table:formula="of:=SQRT( [.$B28]^2 + [.G$3]^2)" office:value-type="float" office:value="2.43310501211929" calcext:value-type="float">
            <text:p>2.43</text:p>
          </table:table-cell>
          <table:table-cell table:formula="of:=SQRT( [.$B28]^2 + [.H$3]^2)" office:value-type="float" office:value="2.45153013442625" calcext:value-type="float">
            <text:p>2.45</text:p>
          </table:table-cell>
          <table:table-cell table:formula="of:=SQRT( [.$B28]^2 + [.I$3]^2)" office:value-type="float" office:value="2.4738633753706" calcext:value-type="float">
            <text:p>2.47</text:p>
          </table:table-cell>
          <table:table-cell table:formula="of:=SQRT( [.$B28]^2 + [.J$3]^2)" office:value-type="float" office:value="2.5" calcext:value-type="float">
            <text:p>2.5</text:p>
          </table:table-cell>
          <table:table-cell table:formula="of:=SQRT( [.$B28]^2 + [.K$3]^2)" office:value-type="float" office:value="2.5298221281347" calcext:value-type="float">
            <text:p>2.53</text:p>
          </table:table-cell>
          <table:table-cell table:formula="of:=SQRT( [.$B28]^2 + [.L$3]^2)" office:value-type="float" office:value="2.56320112359526" calcext:value-type="float">
            <text:p>2.56</text:p>
          </table:table-cell>
          <table:table-cell table:formula="of:=SQRT( [.$B28]^2 + [.M$3]^2)" office:value-type="float" office:value="2.6" calcext:value-type="float">
            <text:p>2.6</text:p>
          </table:table-cell>
          <table:table-cell table:formula="of:=SQRT( [.$B28]^2 + [.N$3]^2)" office:value-type="float" office:value="2.64007575648882" calcext:value-type="float">
            <text:p>2.64</text:p>
          </table:table-cell>
          <table:table-cell table:formula="of:=SQRT( [.$B28]^2 + [.O$3]^2)" office:value-type="float" office:value="2.68328157299975" calcext:value-type="float">
            <text:p>2.68</text:p>
          </table:table-cell>
          <table:table-cell table:formula="of:=SQRT( [.$B28]^2 + [.P$3]^2)" office:value-type="float" office:value="2.72946881279124" calcext:value-type="float">
            <text:p>2.73</text:p>
          </table:table-cell>
          <table:table-cell table:formula="of:=SQRT( [.$B28]^2 + [.Q$3]^2)" office:value-type="float" office:value="2.77848879788996" calcext:value-type="float">
            <text:p>2.78</text:p>
          </table:table-cell>
          <table:table-cell table:formula="of:=SQRT( [.$B28]^2 + [.R$3]^2)" office:value-type="float" office:value="2.83019433961698" calcext:value-type="float">
            <text:p>2.83</text:p>
          </table:table-cell>
          <table:table-cell table:formula="of:=SQRT( [.$B28]^2 + [.S$3]^2)" office:value-type="float" office:value="2.88444102037119" calcext:value-type="float">
            <text:p>2.88</text:p>
          </table:table-cell>
          <table:table-cell table:formula="of:=SQRT( [.$B28]^2 + [.T$3]^2)" office:value-type="float" office:value="2.94108823397055" calcext:value-type="float">
            <text:p>2.94</text:p>
          </table:table-cell>
          <table:table-cell table:formula="of:=SQRT( [.$B28]^2 + [.U$3]^2)" office:value-type="float" office:value="3" calcext:value-type="float">
            <text:p>3</text:p>
          </table:table-cell>
          <table:table-cell table:formula="of:=SQRT( [.$B28]^2 + [.V$3]^2)" office:value-type="float" office:value="3.06104557300279" calcext:value-type="float">
            <text:p>3.06</text:p>
          </table:table-cell>
          <table:table-cell table:formula="of:=SQRT( [.$B28]^2 + [.W$3]^2)" office:value-type="float" office:value="3.12409987036266" calcext:value-type="float">
            <text:p>3.12</text:p>
          </table:table-cell>
          <table:table-cell table:formula="of:=SQRT( [.$B28]^2 + [.X$3]^2)" office:value-type="float" office:value="3.18904374382039" calcext:value-type="float">
            <text:p>3.19</text:p>
          </table:table-cell>
          <table:table-cell table:formula="of:=SQRT( [.$B28]^2 + [.Y$3]^2)" office:value-type="float" office:value="3.25576411921994" calcext:value-type="float">
            <text:p>3.26</text:p>
          </table:table-cell>
          <table:table-cell table:formula="of:=SQRT( [.$B28]^2 + [.Z$3]^2)" office:value-type="float" office:value="3.32415402771893" calcext:value-type="float">
            <text:p>3.32</text:p>
          </table:table-cell>
          <table:table-cell table:formula="of:=SQRT( [.$B28]^2 + [.AA$3]^2)" office:value-type="float" office:value="3.39411254969543" calcext:value-type="float">
            <text:p>3.39</text:p>
          </table:table-cell>
          <table:table-cell table:formula="of:=SQRT( [.$B28]^2 + [.AB$3]^2)" office:value-type="float" office:value="3.46554469023269" calcext:value-type="float">
            <text:p>3.47</text:p>
          </table:table-cell>
          <table:table-cell table:formula="of:=SQRT( [.$B28]^2 + [.AC$3]^2)" office:value-type="float" office:value="3.53836120259083" calcext:value-type="float">
            <text:p>3.54</text:p>
          </table:table-cell>
          <table:table-cell table:formula="of:=SQRT( [.$B28]^2 + [.AD$3]^2)" office:value-type="float" office:value="3.61247837363769" calcext:value-type="float">
            <text:p>3.61</text:p>
          </table:table-cell>
          <table:table-cell table:formula="of:=SQRT( [.$B28]^2 + [.AE$3]^2)" office:value-type="float" office:value="3.68781778291715" calcext:value-type="float">
            <text:p>3.69</text:p>
          </table:table-cell>
          <table:table-cell table:formula="of:=SQRT( [.$B28]^2 + [.AF$3]^2)" office:value-type="float" office:value="3.76430604494374" calcext:value-type="float">
            <text:p>3.76</text:p>
          </table:table-cell>
          <table:table-cell table:formula="of:=SQRT( [.$B28]^2 + [.AG$3]^2)" office:value-type="float" office:value="3.84187454245971" calcext:value-type="float">
            <text:p>3.84</text:p>
          </table:table-cell>
        </table:table-row>
        <table:table-row table:style-name="ro1">
          <table:table-cell/>
          <table:table-cell office:value-type="float" office:value="2.5" calcext:value-type="float">
            <text:p>2.5</text:p>
          </table:table-cell>
          <table:table-cell table:formula="of:=SQRT( [.$B29]^2 + [.C$3]^2)" office:value-type="float" office:value="2.5" calcext:value-type="float">
            <text:p>2.5</text:p>
          </table:table-cell>
          <table:table-cell table:formula="of:=SQRT( [.$B29]^2 + [.D$3]^2)" office:value-type="float" office:value="2.50199920063936" calcext:value-type="float">
            <text:p>2.5</text:p>
          </table:table-cell>
          <table:table-cell table:formula="of:=SQRT( [.$B29]^2 + [.E$3]^2)" office:value-type="float" office:value="2.50798724079689" calcext:value-type="float">
            <text:p>2.51</text:p>
          </table:table-cell>
          <table:table-cell table:formula="of:=SQRT( [.$B29]^2 + [.F$3]^2)" office:value-type="float" office:value="2.51793566240283" calcext:value-type="float">
            <text:p>2.52</text:p>
          </table:table-cell>
          <table:table-cell table:formula="of:=SQRT( [.$B29]^2 + [.G$3]^2)" office:value-type="float" office:value="2.53179778023443" calcext:value-type="float">
            <text:p>2.53</text:p>
          </table:table-cell>
          <table:table-cell table:formula="of:=SQRT( [.$B29]^2 + [.H$3]^2)" office:value-type="float" office:value="2.54950975679639" calcext:value-type="float">
            <text:p>2.55</text:p>
          </table:table-cell>
          <table:table-cell table:formula="of:=SQRT( [.$B29]^2 + [.I$3]^2)" office:value-type="float" office:value="2.57099202643649" calcext:value-type="float">
            <text:p>2.57</text:p>
          </table:table-cell>
          <table:table-cell table:formula="of:=SQRT( [.$B29]^2 + [.J$3]^2)" office:value-type="float" office:value="2.59615099714943" calcext:value-type="float">
            <text:p>2.6</text:p>
          </table:table-cell>
          <table:table-cell table:formula="of:=SQRT( [.$B29]^2 + [.K$3]^2)" office:value-type="float" office:value="2.62488094968134" calcext:value-type="float">
            <text:p>2.62</text:p>
          </table:table-cell>
          <table:table-cell table:formula="of:=SQRT( [.$B29]^2 + [.L$3]^2)" office:value-type="float" office:value="2.65706605111728" calcext:value-type="float">
            <text:p>2.66</text:p>
          </table:table-cell>
          <table:table-cell table:formula="of:=SQRT( [.$B29]^2 + [.M$3]^2)" office:value-type="float" office:value="2.69258240356725" calcext:value-type="float">
            <text:p>2.69</text:p>
          </table:table-cell>
          <table:table-cell table:formula="of:=SQRT( [.$B29]^2 + [.N$3]^2)" office:value-type="float" office:value="2.73130005674953" calcext:value-type="float">
            <text:p>2.73</text:p>
          </table:table-cell>
          <table:table-cell table:formula="of:=SQRT( [.$B29]^2 + [.O$3]^2)" office:value-type="float" office:value="2.77308492477241" calcext:value-type="float">
            <text:p>2.77</text:p>
          </table:table-cell>
          <table:table-cell table:formula="of:=SQRT( [.$B29]^2 + [.P$3]^2)" office:value-type="float" office:value="2.81780056072107" calcext:value-type="float">
            <text:p>2.82</text:p>
          </table:table-cell>
          <table:table-cell table:formula="of:=SQRT( [.$B29]^2 + [.Q$3]^2)" office:value-type="float" office:value="2.86530975637888" calcext:value-type="float">
            <text:p>2.87</text:p>
          </table:table-cell>
          <table:table-cell table:formula="of:=SQRT( [.$B29]^2 + [.R$3]^2)" office:value-type="float" office:value="2.91547594742265" calcext:value-type="float">
            <text:p>2.92</text:p>
          </table:table-cell>
          <table:table-cell table:formula="of:=SQRT( [.$B29]^2 + [.S$3]^2)" office:value-type="float" office:value="2.96816441593117" calcext:value-type="float">
            <text:p>2.97</text:p>
          </table:table-cell>
          <table:table-cell table:formula="of:=SQRT( [.$B29]^2 + [.T$3]^2)" office:value-type="float" office:value="3.02324329156619" calcext:value-type="float">
            <text:p>3.02</text:p>
          </table:table-cell>
          <table:table-cell table:formula="of:=SQRT( [.$B29]^2 + [.U$3]^2)" office:value-type="float" office:value="3.08058436014987" calcext:value-type="float">
            <text:p>3.08</text:p>
          </table:table-cell>
          <table:table-cell table:formula="of:=SQRT( [.$B29]^2 + [.V$3]^2)" office:value-type="float" office:value="3.14006369362152" calcext:value-type="float">
            <text:p>3.14</text:p>
          </table:table-cell>
          <table:table-cell table:formula="of:=SQRT( [.$B29]^2 + [.W$3]^2)" office:value-type="float" office:value="3.20156211871642" calcext:value-type="float">
            <text:p>3.2</text:p>
          </table:table-cell>
          <table:table-cell table:formula="of:=SQRT( [.$B29]^2 + [.X$3]^2)" office:value-type="float" office:value="3.2649655434629" calcext:value-type="float">
            <text:p>3.26</text:p>
          </table:table-cell>
          <table:table-cell table:formula="of:=SQRT( [.$B29]^2 + [.Y$3]^2)" office:value-type="float" office:value="3.33016516106934" calcext:value-type="float">
            <text:p>3.33</text:p>
          </table:table-cell>
          <table:table-cell table:formula="of:=SQRT( [.$B29]^2 + [.Z$3]^2)" office:value-type="float" office:value="3.39705755029261" calcext:value-type="float">
            <text:p>3.4</text:p>
          </table:table-cell>
          <table:table-cell table:formula="of:=SQRT( [.$B29]^2 + [.AA$3]^2)" office:value-type="float" office:value="3.46554469023269" calcext:value-type="float">
            <text:p>3.47</text:p>
          </table:table-cell>
          <table:table-cell table:formula="of:=SQRT( [.$B29]^2 + [.AB$3]^2)" office:value-type="float" office:value="3.53553390593274" calcext:value-type="float">
            <text:p>3.54</text:p>
          </table:table-cell>
          <table:table-cell table:formula="of:=SQRT( [.$B29]^2 + [.AC$3]^2)" office:value-type="float" office:value="3.60693775937429" calcext:value-type="float">
            <text:p>3.61</text:p>
          </table:table-cell>
          <table:table-cell table:formula="of:=SQRT( [.$B29]^2 + [.AD$3]^2)" office:value-type="float" office:value="3.67967389859482" calcext:value-type="float">
            <text:p>3.68</text:p>
          </table:table-cell>
          <table:table-cell table:formula="of:=SQRT( [.$B29]^2 + [.AE$3]^2)" office:value-type="float" office:value="3.75366487582469" calcext:value-type="float">
            <text:p>3.75</text:p>
          </table:table-cell>
          <table:table-cell table:formula="of:=SQRT( [.$B29]^2 + [.AF$3]^2)" office:value-type="float" office:value="3.82883794381533" calcext:value-type="float">
            <text:p>3.83</text:p>
          </table:table-cell>
          <table:table-cell table:formula="of:=SQRT( [.$B29]^2 + [.AG$3]^2)" office:value-type="float" office:value="3.90512483795333" calcext:value-type="float">
            <text:p>3.91</text:p>
          </table:table-cell>
        </table:table-row>
        <table:table-row table:style-name="ro1">
          <table:table-cell/>
          <table:table-cell office:value-type="float" office:value="2.6" calcext:value-type="float">
            <text:p>2.6</text:p>
          </table:table-cell>
          <table:table-cell table:formula="of:=SQRT( [.$B30]^2 + [.C$3]^2)" office:value-type="float" office:value="2.6" calcext:value-type="float">
            <text:p>2.6</text:p>
          </table:table-cell>
          <table:table-cell table:formula="of:=SQRT( [.$B30]^2 + [.D$3]^2)" office:value-type="float" office:value="2.60192236625154" calcext:value-type="float">
            <text:p>2.6</text:p>
          </table:table-cell>
          <table:table-cell table:formula="of:=SQRT( [.$B30]^2 + [.E$3]^2)" office:value-type="float" office:value="2.60768096208106" calcext:value-type="float">
            <text:p>2.61</text:p>
          </table:table-cell>
          <table:table-cell table:formula="of:=SQRT( [.$B30]^2 + [.F$3]^2)" office:value-type="float" office:value="2.61725046566048" calcext:value-type="float">
            <text:p>2.62</text:p>
          </table:table-cell>
          <table:table-cell table:formula="of:=SQRT( [.$B30]^2 + [.G$3]^2)" office:value-type="float" office:value="2.63058928759318" calcext:value-type="float">
            <text:p>2.63</text:p>
          </table:table-cell>
          <table:table-cell table:formula="of:=SQRT( [.$B30]^2 + [.H$3]^2)" office:value-type="float" office:value="2.64764045897475" calcext:value-type="float">
            <text:p>2.65</text:p>
          </table:table-cell>
          <table:table-cell table:formula="of:=SQRT( [.$B30]^2 + [.I$3]^2)" office:value-type="float" office:value="2.66833281282527" calcext:value-type="float">
            <text:p>2.67</text:p>
          </table:table-cell>
          <table:table-cell table:formula="of:=SQRT( [.$B30]^2 + [.J$3]^2)" office:value-type="float" office:value="2.69258240356725" calcext:value-type="float">
            <text:p>2.69</text:p>
          </table:table-cell>
          <table:table-cell table:formula="of:=SQRT( [.$B30]^2 + [.K$3]^2)" office:value-type="float" office:value="2.72029410174709" calcext:value-type="float">
            <text:p>2.72</text:p>
          </table:table-cell>
          <table:table-cell table:formula="of:=SQRT( [.$B30]^2 + [.L$3]^2)" office:value-type="float" office:value="2.75136329843952" calcext:value-type="float">
            <text:p>2.75</text:p>
          </table:table-cell>
          <table:table-cell table:formula="of:=SQRT( [.$B30]^2 + [.M$3]^2)" office:value-type="float" office:value="2.78567765543682" calcext:value-type="float">
            <text:p>2.79</text:p>
          </table:table-cell>
          <table:table-cell table:formula="of:=SQRT( [.$B30]^2 + [.N$3]^2)" office:value-type="float" office:value="2.82311884269862" calcext:value-type="float">
            <text:p>2.82</text:p>
          </table:table-cell>
          <table:table-cell table:formula="of:=SQRT( [.$B30]^2 + [.O$3]^2)" office:value-type="float" office:value="2.86356421265527" calcext:value-type="float">
            <text:p>2.86</text:p>
          </table:table-cell>
          <table:table-cell table:formula="of:=SQRT( [.$B30]^2 + [.P$3]^2)" office:value-type="float" office:value="2.90688837074973" calcext:value-type="float">
            <text:p>2.91</text:p>
          </table:table-cell>
          <table:table-cell table:formula="of:=SQRT( [.$B30]^2 + [.Q$3]^2)" office:value-type="float" office:value="2.95296461204668" calcext:value-type="float">
            <text:p>2.95</text:p>
          </table:table-cell>
          <table:table-cell table:formula="of:=SQRT( [.$B30]^2 + [.R$3]^2)" office:value-type="float" office:value="3.00166620396073" calcext:value-type="float">
            <text:p>3</text:p>
          </table:table-cell>
          <table:table-cell table:formula="of:=SQRT( [.$B30]^2 + [.S$3]^2)" office:value-type="float" office:value="3.05286750449475" calcext:value-type="float">
            <text:p>3.05</text:p>
          </table:table-cell>
          <table:table-cell table:formula="of:=SQRT( [.$B30]^2 + [.T$3]^2)" office:value-type="float" office:value="3.10644491340181" calcext:value-type="float">
            <text:p>3.11</text:p>
          </table:table-cell>
          <table:table-cell table:formula="of:=SQRT( [.$B30]^2 + [.U$3]^2)" office:value-type="float" office:value="3.16227766016838" calcext:value-type="float">
            <text:p>3.16</text:p>
          </table:table-cell>
          <table:table-cell table:formula="of:=SQRT( [.$B30]^2 + [.V$3]^2)" office:value-type="float" office:value="3.22024843762092" calcext:value-type="float">
            <text:p>3.22</text:p>
          </table:table-cell>
          <table:table-cell table:formula="of:=SQRT( [.$B30]^2 + [.W$3]^2)" office:value-type="float" office:value="3.28024389337135" calcext:value-type="float">
            <text:p>3.28</text:p>
          </table:table-cell>
          <table:table-cell table:formula="of:=SQRT( [.$B30]^2 + [.X$3]^2)" office:value-type="float" office:value="3.34215499341368" calcext:value-type="float">
            <text:p>3.34</text:p>
          </table:table-cell>
          <table:table-cell table:formula="of:=SQRT( [.$B30]^2 + [.Y$3]^2)" office:value-type="float" office:value="3.40587727318528" calcext:value-type="float">
            <text:p>3.41</text:p>
          </table:table-cell>
          <table:table-cell table:formula="of:=SQRT( [.$B30]^2 + [.Z$3]^2)" office:value-type="float" office:value="3.47131099154196" calcext:value-type="float">
            <text:p>3.47</text:p>
          </table:table-cell>
          <table:table-cell table:formula="of:=SQRT( [.$B30]^2 + [.AA$3]^2)" office:value-type="float" office:value="3.53836120259083" calcext:value-type="float">
            <text:p>3.54</text:p>
          </table:table-cell>
          <table:table-cell table:formula="of:=SQRT( [.$B30]^2 + [.AB$3]^2)" office:value-type="float" office:value="3.60693775937429" calcext:value-type="float">
            <text:p>3.61</text:p>
          </table:table-cell>
          <table:table-cell table:formula="of:=SQRT( [.$B30]^2 + [.AC$3]^2)" office:value-type="float" office:value="3.67695526217005" calcext:value-type="float">
            <text:p>3.68</text:p>
          </table:table-cell>
          <table:table-cell table:formula="of:=SQRT( [.$B30]^2 + [.AD$3]^2)" office:value-type="float" office:value="3.74833296279826" calcext:value-type="float">
            <text:p>3.75</text:p>
          </table:table-cell>
          <table:table-cell table:formula="of:=SQRT( [.$B30]^2 + [.AE$3]^2)" office:value-type="float" office:value="3.82099463490856" calcext:value-type="float">
            <text:p>3.82</text:p>
          </table:table-cell>
          <table:table-cell table:formula="of:=SQRT( [.$B30]^2 + [.AF$3]^2)" office:value-type="float" office:value="3.89486841883009" calcext:value-type="float">
            <text:p>3.89</text:p>
          </table:table-cell>
          <table:table-cell table:formula="of:=SQRT( [.$B30]^2 + [.AG$3]^2)" office:value-type="float" office:value="3.96988664825584" calcext:value-type="float">
            <text:p>3.97</text:p>
          </table:table-cell>
        </table:table-row>
        <table:table-row table:style-name="ro1">
          <table:table-cell/>
          <table:table-cell office:value-type="float" office:value="2.7" calcext:value-type="float">
            <text:p>2.7</text:p>
          </table:table-cell>
          <table:table-cell table:formula="of:=SQRT( [.$B31]^2 + [.C$3]^2)" office:value-type="float" office:value="2.7" calcext:value-type="float">
            <text:p>2.7</text:p>
          </table:table-cell>
          <table:table-cell table:formula="of:=SQRT( [.$B31]^2 + [.D$3]^2)" office:value-type="float" office:value="2.70185121722126" calcext:value-type="float">
            <text:p>2.7</text:p>
          </table:table-cell>
          <table:table-cell table:formula="of:=SQRT( [.$B31]^2 + [.E$3]^2)" office:value-type="float" office:value="2.70739727413618" calcext:value-type="float">
            <text:p>2.71</text:p>
          </table:table-cell>
          <table:table-cell table:formula="of:=SQRT( [.$B31]^2 + [.F$3]^2)" office:value-type="float" office:value="2.71661554144123" calcext:value-type="float">
            <text:p>2.72</text:p>
          </table:table-cell>
          <table:table-cell table:formula="of:=SQRT( [.$B31]^2 + [.G$3]^2)" office:value-type="float" office:value="2.72946881279124" calcext:value-type="float">
            <text:p>2.73</text:p>
          </table:table-cell>
          <table:table-cell table:formula="of:=SQRT( [.$B31]^2 + [.H$3]^2)" office:value-type="float" office:value="2.7459060435492" calcext:value-type="float">
            <text:p>2.75</text:p>
          </table:table-cell>
          <table:table-cell table:formula="of:=SQRT( [.$B31]^2 + [.I$3]^2)" office:value-type="float" office:value="2.76586333718787" calcext:value-type="float">
            <text:p>2.77</text:p>
          </table:table-cell>
          <table:table-cell table:formula="of:=SQRT( [.$B31]^2 + [.J$3]^2)" office:value-type="float" office:value="2.78926513619627" calcext:value-type="float">
            <text:p>2.79</text:p>
          </table:table-cell>
          <table:table-cell table:formula="of:=SQRT( [.$B31]^2 + [.K$3]^2)" office:value-type="float" office:value="2.81602556806574" calcext:value-type="float">
            <text:p>2.82</text:p>
          </table:table-cell>
          <table:table-cell table:formula="of:=SQRT( [.$B31]^2 + [.L$3]^2)" office:value-type="float" office:value="2.84604989415154" calcext:value-type="float">
            <text:p>2.85</text:p>
          </table:table-cell>
          <table:table-cell table:formula="of:=SQRT( [.$B31]^2 + [.M$3]^2)" office:value-type="float" office:value="2.87923600977759" calcext:value-type="float">
            <text:p>2.88</text:p>
          </table:table-cell>
          <table:table-cell table:formula="of:=SQRT( [.$B31]^2 + [.N$3]^2)" office:value-type="float" office:value="2.91547594742265" calcext:value-type="float">
            <text:p>2.92</text:p>
          </table:table-cell>
          <table:table-cell table:formula="of:=SQRT( [.$B31]^2 + [.O$3]^2)" office:value-type="float" office:value="2.95465734053883" calcext:value-type="float">
            <text:p>2.95</text:p>
          </table:table-cell>
          <table:table-cell table:formula="of:=SQRT( [.$B31]^2 + [.P$3]^2)" office:value-type="float" office:value="2.99666481275434" calcext:value-type="float">
            <text:p>3</text:p>
          </table:table-cell>
          <table:table-cell table:formula="of:=SQRT( [.$B31]^2 + [.Q$3]^2)" office:value-type="float" office:value="3.04138126514911" calcext:value-type="float">
            <text:p>3.04</text:p>
          </table:table-cell>
          <table:table-cell table:formula="of:=SQRT( [.$B31]^2 + [.R$3]^2)" office:value-type="float" office:value="3.0886890422961" calcext:value-type="float">
            <text:p>3.09</text:p>
          </table:table-cell>
          <table:table-cell table:formula="of:=SQRT( [.$B31]^2 + [.S$3]^2)" office:value-type="float" office:value="3.13847096529504" calcext:value-type="float">
            <text:p>3.14</text:p>
          </table:table-cell>
          <table:table-cell table:formula="of:=SQRT( [.$B31]^2 + [.T$3]^2)" office:value-type="float" office:value="3.19061122670876" calcext:value-type="float">
            <text:p>3.19</text:p>
          </table:table-cell>
          <table:table-cell table:formula="of:=SQRT( [.$B31]^2 + [.U$3]^2)" office:value-type="float" office:value="3.24499614791759" calcext:value-type="float">
            <text:p>3.24</text:p>
          </table:table-cell>
          <table:table-cell table:formula="of:=SQRT( [.$B31]^2 + [.V$3]^2)" office:value-type="float" office:value="3.30151480384384" calcext:value-type="float">
            <text:p>3.3</text:p>
          </table:table-cell>
          <table:table-cell table:formula="of:=SQRT( [.$B31]^2 + [.W$3]^2)" office:value-type="float" office:value="3.36005952328229" calcext:value-type="float">
            <text:p>3.36</text:p>
          </table:table-cell>
          <table:table-cell table:formula="of:=SQRT( [.$B31]^2 + [.X$3]^2)" office:value-type="float" office:value="3.42052627529741" calcext:value-type="float">
            <text:p>3.42</text:p>
          </table:table-cell>
          <table:table-cell table:formula="of:=SQRT( [.$B31]^2 + [.Y$3]^2)" office:value-type="float" office:value="3.4828149534536" calcext:value-type="float">
            <text:p>3.48</text:p>
          </table:table-cell>
          <table:table-cell table:formula="of:=SQRT( [.$B31]^2 + [.Z$3]^2)" office:value-type="float" office:value="3.54682957019364" calcext:value-type="float">
            <text:p>3.55</text:p>
          </table:table-cell>
          <table:table-cell table:formula="of:=SQRT( [.$B31]^2 + [.AA$3]^2)" office:value-type="float" office:value="3.61247837363769" calcext:value-type="float">
            <text:p>3.61</text:p>
          </table:table-cell>
          <table:table-cell table:formula="of:=SQRT( [.$B31]^2 + [.AB$3]^2)" office:value-type="float" office:value="3.67967389859482" calcext:value-type="float">
            <text:p>3.68</text:p>
          </table:table-cell>
          <table:table-cell table:formula="of:=SQRT( [.$B31]^2 + [.AC$3]^2)" office:value-type="float" office:value="3.74833296279826" calcext:value-type="float">
            <text:p>3.75</text:p>
          </table:table-cell>
          <table:table-cell table:formula="of:=SQRT( [.$B31]^2 + [.AD$3]^2)" office:value-type="float" office:value="3.81837661840736" calcext:value-type="float">
            <text:p>3.82</text:p>
          </table:table-cell>
          <table:table-cell table:formula="of:=SQRT( [.$B31]^2 + [.AE$3]^2)" office:value-type="float" office:value="3.88973006775534" calcext:value-type="float">
            <text:p>3.89</text:p>
          </table:table-cell>
          <table:table-cell table:formula="of:=SQRT( [.$B31]^2 + [.AF$3]^2)" office:value-type="float" office:value="3.96232255123179" calcext:value-type="float">
            <text:p>3.96</text:p>
          </table:table-cell>
          <table:table-cell table:formula="of:=SQRT( [.$B31]^2 + [.AG$3]^2)" office:value-type="float" office:value="4.03608721412211" calcext:value-type="float">
            <text:p>4.04</text:p>
          </table:table-cell>
        </table:table-row>
        <table:table-row table:style-name="ro1">
          <table:table-cell/>
          <table:table-cell office:value-type="float" office:value="2.8" calcext:value-type="float">
            <text:p>2.8</text:p>
          </table:table-cell>
          <table:table-cell table:formula="of:=SQRT( [.$B32]^2 + [.C$3]^2)" office:value-type="float" office:value="2.8" calcext:value-type="float">
            <text:p>2.8</text:p>
          </table:table-cell>
          <table:table-cell table:formula="of:=SQRT( [.$B32]^2 + [.D$3]^2)" office:value-type="float" office:value="2.80178514522438" calcext:value-type="float">
            <text:p>2.8</text:p>
          </table:table-cell>
          <table:table-cell table:formula="of:=SQRT( [.$B32]^2 + [.E$3]^2)" office:value-type="float" office:value="2.80713376952364" calcext:value-type="float">
            <text:p>2.81</text:p>
          </table:table-cell>
          <table:table-cell table:formula="of:=SQRT( [.$B32]^2 + [.F$3]^2)" office:value-type="float" office:value="2.81602556806574" calcext:value-type="float">
            <text:p>2.82</text:p>
          </table:table-cell>
          <table:table-cell table:formula="of:=SQRT( [.$B32]^2 + [.G$3]^2)" office:value-type="float" office:value="2.82842712474619" calcext:value-type="float">
            <text:p>2.83</text:p>
          </table:table-cell>
          <table:table-cell table:formula="of:=SQRT( [.$B32]^2 + [.H$3]^2)" office:value-type="float" office:value="2.84429253066558" calcext:value-type="float">
            <text:p>2.84</text:p>
          </table:table-cell>
          <table:table-cell table:formula="of:=SQRT( [.$B32]^2 + [.I$3]^2)" office:value-type="float" office:value="2.86356421265527" calcext:value-type="float">
            <text:p>2.86</text:p>
          </table:table-cell>
          <table:table-cell table:formula="of:=SQRT( [.$B32]^2 + [.J$3]^2)" office:value-type="float" office:value="2.88617393793236" calcext:value-type="float">
            <text:p>2.89</text:p>
          </table:table-cell>
          <table:table-cell table:formula="of:=SQRT( [.$B32]^2 + [.K$3]^2)" office:value-type="float" office:value="2.91204395571221" calcext:value-type="float">
            <text:p>2.91</text:p>
          </table:table-cell>
          <table:table-cell table:formula="of:=SQRT( [.$B32]^2 + [.L$3]^2)" office:value-type="float" office:value="2.94108823397055" calcext:value-type="float">
            <text:p>2.94</text:p>
          </table:table-cell>
          <table:table-cell table:formula="of:=SQRT( [.$B32]^2 + [.M$3]^2)" office:value-type="float" office:value="2.9732137494637" calcext:value-type="float">
            <text:p>2.97</text:p>
          </table:table-cell>
          <table:table-cell table:formula="of:=SQRT( [.$B32]^2 + [.N$3]^2)" office:value-type="float" office:value="3.00832179129826" calcext:value-type="float">
            <text:p>3.01</text:p>
          </table:table-cell>
          <table:table-cell table:formula="of:=SQRT( [.$B32]^2 + [.O$3]^2)" office:value-type="float" office:value="3.04630924234556" calcext:value-type="float">
            <text:p>3.05</text:p>
          </table:table-cell>
          <table:table-cell table:formula="of:=SQRT( [.$B32]^2 + [.P$3]^2)" office:value-type="float" office:value="3.08706980808663" calcext:value-type="float">
            <text:p>3.09</text:p>
          </table:table-cell>
          <table:table-cell table:formula="of:=SQRT( [.$B32]^2 + [.Q$3]^2)" office:value-type="float" office:value="3.13049516849971" calcext:value-type="float">
            <text:p>3.13</text:p>
          </table:table-cell>
          <table:table-cell table:formula="of:=SQRT( [.$B32]^2 + [.R$3]^2)" office:value-type="float" office:value="3.17647603485372" calcext:value-type="float">
            <text:p>3.18</text:p>
          </table:table-cell>
          <table:table-cell table:formula="of:=SQRT( [.$B32]^2 + [.S$3]^2)" office:value-type="float" office:value="3.22490309931942" calcext:value-type="float">
            <text:p>3.22</text:p>
          </table:table-cell>
          <table:table-cell table:formula="of:=SQRT( [.$B32]^2 + [.T$3]^2)" office:value-type="float" office:value="3.27566787083184" calcext:value-type="float">
            <text:p>3.28</text:p>
          </table:table-cell>
          <table:table-cell table:formula="of:=SQRT( [.$B32]^2 + [.U$3]^2)" office:value-type="float" office:value="3.32866339541865" calcext:value-type="float">
            <text:p>3.33</text:p>
          </table:table-cell>
          <table:table-cell table:formula="of:=SQRT( [.$B32]^2 + [.V$3]^2)" office:value-type="float" office:value="3.38378486313773" calcext:value-type="float">
            <text:p>3.38</text:p>
          </table:table-cell>
          <table:table-cell table:formula="of:=SQRT( [.$B32]^2 + [.W$3]^2)" office:value-type="float" office:value="3.44093010681705" calcext:value-type="float">
            <text:p>3.44</text:p>
          </table:table-cell>
          <table:table-cell table:formula="of:=SQRT( [.$B32]^2 + [.X$3]^2)" office:value-type="float" office:value="3.5" calcext:value-type="float">
            <text:p>3.5</text:p>
          </table:table-cell>
          <table:table-cell table:formula="of:=SQRT( [.$B32]^2 + [.Y$3]^2)" office:value-type="float" office:value="3.56089876295297" calcext:value-type="float">
            <text:p>3.56</text:p>
          </table:table-cell>
          <table:table-cell table:formula="of:=SQRT( [.$B32]^2 + [.Z$3]^2)" office:value-type="float" office:value="3.62353418639869" calcext:value-type="float">
            <text:p>3.62</text:p>
          </table:table-cell>
          <table:table-cell table:formula="of:=SQRT( [.$B32]^2 + [.AA$3]^2)" office:value-type="float" office:value="3.68781778291715" calcext:value-type="float">
            <text:p>3.69</text:p>
          </table:table-cell>
          <table:table-cell table:formula="of:=SQRT( [.$B32]^2 + [.AB$3]^2)" office:value-type="float" office:value="3.75366487582469" calcext:value-type="float">
            <text:p>3.75</text:p>
          </table:table-cell>
          <table:table-cell table:formula="of:=SQRT( [.$B32]^2 + [.AC$3]^2)" office:value-type="float" office:value="3.82099463490856" calcext:value-type="float">
            <text:p>3.82</text:p>
          </table:table-cell>
          <table:table-cell table:formula="of:=SQRT( [.$B32]^2 + [.AD$3]^2)" office:value-type="float" office:value="3.88973006775534" calcext:value-type="float">
            <text:p>3.89</text:p>
          </table:table-cell>
          <table:table-cell table:formula="of:=SQRT( [.$B32]^2 + [.AE$3]^2)" office:value-type="float" office:value="3.95979797464467" calcext:value-type="float">
            <text:p>3.96</text:p>
          </table:table-cell>
          <table:table-cell table:formula="of:=SQRT( [.$B32]^2 + [.AF$3]^2)" office:value-type="float" office:value="4.03112887414927" calcext:value-type="float">
            <text:p>4.03</text:p>
          </table:table-cell>
          <table:table-cell table:formula="of:=SQRT( [.$B32]^2 + [.AG$3]^2)" office:value-type="float" office:value="4.10365690573664" calcext:value-type="float">
            <text:p>4.1</text:p>
          </table:table-cell>
        </table:table-row>
        <table:table-row table:style-name="ro1">
          <table:table-cell/>
          <table:table-cell office:value-type="float" office:value="2.9" calcext:value-type="float">
            <text:p>2.9</text:p>
          </table:table-cell>
          <table:table-cell table:formula="of:=SQRT( [.$B33]^2 + [.C$3]^2)" office:value-type="float" office:value="2.9" calcext:value-type="float">
            <text:p>2.9</text:p>
          </table:table-cell>
          <table:table-cell table:formula="of:=SQRT( [.$B33]^2 + [.D$3]^2)" office:value-type="float" office:value="2.90172362570938" calcext:value-type="float">
            <text:p>2.9</text:p>
          </table:table-cell>
          <table:table-cell table:formula="of:=SQRT( [.$B33]^2 + [.E$3]^2)" office:value-type="float" office:value="2.90688837074973" calcext:value-type="float">
            <text:p>2.91</text:p>
          </table:table-cell>
          <table:table-cell table:formula="of:=SQRT( [.$B33]^2 + [.F$3]^2)" office:value-type="float" office:value="2.91547594742265" calcext:value-type="float">
            <text:p>2.92</text:p>
          </table:table-cell>
          <table:table-cell table:formula="of:=SQRT( [.$B33]^2 + [.G$3]^2)" office:value-type="float" office:value="2.92745623366089" calcext:value-type="float">
            <text:p>2.93</text:p>
          </table:table-cell>
          <table:table-cell table:formula="of:=SQRT( [.$B33]^2 + [.H$3]^2)" office:value-type="float" office:value="2.94278779391243" calcext:value-type="float">
            <text:p>2.94</text:p>
          </table:table-cell>
          <table:table-cell table:formula="of:=SQRT( [.$B33]^2 + [.I$3]^2)" office:value-type="float" office:value="2.96141857899217" calcext:value-type="float">
            <text:p>2.96</text:p>
          </table:table-cell>
          <table:table-cell table:formula="of:=SQRT( [.$B33]^2 + [.J$3]^2)" office:value-type="float" office:value="2.98328677803526" calcext:value-type="float">
            <text:p>2.98</text:p>
          </table:table-cell>
          <table:table-cell table:formula="of:=SQRT( [.$B33]^2 + [.K$3]^2)" office:value-type="float" office:value="3.00832179129826" calcext:value-type="float">
            <text:p>3.01</text:p>
          </table:table-cell>
          <table:table-cell table:formula="of:=SQRT( [.$B33]^2 + [.L$3]^2)" office:value-type="float" office:value="3.0364452901378" calcext:value-type="float">
            <text:p>3.04</text:p>
          </table:table-cell>
          <table:table-cell table:formula="of:=SQRT( [.$B33]^2 + [.M$3]^2)" office:value-type="float" office:value="3.06757233003559" calcext:value-type="float">
            <text:p>3.07</text:p>
          </table:table-cell>
          <table:table-cell table:formula="of:=SQRT( [.$B33]^2 + [.N$3]^2)" office:value-type="float" office:value="3.10161248385416" calcext:value-type="float">
            <text:p>3.1</text:p>
          </table:table-cell>
          <table:table-cell table:formula="of:=SQRT( [.$B33]^2 + [.O$3]^2)" office:value-type="float" office:value="3.13847096529504" calcext:value-type="float">
            <text:p>3.14</text:p>
          </table:table-cell>
          <table:table-cell table:formula="of:=SQRT( [.$B33]^2 + [.P$3]^2)" office:value-type="float" office:value="3.17804971641414" calcext:value-type="float">
            <text:p>3.18</text:p>
          </table:table-cell>
          <table:table-cell table:formula="of:=SQRT( [.$B33]^2 + [.Q$3]^2)" office:value-type="float" office:value="3.22024843762092" calcext:value-type="float">
            <text:p>3.22</text:p>
          </table:table-cell>
          <table:table-cell table:formula="of:=SQRT( [.$B33]^2 + [.R$3]^2)" office:value-type="float" office:value="3.2649655434629" calcext:value-type="float">
            <text:p>3.26</text:p>
          </table:table-cell>
          <table:table-cell table:formula="of:=SQRT( [.$B33]^2 + [.S$3]^2)" office:value-type="float" office:value="3.31209903233584" calcext:value-type="float">
            <text:p>3.31</text:p>
          </table:table-cell>
          <table:table-cell table:formula="of:=SQRT( [.$B33]^2 + [.T$3]^2)" office:value-type="float" office:value="3.36154726279432" calcext:value-type="float">
            <text:p>3.36</text:p>
          </table:table-cell>
          <table:table-cell table:formula="of:=SQRT( [.$B33]^2 + [.U$3]^2)" office:value-type="float" office:value="3.4132096331752" calcext:value-type="float">
            <text:p>3.41</text:p>
          </table:table-cell>
          <table:table-cell table:formula="of:=SQRT( [.$B33]^2 + [.V$3]^2)" office:value-type="float" office:value="3.46698716467194" calcext:value-type="float">
            <text:p>3.47</text:p>
          </table:table-cell>
          <table:table-cell table:formula="of:=SQRT( [.$B33]^2 + [.W$3]^2)" office:value-type="float" office:value="3.52278299076171" calcext:value-type="float">
            <text:p>3.52</text:p>
          </table:table-cell>
          <table:table-cell table:formula="of:=SQRT( [.$B33]^2 + [.X$3]^2)" office:value-type="float" office:value="3.58050275799363" calcext:value-type="float">
            <text:p>3.58</text:p>
          </table:table-cell>
          <table:table-cell table:formula="of:=SQRT( [.$B33]^2 + [.Y$3]^2)" office:value-type="float" office:value="3.64005494464026" calcext:value-type="float">
            <text:p>3.64</text:p>
          </table:table-cell>
          <table:table-cell table:formula="of:=SQRT( [.$B33]^2 + [.Z$3]^2)" office:value-type="float" office:value="3.70135110466435" calcext:value-type="float">
            <text:p>3.7</text:p>
          </table:table-cell>
          <table:table-cell table:formula="of:=SQRT( [.$B33]^2 + [.AA$3]^2)" office:value-type="float" office:value="3.76430604494374" calcext:value-type="float">
            <text:p>3.76</text:p>
          </table:table-cell>
          <table:table-cell table:formula="of:=SQRT( [.$B33]^2 + [.AB$3]^2)" office:value-type="float" office:value="3.82883794381533" calcext:value-type="float">
            <text:p>3.83</text:p>
          </table:table-cell>
          <table:table-cell table:formula="of:=SQRT( [.$B33]^2 + [.AC$3]^2)" office:value-type="float" office:value="3.89486841883009" calcext:value-type="float">
            <text:p>3.89</text:p>
          </table:table-cell>
          <table:table-cell table:formula="of:=SQRT( [.$B33]^2 + [.AD$3]^2)" office:value-type="float" office:value="3.96232255123179" calcext:value-type="float">
            <text:p>3.96</text:p>
          </table:table-cell>
          <table:table-cell table:formula="of:=SQRT( [.$B33]^2 + [.AE$3]^2)" office:value-type="float" office:value="4.03112887414927" calcext:value-type="float">
            <text:p>4.03</text:p>
          </table:table-cell>
          <table:table-cell table:formula="of:=SQRT( [.$B33]^2 + [.AF$3]^2)" office:value-type="float" office:value="4.10121933088198" calcext:value-type="float">
            <text:p>4.1</text:p>
          </table:table-cell>
          <table:table-cell table:formula="of:=SQRT( [.$B33]^2 + [.AG$3]^2)" office:value-type="float" office:value="4.17252920900501" calcext:value-type="float">
            <text:p>4.1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QRT( [.$B34]^2 + [.C$3]^2)" office:value-type="float" office:value="3" calcext:value-type="float">
            <text:p>3</text:p>
          </table:table-cell>
          <table:table-cell table:formula="of:=SQRT( [.$B34]^2 + [.D$3]^2)" office:value-type="float" office:value="3.00166620396073" calcext:value-type="float">
            <text:p>3</text:p>
          </table:table-cell>
          <table:table-cell table:formula="of:=SQRT( [.$B34]^2 + [.E$3]^2)" office:value-type="float" office:value="3.00665927567458" calcext:value-type="float">
            <text:p>3.01</text:p>
          </table:table-cell>
          <table:table-cell table:formula="of:=SQRT( [.$B34]^2 + [.F$3]^2)" office:value-type="float" office:value="3.01496268633627" calcext:value-type="float">
            <text:p>3.01</text:p>
          </table:table-cell>
          <table:table-cell table:formula="of:=SQRT( [.$B34]^2 + [.G$3]^2)" office:value-type="float" office:value="3.02654919008431" calcext:value-type="float">
            <text:p>3.03</text:p>
          </table:table-cell>
          <table:table-cell table:formula="of:=SQRT( [.$B34]^2 + [.H$3]^2)" office:value-type="float" office:value="3.04138126514911" calcext:value-type="float">
            <text:p>3.04</text:p>
          </table:table-cell>
          <table:table-cell table:formula="of:=SQRT( [.$B34]^2 + [.I$3]^2)" office:value-type="float" office:value="3.05941170815567" calcext:value-type="float">
            <text:p>3.06</text:p>
          </table:table-cell>
          <table:table-cell table:formula="of:=SQRT( [.$B34]^2 + [.J$3]^2)" office:value-type="float" office:value="3.08058436014987" calcext:value-type="float">
            <text:p>3.08</text:p>
          </table:table-cell>
          <table:table-cell table:formula="of:=SQRT( [.$B34]^2 + [.K$3]^2)" office:value-type="float" office:value="3.104834939252" calcext:value-type="float">
            <text:p>3.1</text:p>
          </table:table-cell>
          <table:table-cell table:formula="of:=SQRT( [.$B34]^2 + [.L$3]^2)" office:value-type="float" office:value="3.13209195267317" calcext:value-type="float">
            <text:p>3.13</text:p>
          </table:table-cell>
          <table:table-cell table:formula="of:=SQRT( [.$B34]^2 + [.M$3]^2)" office:value-type="float" office:value="3.16227766016838" calcext:value-type="float">
            <text:p>3.16</text:p>
          </table:table-cell>
          <table:table-cell table:formula="of:=SQRT( [.$B34]^2 + [.N$3]^2)" office:value-type="float" office:value="3.19530906173409" calcext:value-type="float">
            <text:p>3.2</text:p>
          </table:table-cell>
          <table:table-cell table:formula="of:=SQRT( [.$B34]^2 + [.O$3]^2)" office:value-type="float" office:value="3.2310988842807" calcext:value-type="float">
            <text:p>3.23</text:p>
          </table:table-cell>
          <table:table-cell table:formula="of:=SQRT( [.$B34]^2 + [.P$3]^2)" office:value-type="float" office:value="3.26955654485436" calcext:value-type="float">
            <text:p>3.27</text:p>
          </table:table-cell>
          <table:table-cell table:formula="of:=SQRT( [.$B34]^2 + [.Q$3]^2)" office:value-type="float" office:value="3.31058907144937" calcext:value-type="float">
            <text:p>3.31</text:p>
          </table:table-cell>
          <table:table-cell table:formula="of:=SQRT( [.$B34]^2 + [.R$3]^2)" office:value-type="float" office:value="3.35410196624968" calcext:value-type="float">
            <text:p>3.35</text:p>
          </table:table-cell>
          <table:table-cell table:formula="of:=SQRT( [.$B34]^2 + [.S$3]^2)" office:value-type="float" office:value="3.4" calcext:value-type="float">
            <text:p>3.4</text:p>
          </table:table-cell>
          <table:table-cell table:formula="of:=SQRT( [.$B34]^2 + [.T$3]^2)" office:value-type="float" office:value="3.44818792991333" calcext:value-type="float">
            <text:p>3.45</text:p>
          </table:table-cell>
          <table:table-cell table:formula="of:=SQRT( [.$B34]^2 + [.U$3]^2)" office:value-type="float" office:value="3.49857113690718" calcext:value-type="float">
            <text:p>3.5</text:p>
          </table:table-cell>
          <table:table-cell table:formula="of:=SQRT( [.$B34]^2 + [.V$3]^2)" office:value-type="float" office:value="3.55105618091294" calcext:value-type="float">
            <text:p>3.55</text:p>
          </table:table-cell>
          <table:table-cell table:formula="of:=SQRT( [.$B34]^2 + [.W$3]^2)" office:value-type="float" office:value="3.60555127546399" calcext:value-type="float">
            <text:p>3.61</text:p>
          </table:table-cell>
          <table:table-cell table:formula="of:=SQRT( [.$B34]^2 + [.X$3]^2)" office:value-type="float" office:value="3.66196668472011" calcext:value-type="float">
            <text:p>3.66</text:p>
          </table:table-cell>
          <table:table-cell table:formula="of:=SQRT( [.$B34]^2 + [.Y$3]^2)" office:value-type="float" office:value="3.72021504754765" calcext:value-type="float">
            <text:p>3.72</text:p>
          </table:table-cell>
          <table:table-cell table:formula="of:=SQRT( [.$B34]^2 + [.Z$3]^2)" office:value-type="float" office:value="3.78021163428716" calcext:value-type="float">
            <text:p>3.78</text:p>
          </table:table-cell>
          <table:table-cell table:formula="of:=SQRT( [.$B34]^2 + [.AA$3]^2)" office:value-type="float" office:value="3.84187454245971" calcext:value-type="float">
            <text:p>3.84</text:p>
          </table:table-cell>
          <table:table-cell table:formula="of:=SQRT( [.$B34]^2 + [.AB$3]^2)" office:value-type="float" office:value="3.90512483795333" calcext:value-type="float">
            <text:p>3.91</text:p>
          </table:table-cell>
          <table:table-cell table:formula="of:=SQRT( [.$B34]^2 + [.AC$3]^2)" office:value-type="float" office:value="3.96988664825584" calcext:value-type="float">
            <text:p>3.97</text:p>
          </table:table-cell>
          <table:table-cell table:formula="of:=SQRT( [.$B34]^2 + [.AD$3]^2)" office:value-type="float" office:value="4.03608721412211" calcext:value-type="float">
            <text:p>4.04</text:p>
          </table:table-cell>
          <table:table-cell table:formula="of:=SQRT( [.$B34]^2 + [.AE$3]^2)" office:value-type="float" office:value="4.10365690573664" calcext:value-type="float">
            <text:p>4.1</text:p>
          </table:table-cell>
          <table:table-cell table:formula="of:=SQRT( [.$B34]^2 + [.AF$3]^2)" office:value-type="float" office:value="4.17252920900501" calcext:value-type="float">
            <text:p>4.17</text:p>
          </table:table-cell>
          <table:table-cell table:formula="of:=SQRT( [.$B34]^2 + [.AG$3]^2)" office:value-type="float" office:value="4.24264068711929" calcext:value-type="float">
            <text:p>4.24</text:p>
          </table:table-cell>
        </table:table-row>
      </table:table>
      <table:table table:name="LUTbuilder" table:style-name="ta1" table:print="false">
        <table:table-column table:style-name="co1" table:default-cell-style-name="Default"/>
        <table:table-column table:style-name="co4" table:default-cell-style-name="ce4"/>
        <table:table-column table:style-name="co4" table:number-columns-repeated="18" table:default-cell-style-name="Default"/>
        <table:table-row table:style-name="ro2">
          <table:table-cell/>
          <table:table-cell table:style-name="Default" office:value-type="string" calcext:value-type="string">
            <text:p>x in: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7"/>
          <table:table-cell office:value-type="string" calcext:value-type="string">
            <text:p>Buffer:</text:p>
          </table:table-cell>
          <table:table-cell table:formula="of:=[.F4]" office:value-type="float" office:value="0.5" calcext:value-type="float">
            <text:p>0.5</text:p>
          </table:table-cell>
          <table:table-cell table:formula="of:=[.F5]" office:value-type="float" office:value="1" calcext:value-type="float">
            <text:p>1</text:p>
          </table:table-cell>
          <table:table-cell table:formula="of:=[.F6]" office:value-type="float" office:value="0.5" calcext:value-type="float">
            <text:p>0.5</text:p>
          </table:table-cell>
          <table:table-cell table:formula="of:=[.F7]" office:value-type="float" office:value="1" calcext:value-type="float">
            <text:p>1</text:p>
          </table:table-cell>
          <table:table-cell table:formula="of:=[.F8]" office:value-type="string" office:string-value="" calcext:value-type="error">
            <text:p>#DIV/0!</text:p>
          </table:table-cell>
          <table:table-cell table:formula="of:=[.F9]" office:value-type="float" office:value="1" calcext:value-type="float">
            <text:p>1</text:p>
          </table:table-cell>
          <table:table-cell table:formula="of:=[.F10]" office:value-type="float" office:value="0.5" calcext:value-type="float">
            <text:p>0.5</text:p>
          </table:table-cell>
          <table:table-cell table:formula="of:=[.F11]" office:value-type="float" office:value="1" calcext:value-type="float">
            <text:p>1</text:p>
          </table:table-cell>
          <table:table-cell table:formula="of:=[.F12]" office:value-type="float" office:value="0.5" calcext:value-type="float">
            <text:p>0.5</text:p>
          </table:table-cell>
        </table:table-row>
        <table:table-row table:style-name="ro2">
          <table:table-cell/>
          <table:table-cell table:style-name="Default" office:value-type="string" calcext:value-type="string">
            <text:p>y in: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7"/>
        </table:table-row>
        <table:table-row table:style-name="ro2">
          <table:table-cell/>
          <table:table-cell table:style-name="Default" office:value-type="string" calcext:value-type="string">
            <text:p>Distance to: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Y</text:p>
          </table:table-cell>
          <table:table-cell office:value-type="string" calcext:value-type="string">
            <text:p>radiu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-1,-1</text:p>
          </table:table-cell>
          <table:table-cell table:formula="of:=ABS([.$C$1]+1)" office:value-type="float" office:value="1" calcext:value-type="float">
            <text:p>1</text:p>
          </table:table-cell>
          <table:table-cell table:formula="of:=ABS([.$C$2]+1)" office:value-type="float" office:value="1" calcext:value-type="float">
            <text:p>1</text:p>
          </table:table-cell>
          <table:table-cell table:formula="of:=SQRT( [.C4]^2 + [.D4]^2)" office:value-type="float" office:value="1.4142135623731" calcext:value-type="float">
            <text:p>1.41</text:p>
          </table:table-cell>
          <table:table-cell table:formula="of:=1/([.E4]^2)" office:value-type="float" office:value="0.5" calcext:value-type="float">
            <text:p>0.5</text:p>
          </table:table-cell>
          <table:table-cell table:number-columns-repeated="4"/>
          <table:table-cell table:style-name="ce7" office:value-type="string" calcext:value-type="string">
            <text:p>A</text:p>
          </table:table-cell>
          <table:table-cell office:value-type="float" office:value="1.28" calcext:value-type="float">
            <text:p>1.28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3.55555555555556" calcext:value-type="float">
            <text:p>3.56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264462809917355" calcext:value-type="float">
            <text:p>0.26</text:p>
          </table:table-cell>
        </table:table-row>
        <table:table-row table:style-name="ro2">
          <table:table-cell/>
          <table:table-cell office:value-type="string" calcext:value-type="string">
            <text:p>0,-1</text:p>
          </table:table-cell>
          <table:table-cell table:formula="of:=ABS([.$C$1])" office:value-type="float" office:value="0" calcext:value-type="float">
            <text:p>0</text:p>
          </table:table-cell>
          <table:table-cell table:formula="of:=ABS([.$C$2]+1)" office:value-type="float" office:value="1" calcext:value-type="float">
            <text:p>1</text:p>
          </table:table-cell>
          <table:table-cell table:formula="of:=SQRT( [.C5]^2 + [.D5]^2)" office:value-type="float" office:value="1" calcext:value-type="float">
            <text:p>1</text:p>
          </table:table-cell>
          <table:table-cell table:formula="of:=1/([.E5]^2)" office:value-type="float" office:value="1" calcext:value-type="float">
            <text:p>1</text:p>
          </table:table-cell>
          <table:table-cell table:number-columns-repeated="4"/>
          <table:table-cell table:style-name="ce7" office:value-type="string" calcext:value-type="string">
            <text:p>B</text:p>
          </table:table-cell>
          <table:table-cell office:value-type="float" office:value="0.864864864864865" calcext:value-type="float">
            <text:p>0.86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0.60377358490566" calcext:value-type="float">
            <text:p>0.6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6.4" calcext:value-type="float">
            <text:p>6.4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376470588235294" calcext:value-type="float">
            <text:p>0.38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0.316831683168317" calcext:value-type="float">
            <text:p>0.32</text:p>
          </table:table-cell>
        </table:table-row>
        <table:table-row table:style-name="ro2">
          <table:table-cell/>
          <table:table-cell office:value-type="string" calcext:value-type="string">
            <text:p>1,-1</text:p>
          </table:table-cell>
          <table:table-cell table:formula="of:=ABS([.$C$1]-1)" office:value-type="float" office:value="1" calcext:value-type="float">
            <text:p>1</text:p>
          </table:table-cell>
          <table:table-cell table:formula="of:=ABS([.$C$2]+1)" office:value-type="float" office:value="1" calcext:value-type="float">
            <text:p>1</text:p>
          </table:table-cell>
          <table:table-cell table:formula="of:=SQRT( [.C6]^2 + [.D6]^2)" office:value-type="float" office:value="1.4142135623731" calcext:value-type="float">
            <text:p>1.41</text:p>
          </table:table-cell>
          <table:table-cell table:formula="of:=1/([.E6]^2)" office:value-type="float" office:value="0.5" calcext:value-type="float">
            <text:p>0.5</text:p>
          </table:table-cell>
          <table:table-cell table:number-columns-repeated="4"/>
          <table:table-cell table:style-name="ce7" office:value-type="string" calcext:value-type="string">
            <text:p>C</text:p>
          </table:table-cell>
          <table:table-cell office:value-type="float" office:value="0.60377358490566" calcext:value-type="float">
            <text:p>0.6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0.864864864864865" calcext:value-type="float">
            <text:p>0.86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6.4" calcext:value-type="float">
            <text:p>6.4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0.376470588235294" calcext:value-type="float">
            <text:p>0.38</text:p>
          </table:table-cell>
        </table:table-row>
        <table:table-row table:style-name="ro2">
          <table:table-cell/>
          <table:table-cell office:value-type="string" calcext:value-type="string">
            <text:p>-1,0</text:p>
          </table:table-cell>
          <table:table-cell table:formula="of:=ABS([.$C$1]+1)" office:value-type="float" office:value="1" calcext:value-type="float">
            <text:p>1</text:p>
          </table:table-cell>
          <table:table-cell table:formula="of:=ABS([.$C$2])" office:value-type="float" office:value="0" calcext:value-type="float">
            <text:p>0</text:p>
          </table:table-cell>
          <table:table-cell table:formula="of:=SQRT( [.C7]^2 + [.D7]^2)" office:value-type="float" office:value="1" calcext:value-type="float">
            <text:p>1</text:p>
          </table:table-cell>
          <table:table-cell table:formula="of:=1/([.E7]^2)" office:value-type="float" office:value="1" calcext:value-type="float">
            <text:p>1</text:p>
          </table:table-cell>
          <table:table-cell table:number-columns-repeated="4"/>
          <table:table-cell table:style-name="ce7" office:value-type="string" calcext:value-type="string">
            <text:p>D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1.28" calcext:value-type="float">
            <text:p>1.28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3.55555555555556" calcext:value-type="float">
            <text:p>3.56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0.264462809917355" calcext:value-type="float">
            <text:p>0.26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438356164383562" calcext:value-type="float">
            <text:p>0.44</text:p>
          </table:table-cell>
        </table:table-row>
        <table:table-row table:style-name="ro2">
          <table:table-cell office:value-type="string" calcext:value-type="string">
            <text:p>*ref pixel</text:p>
          </table:table-cell>
          <table:table-cell office:value-type="string" calcext:value-type="string">
            <text:p>0,0</text:p>
          </table:table-cell>
          <table:table-cell table:formula="of:=ABS([.$C$1])" office:value-type="float" office:value="0" calcext:value-type="float">
            <text:p>0</text:p>
          </table:table-cell>
          <table:table-cell table:formula="of:=ABS([.$C$2])" office:value-type="float" office:value="0" calcext:value-type="float">
            <text:p>0</text:p>
          </table:table-cell>
          <table:table-cell table:formula="of:=SQRT( [.C8]^2 + [.D8]^2)" office:value-type="float" office:value="0" calcext:value-type="float">
            <text:p>0</text:p>
          </table:table-cell>
          <table:table-cell table:formula="of:=1/([.E8]^2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E</text:p>
          </table:table-cell>
          <table:table-cell office:value-type="float" office:value="0.864864864864865" calcext:value-type="float">
            <text:p>0.86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0.376470588235294" calcext:value-type="float">
            <text:p>0.38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6.4" calcext:value-type="float">
            <text:p>6.4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0.60377358490566" calcext:value-type="float">
            <text:p>0.6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316831683168317" calcext:value-type="float">
            <text:p>0.32</text:p>
          </table:table-cell>
        </table:table-row>
        <table:table-row table:style-name="ro2">
          <table:table-cell/>
          <table:table-cell office:value-type="string" calcext:value-type="string">
            <text:p>1,0</text:p>
          </table:table-cell>
          <table:table-cell table:formula="of:=ABS([.$C$1]-1)" office:value-type="float" office:value="1" calcext:value-type="float">
            <text:p>1</text:p>
          </table:table-cell>
          <table:table-cell table:formula="of:=ABS([.$C$2])" office:value-type="float" office:value="0" calcext:value-type="float">
            <text:p>0</text:p>
          </table:table-cell>
          <table:table-cell table:formula="of:=SQRT( [.C9]^2 + [.D9]^2)" office:value-type="float" office:value="1" calcext:value-type="float">
            <text:p>1</text:p>
          </table:table-cell>
          <table:table-cell table:formula="of:=1/([.E9]^2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F</text:p>
          </table:table-cell>
          <table:table-cell office:value-type="float" office:value="0.653061224489796" calcext:value-type="float">
            <text:p>0.65</text:p>
          </table:table-cell>
          <table:table-cell office:value-type="float" office:value="1.28" calcext:value-type="float">
            <text:p>1.28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395061728395062" calcext:value-type="float">
            <text:p>0.4</text:p>
          </table:table-cell>
        </table:table-row>
        <table:table-row table:style-name="ro2">
          <table:table-cell/>
          <table:table-cell office:value-type="string" calcext:value-type="string">
            <text:p>-1,1</text:p>
          </table:table-cell>
          <table:table-cell table:formula="of:=ABS([.$C$1]+1)" office:value-type="float" office:value="1" calcext:value-type="float">
            <text:p>1</text:p>
          </table:table-cell>
          <table:table-cell table:formula="of:=ABS([.$C$2]-1)" office:value-type="float" office:value="1" calcext:value-type="float">
            <text:p>1</text:p>
          </table:table-cell>
          <table:table-cell table:formula="of:=SQRT( [.C10]^2 + [.D10]^2)" office:value-type="float" office:value="1.4142135623731" calcext:value-type="float">
            <text:p>1.41</text:p>
          </table:table-cell>
          <table:table-cell table:formula="of:=1/([.E10]^2)" office:value-type="float" office:value="0.5" calcext:value-type="float">
            <text:p>0.5</text:p>
          </table:table-cell>
          <table:table-cell table:number-columns-repeated="4"/>
          <table:table-cell office:value-type="string" calcext:value-type="string">
            <text:p>G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1.28" calcext:value-type="float">
            <text:p>1.28</text:p>
          </table:table-cell>
          <table:table-cell office:value-type="float" office:value="0.653061224489796" calcext:value-type="float">
            <text:p>0.65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.28" calcext:value-type="float">
            <text:p>1.28</text:p>
          </table:table-cell>
          <table:table-cell office:value-type="float" office:value="0.395061728395062" calcext:value-type="float">
            <text:p>0.4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492307692307692" calcext:value-type="float">
            <text:p>0.49</text:p>
          </table:table-cell>
        </table:table-row>
        <table:table-row table:style-name="ro2">
          <table:table-cell/>
          <table:table-cell office:value-type="string" calcext:value-type="string">
            <text:p>0,1</text:p>
          </table:table-cell>
          <table:table-cell table:formula="of:=ABS([.$C$1])" office:value-type="float" office:value="0" calcext:value-type="float">
            <text:p>0</text:p>
          </table:table-cell>
          <table:table-cell table:formula="of:=ABS([.$C$2]-1)" office:value-type="float" office:value="1" calcext:value-type="float">
            <text:p>1</text:p>
          </table:table-cell>
          <table:table-cell table:formula="of:=SQRT( [.C11]^2 + [.D11]^2)" office:value-type="float" office:value="1" calcext:value-type="float">
            <text:p>1</text:p>
          </table:table-cell>
          <table:table-cell table:formula="of:=1/([.E11]^2)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H</text:p>
          </table:table-cell>
          <table:table-cell office:value-type="float" office:value="0.376470588235294" calcext:value-type="float">
            <text:p>0.38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0.864864864864865" calcext:value-type="float">
            <text:p>0.86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6.4" calcext:value-type="float">
            <text:p>6.4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60377358490566" calcext:value-type="float">
            <text:p>0.6</text:p>
          </table:table-cell>
        </table:table-row>
        <table:table-row table:style-name="ro2">
          <table:table-cell/>
          <table:table-cell office:value-type="string" calcext:value-type="string">
            <text:p>1,1</text:p>
          </table:table-cell>
          <table:table-cell table:formula="of:=ABS([.$C$1]-1)" office:value-type="float" office:value="1" calcext:value-type="float">
            <text:p>1</text:p>
          </table:table-cell>
          <table:table-cell table:formula="of:=ABS([.$C$2]-1)" office:value-type="float" office:value="1" calcext:value-type="float">
            <text:p>1</text:p>
          </table:table-cell>
          <table:table-cell table:formula="of:=SQRT( [.C12]^2 + [.D12]^2)" office:value-type="float" office:value="1.4142135623731" calcext:value-type="float">
            <text:p>1.41</text:p>
          </table:table-cell>
          <table:table-cell table:formula="of:=1/([.E12]^2)" office:value-type="float" office:value="0.5" calcext:value-type="float">
            <text:p>0.5</text:p>
          </table:table-cell>
          <table:table-cell table:number-columns-repeated="4"/>
          <table:table-cell table:style-name="ce7" office:value-type="string" calcext:value-type="string">
            <text:p>I</text:p>
          </table:table-cell>
          <table:table-cell office:value-type="float" office:value="0.60377358490566" calcext:value-type="float">
            <text:p>0.6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6.4" calcext:value-type="float">
            <text:p>6.4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0.864864864864865" calcext:value-type="float">
            <text:p>0.86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0.376470588235294" calcext:value-type="float">
            <text:p>0.38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table:style-name="ce7" office:value-type="string" calcext:value-type="string">
            <text:p>J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395061728395062" calcext:value-type="float">
            <text:p>0.4</text:p>
          </table:table-cell>
          <table:table-cell office:value-type="float" office:value="1.28" calcext:value-type="float">
            <text:p>1.28</text:p>
          </table:table-cell>
          <table:table-cell office:value-type="float" office:value="32" calcext:value-type="float">
            <text:p>32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653061224489796" calcext:value-type="float">
            <text:p>0.65</text:p>
          </table:table-cell>
          <table:table-cell office:value-type="float" office:value="1.28" calcext:value-type="float">
            <text:p>1.28</text:p>
          </table:table-cell>
          <table:table-cell office:value-type="float" office:value="0.492307692307692" calcext:value-type="float">
            <text:p>0.49</text:p>
          </table:table-cell>
        </table:table-row>
        <table:table-row table:style-name="ro2">
          <table:table-cell/>
          <table:table-cell table:style-name="Default"/>
          <table:table-cell table:number-columns-repeated="8"/>
          <table:table-cell table:style-name="ce7" office:value-type="string" calcext:value-type="string">
            <text:p>K</text:p>
          </table:table-cell>
          <table:table-cell office:value-type="float" office:value="0.395061728395062" calcext:value-type="float">
            <text:p>0.4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780487804878049" calcext:value-type="float">
            <text:p>0.78</text:p>
          </table:table-cell>
          <table:table-cell office:value-type="float" office:value="32" calcext:value-type="float">
            <text:p>32</text:p>
          </table:table-cell>
          <table:table-cell office:value-type="float" office:value="1.28" calcext:value-type="float">
            <text:p>1.28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1.28" calcext:value-type="float">
            <text:p>1.28</text:p>
          </table:table-cell>
          <table:table-cell office:value-type="float" office:value="0.653061224489796" calcext:value-type="float">
            <text:p>0.65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5" table:number-rows-spanned="5">
            <text:p>First attempt. Operations are not really defined</text:p>
            <text:p>(what is 1/x^2).  Enter data to make buffer,</text:p>
            <text:p>put buffer in 288 LUT</text:p>
          </table:table-cell>
          <table:covered-table-cell table:number-columns-repeated="4"/>
          <table:table-cell table:number-columns-repeated="4"/>
          <table:table-cell table:style-name="ce7" office:value-type="string" calcext:value-type="string">
            <text:p>L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60377358490566" calcext:value-type="float">
            <text:p>0.6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6.4" calcext:value-type="float">
            <text:p>6.4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0.376470588235294" calcext:value-type="float">
            <text:p>0.38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0.864864864864865" calcext:value-type="float">
            <text:p>0.86</text:p>
          </table:table-cell>
        </table:table-row>
        <table:table-row table:style-name="ro2">
          <table:table-cell/>
          <table:covered-table-cell table:style-name="Default"/>
          <table:covered-table-cell table:number-columns-repeated="4"/>
          <table:table-cell table:number-columns-repeated="4"/>
          <table:table-cell office:value-type="string" calcext:value-type="string">
            <text:p>M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264462809917355" calcext:value-type="float">
            <text:p>0.26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3.55555555555556" calcext:value-type="float">
            <text:p>3.56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1.28" calcext:value-type="float">
            <text:p>1.28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0.438356164383562" calcext:value-type="float">
            <text:p>0.44</text:p>
          </table:table-cell>
        </table:table-row>
        <table:table-row table:style-name="ro2">
          <table:table-cell/>
          <table:covered-table-cell table:style-name="Default"/>
          <table:covered-table-cell table:number-columns-repeated="4"/>
          <table:table-cell table:number-columns-repeated="4"/>
          <table:table-cell office:value-type="string" calcext:value-type="string">
            <text:p>N</text:p>
          </table:table-cell>
          <table:table-cell office:value-type="float" office:value="0.376470588235294" calcext:value-type="float">
            <text:p>0.38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6.4" calcext:value-type="float">
            <text:p>6.4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0.864864864864865" calcext:value-type="float">
            <text:p>0.86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0.60377358490566" calcext:value-type="float">
            <text:p>0.6</text:p>
          </table:table-cell>
        </table:table-row>
        <table:table-row table:style-name="ro2">
          <table:table-cell/>
          <table:covered-table-cell table:style-name="Default"/>
          <table:covered-table-cell table:number-columns-repeated="4"/>
          <table:table-cell table:number-columns-repeated="4"/>
          <table:table-cell office:value-type="string" calcext:value-type="string">
            <text:p>O</text:p>
          </table:table-cell>
          <table:table-cell office:value-type="float" office:value="0.316831683168317" calcext:value-type="float">
            <text:p>0.32</text:p>
          </table:table-cell>
          <table:table-cell office:value-type="float" office:value="0.524590163934426" calcext:value-type="float">
            <text:p>0.52</text:p>
          </table:table-cell>
          <table:table-cell office:value-type="float" office:value="0.376470588235294" calcext:value-type="float">
            <text:p>0.38</text:p>
          </table:table-cell>
          <table:table-cell office:value-type="float" office:value="0.711111111111111" calcext:value-type="float">
            <text:p>0.71</text:p>
          </table:table-cell>
          <table:table-cell office:value-type="float" office:value="6.4" calcext:value-type="float">
            <text:p>6.4</text:p>
          </table:table-cell>
          <table:table-cell office:value-type="float" office:value="1.10344827586207" calcext:value-type="float">
            <text:p>1.1</text:p>
          </table:table-cell>
          <table:table-cell office:value-type="float" office:value="0.60377358490566" calcext:value-type="float">
            <text:p>0.6</text:p>
          </table:table-cell>
          <table:table-cell office:value-type="float" office:value="2.46153846153846" calcext:value-type="float">
            <text:p>2.46</text:p>
          </table:table-cell>
          <table:table-cell office:value-type="float" office:value="0.864864864864865" calcext:value-type="float">
            <text:p>0.86</text:p>
          </table:table-cell>
        </table:table-row>
        <table:table-row table:style-name="ro2">
          <table:table-cell/>
          <table:covered-table-cell table:style-name="Default"/>
          <table:covered-table-cell table:number-columns-repeated="4"/>
          <table:table-cell table:number-columns-repeated="4"/>
          <table:table-cell office:value-type="string" calcext:value-type="string">
            <text:p>P</text:p>
          </table:table-cell>
          <table:table-cell office:value-type="float" office:value="0.264462809917355" calcext:value-type="float">
            <text:p>0.26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0.492307692307692" calcext:value-type="float">
            <text:p>0.49</text:p>
          </table:table-cell>
          <table:table-cell office:value-type="float" office:value="3.55555555555556" calcext:value-type="float">
            <text:p>3.56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0.438356164383562" calcext:value-type="float">
            <text:p>0.44</text:p>
          </table:table-cell>
          <table:table-cell office:value-type="float" office:value="1.88235294117647" calcext:value-type="float">
            <text:p>1.88</text:p>
          </table:table-cell>
          <table:table-cell office:value-type="float" office:value="1.28" calcext:value-type="float">
            <text:p>1.28</text:p>
          </table:table-cell>
        </table:table-row>
        <table:table-row table:style-name="ro2">
          <table:table-cell/>
          <table:table-cell table:style-name="Default"/>
          <table:table-cell table:number-columns-repeated="18"/>
        </table:table-row>
        <table:table-row table:style-name="ro2">
          <table:table-cell/>
          <table:table-cell table:style-name="ce6" office:value-type="string" calcext:value-type="string">
            <text:p>Set point</text:p>
          </table:table-cell>
          <table:table-cell table:number-columns-repeated="18"/>
        </table:table-row>
      </table:table>
      <table:table table:name="LED data" table:style-name="ta1" table:print="false">
        <table:table-column table:style-name="co1" table:default-cell-style-name="Default"/>
        <table:table-column table:style-name="co4" table:number-columns-repeated="3" table:default-cell-style-name="Default"/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2.25" calcext:value-type="float">
            <text:p>12.25</text:p>
          </table:table-cell>
          <table:table-cell office:value-type="string" calcext:value-type="string">
            <text:p>,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0.5" calcext:value-type="float">
            <text:p>30.5</text:p>
          </table:table-cell>
          <table:table-cell office:value-type="string" calcext:value-type="string">
            <text:p>,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2.5" calcext:value-type="float">
            <text:p>42.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1.25" calcext:value-type="float">
            <text:p>41.25</text:p>
          </table:table-cell>
          <table:table-cell office:value-type="string" calcext:value-type="string">
            <text:p>,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9.5" calcext:value-type="float">
            <text:p>59.5</text:p>
          </table:table-cell>
          <table:table-cell office:value-type="string" calcext:value-type="string">
            <text:p>,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5.5" calcext:value-type="float">
            <text:p>55.5</text:p>
          </table:table-cell>
          <table:table-cell office:value-type="string" calcext:value-type="string">
            <text:p>,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string" calcext:value-type="string">
            <text:p>,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,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,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0.5" calcext:value-type="float">
            <text:p>40.5</text:p>
          </table:table-cell>
          <table:table-cell office:value-type="string" calcext:value-type="string">
            <text:p>,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,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4.5" calcext:value-type="float">
            <text:p>54.5</text:p>
          </table:table-cell>
          <table:table-cell office:value-type="string" calcext:value-type="string">
            <text:p>,</text:p>
          </table:table-cell>
          <table:table-cell office:value-type="float" office:value="24.5" calcext:value-type="float">
            <text:p>24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2.5" calcext:value-type="float">
            <text:p>52.5</text:p>
          </table:table-cell>
          <table:table-cell office:value-type="string" calcext:value-type="string">
            <text:p>,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,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,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,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,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string" calcext:value-type="string">
            <text:p>,</text:p>
          </table:table-cell>
          <table:table-cell office:value-type="float" office:value="28.75" calcext:value-type="float">
            <text:p>28.7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,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,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,</text:p>
          </table:table-cell>
          <table:table-cell office:value-type="float" office:value="36.5" calcext:value-type="float">
            <text:p>36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,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0.5" calcext:value-type="float">
            <text:p>20.5</text:p>
          </table:table-cell>
          <table:table-cell office:value-type="string" calcext:value-type="string">
            <text:p>,</text:p>
          </table:table-cell>
          <table:table-cell office:value-type="float" office:value="24.25" calcext:value-type="float">
            <text:p>24.2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6.5" calcext:value-type="float">
            <text:p>26.5</text:p>
          </table:table-cell>
          <table:table-cell office:value-type="string" calcext:value-type="string">
            <text:p>,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4.25" calcext:value-type="float">
            <text:p>24.25</text:p>
          </table:table-cell>
          <table:table-cell office:value-type="string" calcext:value-type="string">
            <text:p>,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4.5" calcext:value-type="float">
            <text:p>24.5</text:p>
          </table:table-cell>
          <table:table-cell office:value-type="string" calcext:value-type="string">
            <text:p>,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7.5" calcext:value-type="float">
            <text:p>17.5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,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16.75" calcext:value-type="float">
            <text:p>16.75</text:p>
          </table:table-cell>
          <table:table-cell office:value-type="string" calcext:value-type="string">
            <text:p>,</text:p>
          </table:table-cell>
          <table:table-cell office:value-type="float" office:value="58.5" calcext:value-type="float">
            <text:p>58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25.5" calcext:value-type="float">
            <text:p>25.5</text:p>
          </table:table-cell>
          <table:table-cell office:value-type="string" calcext:value-type="string">
            <text:p>,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,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0.25" calcext:value-type="float">
            <text:p>30.25</text:p>
          </table:table-cell>
          <table:table-cell office:value-type="string" calcext:value-type="string">
            <text:p>,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,</text:p>
          </table:table-cell>
          <table:table-cell office:value-type="float" office:value="40.25" calcext:value-type="float">
            <text:p>40.2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string" calcext:value-type="string">
            <text:p>,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3.5" calcext:value-type="float">
            <text:p>43.5</text:p>
          </table:table-cell>
          <table:table-cell office:value-type="string" calcext:value-type="string">
            <text:p>,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float" office:value="38.5" calcext:value-type="float">
            <text:p>38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,</text:p>
          </table:table-cell>
          <table:table-cell office:value-type="float" office:value="44.5" calcext:value-type="float">
            <text:p>44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7.25" calcext:value-type="float">
            <text:p>47.25</text:p>
          </table:table-cell>
          <table:table-cell office:value-type="string" calcext:value-type="string">
            <text:p>,</text:p>
          </table:table-cell>
          <table:table-cell office:value-type="float" office:value="47.5" calcext:value-type="float">
            <text:p>47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,</text:p>
          </table:table-cell>
          <table:table-cell office:value-type="float" office:value="43.5" calcext:value-type="float">
            <text:p>43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5.5" calcext:value-type="float">
            <text:p>35.5</text:p>
          </table:table-cell>
          <table:table-cell office:value-type="string" calcext:value-type="string">
            <text:p>,</text:p>
          </table:table-cell>
          <table:table-cell office:value-type="float" office:value="46.5" calcext:value-type="float">
            <text:p>46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37.5" calcext:value-type="float">
            <text:p>37.5</text:p>
          </table:table-cell>
          <table:table-cell office:value-type="string" calcext:value-type="string">
            <text:p>,</text:p>
          </table:table-cell>
          <table:table-cell office:value-type="float" office:value="53.5" calcext:value-type="float">
            <text:p>53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,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,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5.5" calcext:value-type="float">
            <text:p>55.5</text:p>
          </table:table-cell>
          <table:table-cell office:value-type="string" calcext:value-type="string">
            <text:p>,</text:p>
          </table:table-cell>
          <table:table-cell office:value-type="float" office:value="56.5" calcext:value-type="float">
            <text:p>56.5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61.5" calcext:value-type="float">
            <text:p>61.5</text:p>
          </table:table-cell>
          <table:table-cell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,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,</text:p>
          </table:table-cell>
        </table:table-row>
        <table:table-row table:style-name="ro2">
          <table:table-cell office:value-type="float" office:value="56.5" calcext:value-type="float">
            <text:p>56.5</text:p>
          </table:table-cell>
          <table:table-cell office:value-type="string" calcext:value-type="string">
            <text:p>,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 style:data-style-name="N2" text:time-value="10:45:55.03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3H29M5S</meta:editing-duration>
    <meta:editing-cycles>6</meta:editing-cycles>
    <meta:generator>LibreOffice/5.0.5.2$Windows_x86 LibreOffice_project/55b006a02d247b5f7215fc6ea0fde844b30035b3</meta:generator>
    <dc:date>2016-04-29T16:23:15.578000000</dc:date>
    <dc:creator>Marshall Taylor</dc:creator>
    <meta:document-statistic meta:table-count="3" meta:cell-count="1489" meta:object-count="0"/>
    <meta:user-defined meta:name="Info 1"/>
    <meta:user-defined meta:name="Info 2"/>
    <meta:user-defined meta:name="Info 3"/>
    <meta:user-defined meta:name="Info 4"/>
  </office:meta>
</office:document-meta>
</file>